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03600000036358C95B4808CD33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HG Mincho Light J1" svg:font-family="'HG Mincho Light J'" style:font-pitch="variable" style:font-charset="x-symbol"/>
    <style:font-face style:name="HG Mincho Light J2" svg:font-family="'HG Mincho Light J'" style:font-family-generic="roman" style:font-pitch="variable" style:font-charset="x-symbol"/>
    <style:font-face style:name="Liberation Sans1" svg:font-family="'Liberation Sans'" style:font-family-generic="roman" style:font-pitch="variable" style:font-charset="x-symbol"/>
    <style:font-face style:name="Symbol" svg:font-family="Symbol" style:font-family-generic="roman" style:font-pitch="variable" style:font-charset="x-symbol"/>
    <style:font-face style:name="Thorndale1" svg:font-family="Thorndale" style:font-family-generic="roman" style:font-pitch="variable" style:font-charset="x-symbol"/>
    <style:font-face style:name="HG Mincho Light J" svg:font-family="'HG Mincho Light J'" style:font-pitch="variable"/>
    <style:font-face style:name="Lucidasans" svg:font-family="Lucidasans"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游ゴシック" svg:font-family="游ゴシック" style:font-family-generic="system" style:font-pitch="variable"/>
  </office:font-face-decls>
  <office:automatic-styles>
    <style:style style:name="dp1" style:family="drawing-page"/>
    <style:style style:name="gr1" style:family="graphic" style:parent-style-name="objectwithoutfill">
      <style:graphic-properties draw:fill="solid" draw:fill-color="#000000" draw:textarea-horizontal-align="center" draw:textarea-vertical-align="middle" fo:padding-top="0.015cm" fo:padding-bottom="0.015cm" fo:padding-left="0.015cm" fo:padding-right="0.015cm"/>
    </style:style>
    <style:style style:name="gr2" style:family="graphic" style:parent-style-name="配線">
      <style:graphic-properties fo:padding-top="0.015cm" fo:padding-bottom="0.015cm" fo:padding-left="0.015cm" fo:padding-right="0.015cm"/>
    </style:style>
    <style:style style:name="gr3" style:family="graphic" style:parent-style-name="standard">
      <style:graphic-properties draw:stroke="none" svg:stroke-width="0.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83cm" fo:min-width="13.633cm"/>
      <style:paragraph-properties style:writing-mode="lr-tb"/>
    </style:style>
    <style:style style:name="gr5" style:family="graphic" style:parent-style-name="objectwithoutfill">
      <style:graphic-properties svg:stroke-width="0.03cm" draw:marker-start-width="0.245cm" draw:marker-end-width="0.245cm" draw:fill="solid" draw:fill-color="#000000" draw:textarea-horizontal-align="center" draw:textarea-vertical-align="middle" fo:padding-top="0.015cm" fo:padding-bottom="0.015cm" fo:padding-left="0.015cm" fo:padding-right="0.015cm"/>
    </style:style>
    <style:style style:name="gr6" style:family="graphic" style:parent-style-name="standard">
      <style:graphic-properties draw:stroke="none" svg:stroke-color="#000000" draw:fill="none" draw:fill-color="#ffffff" draw:textarea-horizontal-align="left" draw:auto-grow-height="true" draw:auto-grow-width="true" fo:min-height="0.484cm" fo:min-width="3.364cm"/>
      <style:paragraph-properties style:writing-mode="lr-tb"/>
    </style:style>
    <style:style style:name="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441cm" fo:min-width="5.624cm"/>
      <style:paragraph-properties style:writing-mode="lr-tb"/>
    </style:style>
    <style:style style:name="gr9" style:family="graphic" style:parent-style-name="ゲート">
      <style:graphic-properties draw:stroke="none" draw:fill="none"/>
    </style:style>
    <style:style style:name="gr10" style:family="graphic" style:parent-style-name="配線">
      <style:graphic-properties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797cm" fo:min-width="0.51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97cm" fo:min-width="1.297cm"/>
      <style:paragraph-properties style:writing-mode="lr-tb"/>
    </style:style>
    <style:style style:name="gr13" style:family="graphic" style:parent-style-name="standard">
      <style:graphic-properties draw:stroke="none" draw:fill="none" draw:textarea-horizontal-align="justify" draw:textarea-vertical-align="middle" draw:auto-grow-height="false" fo:min-height="0.8cm" fo:min-width="0.8cm"/>
    </style:style>
    <style:style style:name="gr14" style:family="graphic" style:parent-style-name="ゲート">
      <style:graphic-properties draw:auto-grow-height="false" fo:min-height="0.144cm" fo:min-width="0.25cm"/>
    </style:style>
    <style:style style:name="gr15" style:family="graphic" style:parent-style-name="ゲート">
      <style:graphic-properties draw:auto-grow-height="false" fo:min-height="0.43cm" fo:min-width="0.5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0.69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0.976cm"/>
      <style:paragraph-properties style:writing-mode="lr-tb"/>
    </style:style>
    <style:style style:name="gr18" style:family="graphic" style:parent-style-name="standard">
      <style:graphic-properties draw:marker-end="Circle" draw:marker-end-center="true"/>
    </style:style>
    <style:style style:name="gr19" style:family="graphic" style:parent-style-name="standard">
      <style:graphic-properties draw:marker-start="Circle" draw:marker-end="Circle"/>
    </style:style>
    <style:style style:name="gr20" style:family="graphic" style:parent-style-name="ゲート">
      <style:graphic-properties draw:fill="solid" draw:fill-color="#ffffff"/>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1.2cm" fo:min-width="0.8cm" fo:padding-left="0.1cm" fo:padding-right="0.1cm"/>
      <style:paragraph-properties style:writing-mode="lr-tb"/>
    </style:style>
    <style:style style:name="gr22" style:family="graphic" style:parent-style-name="standard">
      <style:graphic-properties draw:stroke="none" svg:stroke-color="#000000" draw:fill="none" draw:fill-color="#ffffff" draw:textarea-horizontal-align="right" draw:textarea-vertical-align="middle" draw:auto-grow-height="true" draw:auto-grow-width="true" fo:min-height="1.2cm" fo:min-width="0.8cm" fo:padding-left="0.1cm" fo:padding-right="0.1cm"/>
      <style:paragraph-properties style:writing-mode="lr-tb"/>
    </style:style>
    <style:style style:name="gr23" style:family="graphic" style:parent-style-name="配線">
      <style:graphic-properties draw:marker-end="Arrow"/>
    </style:style>
    <style:style style:name="gr24" style:family="graphic" style:parent-style-name="ゲート">
      <style:graphic-properties draw:fill-color="#ffffff" draw:auto-grow-height="false" fo:min-height="3.373cm" fo:min-width="4.181cm" fo:wrap-option="no-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691cm" fo:min-width="1.23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691cm" fo:min-width="1.20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691cm" fo:min-width="1.171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691cm" fo:min-width="2.043cm"/>
      <style:paragraph-properties style:writing-mode="lr-tb"/>
    </style:style>
    <style:style style:name="gr29" style:family="graphic" style:parent-style-name="配線">
      <style:graphic-properties draw:marker-start="Circle" draw:marker-start-center="true" draw:marker-end="Arrow"/>
    </style:style>
    <style:style style:name="gr30" style:family="graphic" style:parent-style-name="ゲート">
      <style:graphic-properties draw:auto-grow-height="false" fo:min-height="5.2cm" fo:min-width="7.2cm"/>
    </style:style>
    <style:style style:name="gr31" style:family="graphic" style:parent-style-name="ゲート">
      <style:graphic-properties draw:fill-color="#ffffff" draw:auto-grow-height="false" fo:min-height="2.336cm" fo:min-width="2.091cm" fo:wrap-option="no-wrap"/>
      <style:paragraph-properties style:writing-mode="lr-tb"/>
    </style:style>
    <style:style style:name="gr32" style:family="graphic" style:parent-style-name="配線">
      <style:graphic-properties draw:stroke="dash" draw:stroke-dash="Dot" svg:stroke-width="0.081cm" svg:stroke-color="#ff0000" draw:marker-start-width="0.441cm" draw:marker-end="Arrow" draw:marker-end-width="0.441cm" fo:padding-top="0.02cm" fo:padding-bottom="0.02cm" fo:padding-left="0.02cm" fo:padding-right="0.02cm"/>
    </style:style>
    <style:style style:name="gr33" style:family="graphic" style:parent-style-name="standard">
      <style:graphic-properties draw:stroke="none" svg:stroke-color="#000000" draw:fill="none" draw:fill-color="#ffffff" draw:textarea-horizontal-align="left" draw:auto-grow-height="true" draw:auto-grow-width="true" fo:min-height="0.825cm" fo:min-width="0.413cm"/>
      <style:paragraph-properties style:writing-mode="lr-tb"/>
    </style:style>
    <style:style style:name="gr34" style:family="graphic" style:parent-style-name="Arrow_20_Line" style:list-style-name="L1">
      <style:graphic-properties svg:stroke-color="#ff0000" draw:textarea-horizontal-align="center" draw:textarea-vertical-align="middle" draw:line-distance="3cm"/>
      <style:paragraph-properties style:writing-mode="lr-tb"/>
    </style:style>
    <style:style style:name="gr35" style:family="graphic" style:parent-style-name="standard">
      <style:graphic-properties draw:stroke="dash" draw:stroke-dash="Dot" svg:stroke-width="0.081cm" svg:stroke-color="#ff0000" draw:marker-start="Arrow" draw:marker-start-width="0.421cm" draw:marker-end="" draw:marker-end-width="0.421cm" draw:textarea-horizontal-align="justify" draw:textarea-vertical-align="middle" draw:auto-grow-height="false" fo:min-height="1.084cm" fo:min-width="6.184cm" fo:padding-top="0.04cm" fo:padding-bottom="0.04cm" fo:padding-left="0.04cm" fo:padding-right="0.04cm" draw:shadow="hidden"/>
    </style:style>
    <style:style style:name="gr36" style:family="graphic" style:parent-style-name="ゲート">
      <style:graphic-properties draw:auto-grow-height="false" fo:min-height="5.2cm" fo:min-width="13.2cm"/>
    </style:style>
    <style:style style:name="gr37" style:family="graphic" style:parent-style-name="Arrow_20_Line" style:list-style-name="L1">
      <style:graphic-properties svg:stroke-color="#ff0000" draw:textarea-horizontal-align="center" draw:textarea-vertical-align="middle" draw:line-distance="2cm"/>
      <style:paragraph-properties style:writing-mode="lr-tb"/>
    </style:style>
    <style:style style:name="gr38" style:family="graphic" style:parent-style-name="ゲート">
      <style:graphic-properties draw:auto-grow-height="false" fo:min-height="5.2cm" fo:min-width="8.8cm"/>
    </style:style>
    <style:style style:name="gr39" style:family="graphic" style:parent-style-name="Arrow_20_Line" style:list-style-name="L1">
      <style:graphic-properties svg:stroke-color="#ff0000" draw:textarea-horizontal-align="center" draw:textarea-vertical-align="middle" draw:line-distance="2cm"/>
      <style:paragraph-properties style:writing-mode="lr-tb"/>
    </style:style>
    <style:style style:name="gr40" style:family="graphic" style:parent-style-name="standard">
      <style:graphic-properties draw:stroke="none" svg:stroke-color="#000000" draw:fill="none" draw:fill-color="#ffffff" draw:textarea-horizontal-align="left" draw:textarea-vertical-align="middle" draw:auto-grow-height="false" draw:auto-grow-width="false" fo:min-height="1.6cm" fo:min-width="0.6cm" fo:padding-top="0.1cm" fo:padding-bottom="0.1cm" fo:padding-left="0.1cm" fo:padding-right="0.1cm"/>
      <style:paragraph-properties style:writing-mode="lr-tb"/>
    </style:style>
    <style:style style:name="gr41" style:family="graphic" style:parent-style-name="standard">
      <style:graphic-properties draw:stroke="none" svg:stroke-color="#000000" draw:fill="none" draw:fill-color="#ffffff" draw:textarea-horizontal-align="right" draw:textarea-vertical-align="middle" draw:auto-grow-height="false" draw:auto-grow-width="false" fo:min-height="1.6cm" fo:min-width="0.6cm" fo:padding-top="0.1cm" fo:padding-bottom="0.1cm" fo:padding-left="0.1cm" fo:padding-right="0.1cm"/>
      <style:paragraph-properties style:writing-mode="lr-tb"/>
    </style:style>
    <style:style style:name="gr42" style:family="graphic" style:parent-style-name="ゲート">
      <style:graphic-properties draw:stroke="dash" draw:stroke-dash="Dot" svg:stroke-color="#808080" draw:auto-grow-height="false" fo:min-height="1.687cm" fo:min-width="2.222cm" fo:wrap-option="no-wrap"/>
    </style:style>
    <style:style style:name="gr43" style:family="graphic" style:parent-style-name="standard">
      <style:graphic-properties draw:stroke="none" svg:stroke-color="#000000" draw:fill="none" draw:fill-color="#ffffff" draw:textarea-horizontal-align="right" draw:textarea-vertical-align="middle" draw:auto-grow-height="false" draw:auto-grow-width="false" fo:min-height="0cm" fo:min-width="0cm" fo:padding-top="0.1cm" fo:padding-bottom="0.1cm" fo:padding-left="0.1cm" fo:padding-right="0.1cm"/>
      <style:paragraph-properties style:writing-mode="lr-tb"/>
    </style:style>
    <style:style style:name="gr44"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fo:padding-top="0.1cm" fo:padding-bottom="0.1cm" fo:padding-left="0.1cm" fo:padding-right="0.1cm"/>
      <style:paragraph-properties style:writing-mode="lr-tb"/>
    </style:style>
    <style:style style:name="gr45" style:family="graphic" style:parent-style-name="ゲート" style:list-style-name="L1">
      <style:graphic-properties draw:stroke="dash" draw:stroke-dash="Dot" svg:stroke-color="#808080" draw:fill-color="#ffffff" draw:auto-grow-height="false" fo:min-height="3.373cm" fo:min-width="2.614cm" fo:wrap-option="no-wrap"/>
      <style:paragraph-properties style:writing-mode="lr-tb"/>
    </style:style>
    <style:style style:name="gr46" style:family="graphic" style:parent-style-name="配線">
      <style:graphic-properties draw:marker-start="" draw:marker-start-center="true" draw:marker-end=""/>
    </style:style>
    <style:style style:name="gr47" style:family="graphic" style:parent-style-name="ゲート" style:list-style-name="L1">
      <style:graphic-properties draw:stroke="dash" draw:stroke-dash="Dot" svg:stroke-color="#808080" draw:fill-color="#ffffff" draw:auto-grow-height="false" fo:min-height="3.373cm" fo:min-width="2.614cm" fo:wrap-option="no-wrap"/>
      <style:paragraph-properties style:writing-mode="lr-tb"/>
    </style:style>
    <style:style style:name="gr48" style:family="graphic" style:parent-style-name="配線">
      <style:graphic-properties draw:marker-start="Circle" draw:marker-start-center="true"/>
    </style:style>
    <style:style style:name="gr49" style:family="graphic" style:parent-style-name="objectwithoutfill">
      <style:graphic-properties draw:stroke-dash="Dashed_20__28_var_29__20_1" svg:stroke-width="0.04cm" draw:marker-start-width="0.38cm" draw:marker-start-center="true" draw:marker-end-width="0.38cm" draw:fill="none" draw:fill-gradient-name="Gradient_20_10" draw:fill-hatch-name="Hatching_20_91" draw:fill-image-name="Bitmape_20_1" draw:textarea-horizontal-align="center" draw:textarea-vertical-align="middle" fo:padding-top="0.02cm" fo:padding-bottom="0.02cm" fo:padding-left="0.02cm" fo:padding-right="0.02cm"/>
    </style:style>
    <style:style style:name="P1" style:family="paragraph">
      <loext:graphic-properties draw:fill="solid"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none" draw:fill-color="#ffffff"/>
      <style:paragraph-properties style:writing-mode="lr-tb"/>
      <style:text-properties fo:font-size="11pt" style:font-size-asian="11pt"/>
    </style:style>
    <style:style style:name="P5" style:family="paragraph">
      <loext:graphic-properties draw:fill="none" draw:fill-color="#ffffff"/>
      <style:paragraph-properties style:writing-mode="lr-tb"/>
      <style:text-properties fo:font-size="12pt" style:font-size-asian="12pt"/>
    </style:style>
    <style:style style:name="P6" style:family="paragraph">
      <loext:graphic-properties draw:fill="none" draw:opacity="100%"/>
      <style:paragraph-properties fo:text-align="center"/>
    </style:style>
    <style:style style:name="P7" style:family="paragraph">
      <loext:graphic-properties draw:fill="none"/>
    </style:style>
    <style:style style:name="P8" style:family="paragraph">
      <loext:graphic-properties draw:fill="none" draw:fill-color="#ffffff"/>
      <style:paragraph-properties style:writing-mode="lr-tb"/>
      <style:text-properties fo:font-size="20pt" style:font-size-asian="20pt" style:font-size-complex="20pt"/>
    </style:style>
    <style:style style:name="P9" style:family="paragraph">
      <style:text-properties fo:font-size="16pt"/>
    </style:style>
    <style:style style:name="P10" style:family="paragraph">
      <loext:graphic-properties draw:fill="solid" draw:fill-color="#000000"/>
      <style:paragraph-properties fo:text-align="center"/>
      <style:text-properties fo:font-size="16pt"/>
    </style:style>
    <style:style style:name="P11" style:family="paragraph">
      <loext:graphic-properties draw:fill="none"/>
      <style:paragraph-properties fo:text-align="center"/>
      <style:text-properties fo:font-size="16pt"/>
    </style:style>
    <style:style style:name="P12" style:family="paragraph">
      <loext:graphic-properties draw:fill="none" draw:fill-color="#ffffff"/>
      <style:paragraph-properties style:writing-mode="lr-tb"/>
      <style:text-properties fo:font-size="16pt" style:font-size-asian="16pt" style:font-size-complex="16pt"/>
    </style:style>
    <style:style style:name="P13" style:family="paragraph">
      <loext:graphic-properties draw:fill="none" draw:fill-color="#ffffff"/>
      <style:paragraph-properties style:writing-mode="lr-tb"/>
      <style:text-properties fo:font-size="16pt" style:font-size-asian="20pt" style:font-size-complex="20pt"/>
    </style:style>
    <style:style style:name="P14" style:family="paragraph">
      <style:text-properties fo:font-size="16pt" style:font-size-asian="16pt" style:font-size-complex="16pt"/>
    </style:style>
    <style:style style:name="P15" style:family="paragraph">
      <loext:graphic-properties draw:fill="none" draw:fill-color="#ffffff"/>
      <style:paragraph-properties style:writing-mode="lr-tb"/>
      <style:text-properties fo:font-size="16pt" style:font-size-asian="12pt" style:font-size-complex="12pt"/>
    </style:style>
    <style:style style:name="P16" style:family="paragraph">
      <loext:graphic-properties draw:fill="solid" draw:fill-color="#ffffff"/>
    </style:style>
    <style:style style:name="P17" style:family="paragraph">
      <style:paragraph-properties style:writing-mode="lr-tb"/>
      <style:text-properties fo:font-size="16pt" style:font-size-asian="16pt" style:font-size-complex="16pt"/>
    </style:style>
    <style:style style:name="P18" style:family="paragraph">
      <loext:graphic-properties draw:fill-color="#ffffff"/>
      <style:paragraph-properties style:writing-mode="lr-tb"/>
      <style:text-properties fo:font-size="16pt" style:font-size-asian="16pt" style:font-size-complex="16pt"/>
    </style:style>
    <style:style style:name="P19" style:family="paragraph">
      <loext:graphic-properties draw:fill="none" draw:fill-color="#ffffff"/>
      <style:paragraph-properties style:writing-mode="lr-tb"/>
      <style:text-properties fo:color="#ff0000" style:font-name="Symbol" fo:font-size="16pt" style:font-name-asian="Symbol" style:font-size-asian="16pt" style:font-size-complex="16pt"/>
    </style:style>
    <style:style style:name="P20" style:family="paragraph">
      <style:paragraph-properties fo:margin-left="0cm" fo:margin-right="0cm" fo:margin-top="0cm" fo:margin-bottom="0cm" fo:line-height="100%" fo:text-align="center" fo:text-indent="0cm" style:writing-mode="lr-tb"/>
      <style:text-properties fo:color="#ff0000" style:text-outline="false" style:text-line-through-style="none" style:text-line-through-type="none"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P21" style:family="paragraph">
      <style:paragraph-properties fo:text-align="center"/>
    </style:style>
    <style:style style:name="P22" style:family="paragraph">
      <loext:graphic-properties draw:fill="none" draw:fill-color="#ffffff"/>
      <style:paragraph-properties style:writing-mode="lr-tb"/>
      <style:text-properties style:font-name="Times New Roman" fo:font-size="16pt" style:font-size-asian="16pt" style:font-size-complex="16pt"/>
    </style:style>
    <style:style style:name="P23" style:family="paragraph">
      <loext:graphic-properties draw:fill-color="#ffffff"/>
      <style:paragraph-properties fo:margin-left="0cm" fo:margin-right="0cm" fo:text-align="center" fo:text-indent="0cm" style:writing-mode="lr-tb"/>
      <style:text-properties fo:font-size="24pt" style:font-size-asian="24pt" style:font-size-complex="24pt"/>
    </style:style>
    <style:style style:name="P24" style:family="paragraph">
      <loext:graphic-properties draw:fill="none" draw:fill-gradient-name="Gradient_20_10" draw:fill-hatch-name="Hatching_20_91" draw:fill-image-name="Bitmape_20_1"/>
      <style:paragraph-properties fo:text-align="center"/>
    </style:style>
    <style:style style:name="T1" style:family="text">
      <style:text-properties fo:font-size="11pt" style:font-size-asian="11pt"/>
    </style:style>
    <style:style style:name="T2" style:family="text">
      <style:text-properties fo:font-size="12pt" style:font-size-asian="12pt"/>
    </style:style>
    <style:style style:name="T3" style:family="text">
      <style:text-properties fo:font-size="20pt" style:font-size-asian="20pt" style:font-size-complex="20pt"/>
    </style:style>
    <style:style style:name="T4" style:family="text">
      <style:text-properties fo:font-size="16pt" style:font-size-asian="16pt" style:font-size-complex="16pt"/>
    </style:style>
    <style:style style:name="T5" style:family="text">
      <style:text-properties fo:font-size="16pt" style:font-size-asian="12pt" style:font-size-complex="12pt"/>
    </style:style>
    <style:style style:name="T6" style:family="text">
      <style:text-properties style:use-window-font-color="true" style:text-outline="false" style:text-line-through-style="none" style:text-line-through-type="none" style:font-name="Times New Roman" fo:font-size="16pt" fo:font-style="italic" fo:text-shadow="none" style:text-underline-style="none" fo:font-weight="bold" style:font-name-asian="HG Mincho Light J" style:font-size-asian="16pt" style:font-style-asian="italic" style:font-weight-asian="bold" style:font-name-complex="Lucidasans" style:font-size-complex="16pt" style:font-style-complex="italic" style:font-weight-complex="bold" style:font-relief="none"/>
    </style:style>
    <style:style style:name="T7" style:family="text">
      <style:text-properties style:use-window-font-color="true" style:text-outline="false" style:text-line-through-style="none" style:text-line-through-type="none" style:text-position="0% 100%" style:font-name="Symbol"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8" style:family="text">
      <style:text-properties style:use-window-font-color="true" style:text-outline="false" style:text-line-through-style="none" style:text-line-through-type="none" style:font-name="Symbol"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9" style:family="text">
      <style:text-properties style:use-window-font-color="true" style:text-outline="false" style:text-line-through-style="none" style:text-line-through-type="none" style:font-name="Symbol" fo:font-size="16pt" fo:text-shadow="none" style:text-underline-style="none" fo:font-weight="normal" style:font-name-asian="HG Mincho Light J" style:font-size-asian="16pt" style:font-weight-asian="normal" style:font-name-complex="Lucidasans" style:font-size-complex="16pt" style:font-weight-complex="normal" style:font-relief="none"/>
    </style:style>
    <style:style style:name="T10" style:family="text">
      <style:text-properties style:use-window-font-color="true" style:text-outline="false" style:text-line-through-style="none" style:text-line-through-type="none" style:font-name="Times New Roman"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11" style:family="text">
      <style:text-properties style:font-name="Symbol" fo:font-size="16pt" fo:font-style="italic" style:font-size-asian="16pt" style:font-style-asian="italic" style:font-size-complex="16pt" style:font-style-complex="italic"/>
    </style:style>
    <style:style style:name="T12" style:family="text">
      <style:text-properties style:font-name="Symbol" fo:font-size="16pt" style:font-size-asian="16pt" style:font-size-complex="16pt"/>
    </style:style>
    <style:style style:name="T13" style:family="text">
      <style:text-properties style:use-window-font-color="true" style:text-outline="false" style:text-line-through-style="none" style:text-line-through-type="none" style:text-position="0% 100%" style:font-name="Symbol"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14" style:family="text">
      <style:text-properties style:use-window-font-color="true" style:text-outline="false" style:text-line-through-style="none" style:text-line-through-type="none" style:font-name="Symbol" fo:font-size="16pt" fo:font-style="italic" fo:text-shadow="none" style:text-underline-style="none" fo:font-weight="normal" style:font-name-asian="HG Mincho Light J" style:font-size-asian="16pt" style:font-style-asian="italic" style:font-weight-asian="normal" style:font-name-complex="Lucidasans" style:font-size-complex="16pt" style:font-style-complex="italic" style:font-weight-complex="normal" style:font-relief="none"/>
    </style:style>
    <style:style style:name="T15" style:family="text">
      <style:text-properties style:font-name="Symbol" fo:font-size="16pt" fo:font-style="normal" style:font-size-asian="16pt" style:font-style-asian="normal" style:font-size-complex="16pt" style:font-style-complex="normal"/>
    </style:style>
    <style:style style:name="T16" style:family="text">
      <style:text-properties style:use-window-font-color="true" style:text-outline="false" style:text-line-through-style="none" style:text-line-through-type="none" style:text-position="0% 100%" style:font-name="Times New Roman" fo:font-size="16pt" fo:font-style="normal" fo:text-shadow="none" style:text-underline-style="none" fo:font-weight="normal" style:font-name-asian="HG Mincho Light J" style:font-size-asian="16pt" style:font-style-asian="normal" style:font-weight-asian="normal" style:font-name-complex="Lucidasans" style:font-size-complex="16pt" style:font-style-complex="normal" style:font-weight-complex="normal" style:font-relief="none"/>
    </style:style>
    <style:style style:name="T17" style:family="text">
      <style:text-properties fo:color="#ff0000" style:font-name="Symbol" fo:font-size="16pt" fo:font-style="italic" style:font-name-asian="Symbol" style:font-size-asian="16pt" style:font-style-asian="italic" style:font-size-complex="16pt" style:font-style-complex="italic"/>
    </style:style>
    <style:style style:name="T18" style:family="text">
      <style:text-properties fo:color="#ff0000" style:text-position="-33% 58%" style:font-name="Symbol" fo:font-size="16pt" style:font-name-asian="Symbol" style:font-size-asian="16pt" style:font-size-complex="16pt"/>
    </style:style>
    <style:style style:name="T19" style:family="text">
      <style:text-properties fo:color="#ff0000" style:text-outline="false" style:text-line-through-style="none" style:text-line-through-type="none"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0" style:family="text">
      <style:text-properties fo:color="#ff0000" style:text-outline="false" style:text-line-through-style="none" style:text-line-through-type="none" style:text-position="-33% 58%"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1" style:family="text">
      <style:text-properties fo:color="#ff0000" style:text-outline="false" style:text-line-through-style="none" style:text-line-through-type="none" style:text-position="0% 100%" style:font-name="Symbol" fo:font-size="16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22" style:family="text">
      <style:text-properties fo:color="#ff0000" style:text-outline="false" style:text-line-through-style="none" style:text-line-through-type="none" style:text-position="0% 100%" style:font-name="Symbol" fo:font-size="16pt" fo:font-style="normal" fo:text-shadow="none" style:text-underline-style="none" fo:font-weight="normal" style:font-name-asian="Symbol" style:font-size-asian="16pt" style:font-style-asian="normal" style:font-weight-asian="normal" style:font-name-complex="Lucidasans" style:font-size-complex="16pt" style:font-style-complex="normal" style:font-weight-complex="normal" style:font-relief="none"/>
    </style:style>
    <style:style style:name="T23" style:family="text">
      <style:text-properties fo:color="#ff0000" style:text-outline="false" style:text-line-through-style="none" style:text-line-through-type="none" style:text-position="0% 100%" style:font-name="Symbol" fo:font-size="16pt" fo:font-style="italic" fo:text-shadow="none" style:text-underline-style="none" fo:font-weight="normal" style:font-name-asian="Symbol" style:font-size-asian="16pt" style:font-style-asian="italic" style:font-weight-asian="normal" style:font-name-complex="Lucidasans" style:font-size-complex="16pt" style:font-style-complex="italic" style:font-weight-complex="normal" style:font-relief="none"/>
    </style:style>
    <style:style style:name="T24" style:family="text">
      <style:text-properties fo:color="#ff0000" style:text-outline="false" style:text-line-through-style="none" style:text-line-through-type="none" style:text-position="0% 100%" style:font-name="Symbol" fo:font-size="16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T25" style:family="text">
      <style:text-properties style:font-name="Times New Roman"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circuit">
        <draw:polygon draw:style-name="ゲート" draw:layer="layout" svg:width="0.599cm" svg:height="0.799cm" svg:x="9.035cm" svg:y="2.635cm" svg:viewBox="0 0 600 800" draw:points="0,0 0,800 600,400">
          <text:p/>
        </draw:polygon>
        <draw:g>
          <draw:polygon draw:style-name="ゲート" draw:layer="layout" svg:width="0.599cm" svg:height="0.799cm" svg:x="9.035cm" svg:y="4.635cm" svg:viewBox="0 0 600 800" draw:points="0,0 0,800 600,400">
            <text:p/>
          </draw:polygon>
          <draw:circle draw:style-name="ゲート" draw:layer="layout" svg:width="0.2cm" svg:height="0.2cm" svg:x="9.635cm" svg:y="4.935cm">
            <text:p/>
          </draw:circle>
        </draw:g>
        <draw:line draw:style-name="配線" draw:layer="layout" svg:x1="6.235cm" svg:y1="7.035cm" svg:x2="7.035cm" svg:y2="7.035cm">
          <text:p/>
        </draw:line>
        <draw:line draw:style-name="配線" draw:layer="layout" svg:x1="6.635cm" svg:y1="6.635cm" svg:x2="6.635cm" svg:y2="7.435cm">
          <text:p/>
        </draw:line>
        <draw:g>
          <draw:glue-point draw:id="4" svg:x="0cm" svg:y="0cm" draw:escape-direction="vertical"/>
          <draw:circle draw:style-name="gr1" draw:text-style-name="P1" draw:layer="layout" svg:width="0.2cm" svg:height="0.2cm" svg:x="6.535cm" svg:y="7.935cm">
            <text:p/>
          </draw:circle>
          <draw:line draw:style-name="gr2" draw:layer="layout" svg:x1="6.235cm" svg:y1="8.035cm" svg:x2="7.035cm" svg:y2="8.035cm">
            <text:p/>
          </draw:line>
          <draw:rect draw:style-name="gr3" draw:text-style-name="P2" draw:layer="layout" svg:width="0.8cm" svg:height="0.4cm" svg:x="6.235cm" svg:y="7.835cm">
            <text:p/>
          </draw:rect>
        </draw:g>
        <draw:g>
          <draw:polygon draw:style-name="ゲート" draw:layer="layout" svg:width="0.399cm" svg:height="0.199cm" svg:x="11.235cm" svg:y="6.935cm" svg:viewBox="0 0 400 200" draw:points="0,0 0,200 300,200 400,100 300,0">
            <text:p/>
          </draw:polygon>
          <draw:rect draw:style-name="gr3" draw:text-style-name="P2" draw:layer="layout" svg:width="0.4cm" svg:height="0.4cm" svg:x="11.235cm" svg:y="6.835cm">
            <text:p/>
          </draw:rect>
        </draw:g>
        <draw:g>
          <draw:line draw:style-name="配線" draw:layer="layout" svg:x1="6.235cm" svg:y1="9.035cm" svg:x2="7.035cm" svg:y2="9.035cm">
            <text:p/>
          </draw:line>
          <draw:line draw:style-name="配線" draw:layer="layout" svg:x1="6.235cm" svg:y1="9.235cm" svg:x2="6.435cm" svg:y2="9.035cm">
            <text:p/>
          </draw:line>
          <draw:line draw:style-name="配線" draw:layer="layout" svg:x1="6.235cm" svg:y1="9.435cm" svg:x2="6.635cm" svg:y2="9.035cm">
            <text:p/>
          </draw:line>
          <draw:line draw:style-name="配線" draw:layer="layout" svg:x1="6.435cm" svg:y1="9.435cm" svg:x2="6.835cm" svg:y2="9.035cm">
            <text:p/>
          </draw:line>
          <draw:line draw:style-name="配線" draw:layer="layout" svg:x1="6.635cm" svg:y1="9.435cm" svg:x2="7.035cm" svg:y2="9.035cm">
            <text:p/>
          </draw:line>
          <draw:line draw:style-name="配線" draw:layer="layout" svg:x1="6.835cm" svg:y1="9.435cm" svg:x2="7.035cm" svg:y2="9.235cm">
            <text:p/>
          </draw:line>
        </draw:g>
        <draw:g>
          <draw:glue-point draw:id="4" svg:x="5cm" svg:y="-5cm" draw:escape-direction="up"/>
          <draw:glue-point draw:id="5" svg:x="5cm" svg:y="5cm" draw:escape-direction="down"/>
          <draw:glue-point draw:id="6" svg:x="-5cm" svg:y="0cm" draw:escape-direction="left"/>
          <draw:polyline draw:style-name="配線" draw:layer="layout" svg:width="0.399cm" svg:height="0.799cm" svg:x="10.235cm" svg:y="6.635cm" svg:viewBox="0 0 400 800" draw:points="400,0 400,100 0,100 0,700 400,700 400,800">
            <text:p/>
          </draw:polyline>
          <draw:line draw:style-name="配線" draw:layer="layout" svg:x1="10.135cm" svg:y1="6.735cm" svg:x2="10.135cm" svg:y2="7.335cm">
            <text:p/>
          </draw:line>
          <draw:line draw:style-name="配線" draw:layer="layout" svg:x1="10.035cm" svg:y1="7.035cm" svg:x2="10.135cm" svg:y2="7.035cm">
            <text:p/>
          </draw:line>
        </draw:g>
        <draw:g>
          <draw:glue-point draw:id="4" svg:x="-5cm" svg:y="0cm" draw:escape-direction="left"/>
          <draw:glue-point draw:id="5" svg:x="5cm" svg:y="-5cm" draw:escape-direction="up"/>
          <draw:glue-point draw:id="6" svg:x="5cm" svg:y="5cm" draw:escape-direction="down"/>
          <draw:polyline draw:style-name="配線" draw:layer="layout" svg:width="0.399cm" svg:height="0.799cm" svg:x="10.235cm" svg:y="7.635cm" svg:viewBox="0 0 400 800" draw:points="400,0 400,100 0,100 0,700 400,700 400,800">
            <text:p/>
          </draw:polyline>
          <draw:line draw:style-name="配線" draw:layer="layout" svg:x1="10.135cm" svg:y1="7.735cm" svg:x2="10.135cm" svg:y2="8.335cm">
            <text:p/>
          </draw:line>
          <draw:line draw:style-name="配線" draw:layer="layout" svg:x1="9.835cm" svg:y1="8.035cm" svg:x2="9.935cm" svg:y2="8.035cm">
            <text:p/>
          </draw:line>
          <draw:circle draw:style-name="ゲート" draw:layer="layout" svg:width="0.2cm" svg:height="0.2cm" svg:x="9.935cm" svg:y="7.935cm">
            <text:p/>
          </draw:circle>
        </draw:g>
        <draw:g>
          <draw:glue-point draw:id="4" svg:x="-5cm" svg:y="1cm" draw:escape-direction="left"/>
          <draw:glue-point draw:id="5" svg:x="5cm" svg:y="1cm" draw:escape-direction="right"/>
          <draw:glue-point draw:id="6" svg:x="0cm" svg:y="-5cm" draw:escape-direction="up"/>
          <draw:glue-point draw:id="7" svg:x="0cm" svg:y="5cm" draw:escape-direction="down"/>
          <draw:rect draw:style-name="配線" draw:layer="layout" svg:width="0.6cm" svg:height="0.6cm" svg:x="9.935cm" svg:y="8.935cm">
            <text:p/>
          </draw:rect>
          <draw:line draw:style-name="配線" draw:layer="layout" svg:x1="9.935cm" svg:y1="8.835cm" svg:x2="10.535cm" svg:y2="8.835cm">
            <text:p/>
          </draw:line>
          <draw:line draw:style-name="配線" draw:layer="layout" svg:x1="9.935cm" svg:y1="9.635cm" svg:x2="10.535cm" svg:y2="9.635cm">
            <text:p/>
          </draw:line>
          <draw:circle draw:style-name="ゲート" draw:layer="layout" svg:width="0.2cm" svg:height="0.2cm" svg:x="10.135cm" svg:y="8.635cm">
            <text:p/>
          </draw:circle>
          <draw:line draw:style-name="配線" draw:layer="layout" svg:x1="9.835cm" svg:y1="9.235cm" svg:x2="9.935cm" svg:y2="9.235cm">
            <text:p/>
          </draw:line>
          <draw:line draw:style-name="配線" draw:layer="layout" svg:x1="10.635cm" svg:y1="9.235cm" svg:x2="10.535cm" svg:y2="9.235cm">
            <text:p/>
          </draw:line>
        </draw:g>
        <draw:path draw:style-name="ゲート" draw:layer="layout" svg:width="0.999cm" svg:height="0.799cm" svg:x="2.635cm" svg:y="2.635cm" svg:viewBox="0 0 1000 800" svg:d="M0 0h600c200 0 400 200 400 400s-200 400-400 400h-600v-400z">
          <draw:glue-point draw:id="4" svg:x="-5cm" svg:y="-5cm" draw:escape-direction="left"/>
          <draw:glue-point draw:id="5" svg:x="-5.3cm" svg:y="-2.5cm" draw:escape-direction="left"/>
          <draw:glue-point draw:id="6" svg:x="-5cm" svg:y="0cm" draw:escape-direction="left"/>
          <draw:glue-point draw:id="7" svg:x="-5cm" svg:y="2.5cm" draw:escape-direction="left"/>
          <draw:glue-point draw:id="8" svg:x="-5cm" svg:y="0cm" draw:escape-direction="left"/>
          <draw:glue-point draw:id="9" svg:x="-5cm" svg:y="5cm" draw:escape-direction="left"/>
          <draw:glue-point draw:id="10" svg:x="5cm" svg:y="0cm"/>
          <draw:glue-point draw:id="11" svg:x="-5cm" svg:y="-3.75cm" draw:escape-direction="left"/>
          <draw:glue-point draw:id="12" svg:x="-5cm" svg:y="-1.25cm" draw:escape-direction="left"/>
          <draw:glue-point draw:id="13" svg:x="-5cm" svg:y="1.25cm" draw:escape-direction="left"/>
          <draw:glue-point draw:id="14" svg:x="-5cm" svg:y="3.75cm" draw:escape-direction="left"/>
          <text:p/>
        </draw:path>
        <draw:path draw:style-name="ゲート" draw:layer="layout" svg:width="0.999cm" svg:height="0.799cm" svg:x="4.635cm" svg:y="2.6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g>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layer="layout" svg:width="0.999cm" svg:height="0.799cm" svg:x="4.635cm" svg:y="4.635cm" svg:viewBox="0 0 1000 800" svg:d="M0 0h400c400 0 600 400 600 400 0 0-200 400-600 400h-400c0 0 145-200 145-400s-145-400-145-400z">
            <text:p/>
          </draw:path>
          <draw:circle draw:style-name="ゲート" draw:layer="layout" svg:width="0.2cm" svg:height="0.2cm" svg:x="5.635cm" svg:y="4.935cm">
            <text:p/>
          </draw:circle>
        </draw:g>
        <draw:g>
          <draw:glue-point draw:id="4" svg:x="-4.09cm" svg:y="-5cm" draw:escape-direction="left"/>
          <draw:glue-point draw:id="5" svg:x="-4.09cm" svg:y="5cm" draw:escape-direction="left"/>
          <draw:glue-point draw:id="6" svg:x="-3.536cm" svg:y="-3.75cm" draw:escape-direction="left"/>
          <draw:glue-point draw:id="7" svg:x="-3.154cm" svg:y="-2.5cm" draw:escape-direction="left"/>
          <draw:glue-point draw:id="8" svg:x="-2.772cm" svg:y="0cm" draw:escape-direction="left"/>
          <draw:glue-point draw:id="9" svg:x="-2.881cm" svg:y="1.25cm" draw:escape-direction="left"/>
          <draw:glue-point draw:id="10" svg:x="-3.536cm" svg:y="3.75cm" draw:escape-direction="left"/>
          <draw:glue-point draw:id="11" svg:x="-2.881cm" svg:y="-1.25cm" draw:escape-direction="left"/>
          <draw:glue-point draw:id="12" svg:x="-3.154cm" svg:y="2.5cm" draw:escape-direction="left"/>
          <draw:path draw:style-name="ゲート" draw:layer="layout" svg:width="0.999cm" svg:height="0.799cm" svg:x="6.535cm" svg:y="2.635cm" svg:viewBox="0 0 1000 800" svg:d="M0 0h400c400 0 600 400 600 400 0 0-200 400-600 400h-400c0 0 145-200 145-400s-145-400-145-400z">
            <text:p/>
          </draw:path>
          <draw:path draw:style-name="ゲート" draw:layer="layout" svg:width="0.144cm" svg:height="0.799cm" svg:x="6.435cm" svg:y="2.635cm" svg:viewBox="0 0 145 800" svg:d="M0 800c0 0 145-200 145-400s-145-400-145-400">
            <text:p/>
          </draw:path>
        </draw:g>
        <draw:g>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layer="layout" svg:width="0.2cm" svg:height="0.2cm" svg:x="3.635cm" svg:y="4.935cm">
            <text:p/>
          </draw:circle>
          <draw:path draw:style-name="ゲート" draw:layer="layout" svg:width="0.999cm" svg:height="0.799cm" svg:x="2.635cm" svg:y="4.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draw:glue-point draw:id="4" svg:x="-4.234cm" svg:y="-5cm" draw:escape-direction="left"/>
          <draw:glue-point draw:id="5" svg:x="-4.234cm" svg:y="5cm" draw:escape-direction="left"/>
          <draw:glue-point draw:id="6" svg:x="-3.764cm" svg:y="-3.75cm" draw:escape-direction="left"/>
          <draw:glue-point draw:id="7" svg:x="-3.441cm" svg:y="-2.5cm" draw:escape-direction="left"/>
          <draw:glue-point draw:id="8" svg:x="-3.117cm" svg:y="0cm" draw:escape-direction="left"/>
          <draw:glue-point draw:id="9" svg:x="-3.441cm" svg:y="2.5cm" draw:escape-direction="left"/>
          <draw:glue-point draw:id="10" svg:x="-3.764cm" svg:y="3.75cm" draw:escape-direction="left"/>
          <draw:glue-point draw:id="11" svg:x="-3.21cm" svg:y="-1.25cm" draw:escape-direction="left"/>
          <draw:glue-point draw:id="12" svg:x="-3.21cm" svg:y="1.25cm" draw:escape-direction="left"/>
          <draw:path draw:style-name="ゲート" draw:layer="layout" svg:width="0.999cm" svg:height="0.799cm" svg:x="6.635cm" svg:y="4.635cm" svg:viewBox="0 0 1000 800" svg:d="M0 0h400c400 0 600 400 600 400 0 0-200 400-600 400h-400c0 0 145-200 145-400s-145-400-145-400z">
            <text:p/>
          </draw:path>
          <draw:circle draw:style-name="ゲート" draw:layer="layout" svg:width="0.2cm" svg:height="0.2cm" svg:x="7.635cm" svg:y="4.935cm">
            <text:p/>
          </draw:circle>
          <draw:path draw:style-name="ゲート" draw:layer="layout" svg:width="0.144cm" svg:height="0.799cm" svg:x="6.536cm" svg:y="4.635cm" svg:viewBox="0 0 145 800" svg:d="M0 800c0 0 145-200 145-400s-145-400-145-400">
            <text:p/>
          </draw:path>
        </draw:g>
        <draw:g>
          <draw:glue-point draw:id="4" svg:x="5cm" svg:y="0cm"/>
          <draw:glue-point draw:id="5" svg:x="-5cm" svg:y="-5cm" draw:escape-direction="left"/>
          <draw:glue-point draw:id="6" svg:x="-5cm" svg:y="-3.75cm" draw:escape-direction="left"/>
          <draw:glue-point draw:id="7" svg:x="-5cm" svg:y="-2.5cm" draw:escape-direction="left"/>
          <draw:glue-point draw:id="8" svg:x="-5cm" svg:y="-1.25cm" draw:escape-direction="left"/>
          <draw:glue-point draw:id="9" svg:x="-5cm" svg:y="0cm" draw:escape-direction="left"/>
          <draw:glue-point draw:id="10" svg:x="-5cm" svg:y="1.25cm" draw:escape-direction="left"/>
          <draw:glue-point draw:id="11" svg:x="-5cm" svg:y="2.5cm" draw:escape-direction="left"/>
          <draw:glue-point draw:id="12" svg:x="-5cm" svg:y="3.75cm" draw:escape-direction="left"/>
          <draw:glue-point draw:id="13" svg:x="-5cm" svg:y="5cm" draw:escape-direction="left"/>
          <draw:glue-point draw:id="14" svg:x="-5cm" svg:y="-4.375cm" draw:escape-direction="left"/>
          <draw:glue-point draw:id="15" svg:x="-5cm" svg:y="-3.125cm" draw:escape-direction="left"/>
          <draw:glue-point draw:id="16" svg:x="-5.06cm" svg:y="-1.875cm" draw:escape-direction="left"/>
          <draw:glue-point draw:id="17" svg:x="-5cm" svg:y="-0.625cm" draw:escape-direction="left"/>
          <draw:glue-point draw:id="18" svg:x="-5cm" svg:y="0.625cm" draw:escape-direction="left"/>
          <draw:glue-point draw:id="19" svg:x="-5cm" svg:y="1.875cm" draw:escape-direction="left"/>
          <draw:glue-point draw:id="20" svg:x="-5cm" svg:y="3.125cm" draw:escape-direction="left"/>
          <draw:glue-point draw:id="21" svg:x="-5cm" svg:y="4.375cm" draw:escape-direction="left"/>
          <draw:path draw:style-name="ゲート" draw:layer="layout" svg:width="0.999cm" svg:height="0.799cm" svg:x="2.635cm" svg:y="6.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line draw:style-name="配線" draw:layer="layout" svg:x1="2.635cm" svg:y1="6.235cm" svg:x2="2.635cm" svg:y2="7.835cm">
            <text:p/>
          </draw:line>
        </draw:g>
        <draw:g>
          <draw:glue-point draw:id="4" svg:x="5cm" svg:y="0cm"/>
          <draw:glue-point draw:id="5" svg:x="-5cm" svg:y="-5cm" draw:escape-direction="left"/>
          <draw:glue-point draw:id="6" svg:x="-5cm" svg:y="-3.75cm" draw:escape-direction="left"/>
          <draw:glue-point draw:id="7" svg:x="-5cm" svg:y="-2.5cm" draw:escape-direction="left"/>
          <draw:glue-point draw:id="8" svg:x="-5cm" svg:y="-1.25cm" draw:escape-direction="left"/>
          <draw:glue-point draw:id="9" svg:x="-5cm" svg:y="0cm" draw:escape-direction="left"/>
          <draw:glue-point draw:id="10" svg:x="-5cm" svg:y="1.25cm" draw:escape-direction="left"/>
          <draw:glue-point draw:id="11" svg:x="-5cm" svg:y="2.5cm" draw:escape-direction="left"/>
          <draw:glue-point draw:id="12" svg:x="-5cm" svg:y="3.75cm" draw:escape-direction="left"/>
          <draw:glue-point draw:id="13" svg:x="-5cm" svg:y="5cm" draw:escape-direction="left"/>
          <draw:glue-point draw:id="14" svg:x="-5.025cm" svg:y="-4.375cm" draw:escape-direction="left"/>
          <draw:glue-point draw:id="15" svg:x="-5cm" svg:y="-3.125cm" draw:escape-direction="left"/>
          <draw:glue-point draw:id="16" svg:x="-5cm" svg:y="-1.875cm" draw:escape-direction="left"/>
          <draw:glue-point draw:id="17" svg:x="-5cm" svg:y="-0.625cm" draw:escape-direction="left"/>
          <draw:glue-point draw:id="18" svg:x="-5cm" svg:y="0.625cm" draw:escape-direction="left"/>
          <draw:glue-point draw:id="19" svg:x="-5cm" svg:y="1.875cm" draw:escape-direction="left"/>
          <draw:glue-point draw:id="20" svg:x="-5cm" svg:y="3.125cm" draw:escape-direction="left"/>
          <draw:glue-point draw:id="21" svg:x="-5cm" svg:y="4.375cm" draw:escape-direction="left"/>
          <draw:path draw:style-name="ゲート" draw:layer="layout" svg:width="0.999cm" svg:height="0.799cm" svg:x="2.635cm" svg:y="8.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line draw:style-name="配線" draw:layer="layout" svg:x1="2.635cm" svg:y1="8.235cm" svg:x2="2.635cm" svg:y2="9.835cm">
            <text:p/>
          </draw:line>
          <draw:circle draw:style-name="ゲート" draw:layer="layout" svg:width="0.2cm" svg:height="0.2cm" svg:x="3.635cm" svg:y="8.935cm">
            <text:p/>
          </draw:circle>
        </draw:g>
        <draw:g>
          <draw:glue-point draw:id="4" svg:x="-3.55cm" svg:y="-5cm" draw:escape-direction="left"/>
          <draw:glue-point draw:id="5" svg:x="-3.67cm" svg:y="-4.375cm" draw:escape-direction="left"/>
          <draw:glue-point draw:id="6" svg:x="-3.97cm" svg:y="-3.75cm" draw:escape-direction="left"/>
          <draw:glue-point draw:id="7" svg:x="-5cm" svg:y="-2.5cm" draw:escape-direction="left"/>
          <draw:glue-point draw:id="8" svg:x="-4.38cm" svg:y="-1.875cm" draw:escape-direction="left"/>
          <draw:glue-point draw:id="9" svg:x="-3.67cm" svg:y="-0.625cm" draw:escape-direction="left"/>
          <draw:glue-point draw:id="10" svg:x="-3.55cm" svg:y="0cm" draw:escape-direction="left"/>
          <draw:glue-point draw:id="11" svg:x="-3.67cm" svg:y="0.625cm" draw:escape-direction="left"/>
          <draw:glue-point draw:id="12" svg:x="-4.38cm" svg:y="1.875cm" draw:escape-direction="left"/>
          <draw:glue-point draw:id="13" svg:x="-5cm" svg:y="2.5cm" draw:escape-direction="left"/>
          <draw:glue-point draw:id="14" svg:x="-4.38cm" svg:y="3.125cm" draw:escape-direction="left"/>
          <draw:glue-point draw:id="15" svg:x="-3.67cm" svg:y="4.375cm" draw:escape-direction="left"/>
          <draw:glue-point draw:id="16" svg:x="-3.55cm" svg:y="5cm" draw:escape-direction="left"/>
          <draw:glue-point draw:id="17" svg:x="5cm" svg:y="0cm"/>
          <draw:glue-point draw:id="18" svg:x="-4.38cm" svg:y="-3.125cm" draw:escape-direction="left"/>
          <draw:glue-point draw:id="19" svg:x="-3.97cm" svg:y="-1.25cm" draw:escape-direction="left"/>
          <draw:glue-point draw:id="20" svg:x="-3.97cm" svg:y="1.25cm" draw:escape-direction="left"/>
          <draw:glue-point draw:id="21" svg:x="-3.97cm" svg:y="3.75cm" draw:escape-direction="left"/>
          <draw:path draw:style-name="ゲート" draw:layer="layout" svg:width="0.999cm" svg:height="0.799cm" svg:x="4.635cm" svg:y="6.635cm" svg:viewBox="0 0 1000 800" svg:d="M0 0h400c400 0 600 400 600 400 0 0-200 400-600 400h-400c0 0 145-200 145-400s-145-400-145-400z">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6.235cm" svg:viewBox="0 0 145 400" svg:d="M0 400c0 0 145-200 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7.435cm" svg:viewBox="0 0 145 400" svg:d="M145 400c0-200-145-400-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g>
        <draw:g>
          <draw:glue-point draw:id="4" svg:x="-3.791cm" svg:y="-5cm" draw:escape-direction="left"/>
          <draw:glue-point draw:id="5" svg:x="-4.141cm" svg:y="-3.75cm" draw:escape-direction="left"/>
          <draw:glue-point draw:id="6" svg:x="-4.483cm" svg:y="-3.125cm" draw:escape-direction="left"/>
          <draw:glue-point draw:id="7" svg:x="-5cm" svg:y="-2.5cm" draw:escape-direction="left"/>
          <draw:glue-point draw:id="8" svg:x="-4.483cm" svg:y="-1.875cm" draw:escape-direction="left"/>
          <draw:glue-point draw:id="9" svg:x="-3.891cm" svg:y="-0.625cm" draw:escape-direction="left"/>
          <draw:glue-point draw:id="10" svg:x="-3.791cm" svg:y="0cm" draw:escape-direction="left"/>
          <draw:glue-point draw:id="11" svg:x="-3.891cm" svg:y="0.625cm" draw:escape-direction="left"/>
          <draw:glue-point draw:id="12" svg:x="-4.483cm" svg:y="1.875cm" draw:escape-direction="left"/>
          <draw:glue-point draw:id="13" svg:x="-5cm" svg:y="2.5cm" draw:escape-direction="left"/>
          <draw:glue-point draw:id="14" svg:x="-4.483cm" svg:y="3.125cm" draw:escape-direction="left"/>
          <draw:glue-point draw:id="15" svg:x="-3.891cm" svg:y="4.375cm" draw:escape-direction="left"/>
          <draw:glue-point draw:id="16" svg:x="-3.791cm" svg:y="5cm" draw:escape-direction="left"/>
          <draw:glue-point draw:id="17" svg:x="5cm" svg:y="0cm"/>
          <draw:glue-point draw:id="18" svg:x="-3.891cm" svg:y="-4.375cm" draw:escape-direction="left"/>
          <draw:glue-point draw:id="19" svg:x="-4.141cm" svg:y="-1.25cm" draw:escape-direction="left"/>
          <draw:glue-point draw:id="20" svg:x="-4.141cm" svg:y="1.25cm" draw:escape-direction="left"/>
          <draw:glue-point draw:id="21" svg:x="-4.141cm" svg:y="3.75cm" draw:escape-direction="left"/>
          <draw:g>
            <draw:glue-point draw:id="4" svg:x="-3.55cm" svg:y="-5cm"/>
            <draw:glue-point draw:id="5" svg:x="-3.76cm" svg:y="-4.168cm"/>
            <draw:glue-point draw:id="6" svg:x="-4.25cm" svg:y="-3.331cm"/>
            <draw:glue-point draw:id="7" svg:x="-5cm" svg:y="-2.5cm"/>
            <draw:glue-point draw:id="8" svg:x="-4.25cm" svg:y="-1.668cm"/>
            <draw:glue-point draw:id="9" svg:x="-3.76cm" svg:y="-0.831cm"/>
            <draw:glue-point draw:id="10" svg:x="-3.55cm" svg:y="0cm"/>
            <draw:glue-point draw:id="11" svg:x="-3.76cm" svg:y="0.831cm"/>
            <draw:glue-point draw:id="12" svg:x="-4.25cm" svg:y="1.668cm"/>
            <draw:glue-point draw:id="13" svg:x="-5cm" svg:y="2.5cm"/>
            <draw:glue-point draw:id="14" svg:x="-4.25cm" svg:y="3.331cm"/>
            <draw:glue-point draw:id="15" svg:x="-3.76cm" svg:y="4.168cm"/>
            <draw:glue-point draw:id="16" svg:x="-3.55cm" svg:y="5cm"/>
            <draw:path draw:style-name="ゲート" draw:layer="layout" svg:width="0.999cm" svg:height="0.799cm" svg:x="4.635cm" svg:y="8.635cm" svg:viewBox="0 0 1000 800" svg:d="M0 0h400c400 0 600 400 600 400 0 0-200 400-600 400h-400c0 0 145-200 145-400s-145-400-145-400z">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8.235cm" svg:viewBox="0 0 145 400" svg:d="M0 400c0 0 145-200 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path draw:style-name="ゲート" draw:layer="layout" svg:width="0.144cm" svg:height="0.399cm" svg:x="4.635cm" svg:y="9.435cm" svg:viewBox="0 0 145 400" svg:d="M145 400c0-200-145-400-145-400">
              <draw:glue-point draw:id="4" svg:x="-5cm" svg:y="-5cm"/>
              <draw:glue-point draw:id="5" svg:x="-4.24cm" svg:y="-3.337cm"/>
              <draw:glue-point draw:id="6" svg:x="-3.75cm" svg:y="-1.662cm"/>
              <draw:glue-point draw:id="7" svg:x="-5cm" svg:y="5cm"/>
              <draw:glue-point draw:id="8" svg:x="-3.55cm" svg:y="0cm"/>
              <draw:glue-point draw:id="9" svg:x="-3.75cm" svg:y="1.662cm"/>
              <draw:glue-point draw:id="10" svg:x="-4.24cm" svg:y="3.337cm"/>
              <text:p/>
            </draw:path>
          </draw:g>
          <draw:circle draw:style-name="ゲート" draw:layer="layout" svg:width="0.2cm" svg:height="0.2cm" svg:x="5.635cm" svg:y="8.935cm">
            <text:p/>
          </draw:circle>
        </draw:g>
        <draw:circle draw:style-name="ゲート" draw:layer="layout" svg:width="0.2cm" svg:height="0.2cm" svg:x="11.435cm" svg:y="8.035cm">
          <text:p/>
        </draw:circle>
        <draw:frame draw:style-name="gr4" draw:text-style-name="P4" draw:layer="layout" svg:width="13.633cm" svg:height="0.83cm" svg:x="1.635cm" svg:y="17.635cm">
          <draw:text-box>
            <text:p text:style-name="P3"><text:span text:style-name="T1">※</text:span><text:span text:style-name="T1">ツール＞オプション＞図形描画＞グリッド線、のサブ目盛りを５スペースに</text:span></text:p>
            <text:p text:style-name="P3"><text:span text:style-name="T1">　設定し、グリッドを</text:span><text:span text:style-name="T1">ON</text:span><text:span text:style-name="T1">にすると、編集しやすいです。</text:span></text:p>
          </draw:text-box>
        </draw:frame>
        <draw:connector draw:style-name="配線" draw:layer="layout" svg:x1="24.385cm" svg:y1="4.035cm" svg:x2="24.985cm" svg:y2="4.035cm" draw:start-shape="id1" draw:start-glue-point="8" svg:d="M24385 4035h600" svg:viewBox="0 0 601 1">
          <text:p/>
        </draw:connector>
        <draw:connector draw:style-name="配線" draw:layer="layout" svg:x1="24.385cm" svg:y1="5.235cm" svg:x2="24.985cm" svg:y2="5.235cm" draw:start-shape="id2" draw:start-glue-point="8" svg:d="M24385 5235h600" svg:viewBox="0 0 601 1">
          <text:p/>
        </draw:connector>
        <draw:connector draw:style-name="配線" draw:layer="layout" svg:x1="16.985cm" svg:y1="2.835cm" svg:x2="20.985cm" svg:y2="2.835cm" draw:start-shape="id3" draw:start-glue-point="1" draw:end-shape="id4" draw:end-glue-point="9" svg:d="M16985 2835h4000" svg:viewBox="0 0 4001 1">
          <text:p/>
        </draw:connector>
        <draw:connector draw:style-name="配線" draw:layer="layout" svg:x1="16.985cm" svg:y1="4.435cm" svg:x2="20.985cm" svg:y2="4.435cm" draw:start-shape="id5" draw:start-glue-point="1" draw:end-shape="id6" draw:end-glue-point="9" svg:d="M16985 4435h4000" svg:viewBox="0 0 4001 1">
          <text:p/>
        </draw:connector>
        <draw:connector draw:style-name="配線" draw:layer="layout" svg:x1="18.485cm" svg:y1="5.235cm" svg:x2="18.785cm" svg:y2="5.235cm" draw:start-shape="id7" draw:start-glue-point="7" draw:end-shape="id8" draw:end-glue-point="9" svg:d="M18485 5235h300" svg:viewBox="0 0 301 1">
          <text:p/>
        </draw:connector>
        <draw:connector draw:style-name="配線" draw:layer="layout" svg:x1="16.985cm" svg:y1="5.635cm" svg:x2="18.785cm" svg:y2="5.635cm" draw:start-shape="id9" draw:start-glue-point="1" draw:end-shape="id8" draw:end-glue-point="6" svg:d="M16985 5635h1800" svg:viewBox="0 0 1801 1">
          <text:p/>
        </draw:connector>
        <draw:connector draw:style-name="配線" draw:layer="layout" svg:x1="16.985cm" svg:y1="6.435cm" svg:x2="20.985cm" svg:y2="6.435cm" draw:start-shape="id10" draw:start-glue-point="1" draw:end-shape="id11" draw:end-glue-point="6" svg:d="M16985 6435h4000" svg:viewBox="0 0 4001 1">
          <text:p/>
        </draw:connector>
        <draw:connector draw:style-name="配線" draw:layer="layout" svg:x1="20.385cm" svg:y1="5.535cm" svg:x2="20.985cm" svg:y2="6.035cm" draw:start-shape="id12" draw:start-glue-point="4" draw:end-shape="id11" draw:end-glue-point="9" svg:d="M20385 5535v500h600" svg:viewBox="0 0 601 501">
          <text:p/>
        </draw:connector>
        <draw:connector draw:style-name="配線" draw:layer="layout" svg:x1="19.985cm" svg:y1="5.435cm" svg:x2="20.465cm" svg:y2="5.435cm" draw:start-shape="id8" draw:start-glue-point="8" svg:d="M19985 5435h480" svg:viewBox="0 0 481 1">
          <text:p/>
        </draw:connector>
        <draw:g xml:id="id7" draw:id="id7">
          <draw:glue-point draw:id="4" svg:x="0cm" svg:y="2.5cm"/>
          <draw:glue-point draw:id="5" svg:x="-2.5cm" svg:y="0cm"/>
          <draw:glue-point draw:id="6" svg:x="0cm" svg:y="-2.5cm"/>
          <draw:glue-point draw:id="7" svg:x="2.5cm" svg:y="0cm" draw:escape-direction="right"/>
          <draw:circle draw:style-name="gr5" draw:text-style-name="P1" draw:layer="layout" svg:width="0.2cm" svg:height="0.2cm" svg:x="18.285cm" svg:y="5.135cm">
            <text:p/>
          </draw:circle>
          <draw:rect draw:style-name="gr3" draw:text-style-name="P2" draw:layer="layout" svg:width="0.4cm" svg:height="0.4cm" svg:x="18.185cm" svg:y="5.035cm">
            <text:p/>
          </draw:rect>
        </draw:g>
        <draw:connector draw:style-name="配線" draw:layer="layout" svg:x1="18.385cm" svg:y1="5.135cm" svg:x2="20.985cm" svg:y2="3.235cm" draw:start-shape="id7" draw:start-glue-point="6" draw:end-shape="id4" draw:end-glue-point="6" svg:d="M18385 5135v-1900h2600" svg:viewBox="0 0 2601 1901">
          <text:p/>
        </draw:connector>
        <draw:g xml:id="id12" draw:id="id12">
          <draw:glue-point draw:id="4" svg:x="0cm" svg:y="2.5cm"/>
          <draw:glue-point draw:id="5" svg:x="-2.5cm" svg:y="0cm"/>
          <draw:glue-point draw:id="6" svg:x="0cm" svg:y="-2.5cm"/>
          <draw:glue-point draw:id="7" svg:x="2.5cm" svg:y="0cm" draw:escape-direction="right"/>
          <draw:circle draw:style-name="gr5" draw:text-style-name="P1" draw:layer="layout" svg:width="0.2cm" svg:height="0.2cm" svg:x="20.285cm" svg:y="5.335cm">
            <text:p/>
          </draw:circle>
          <draw:rect draw:style-name="gr3" draw:text-style-name="P2" draw:layer="layout" svg:width="0.4cm" svg:height="0.4cm" svg:x="20.185cm" svg:y="5.235cm">
            <text:p/>
          </draw:rect>
        </draw:g>
        <draw:g>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 draw:layer="layout" svg:width="0.2cm" svg:height="0.2cm" svg:x="6.535cm" svg:y="6.935cm">
            <text:p/>
          </draw:circle>
          <draw:rect draw:style-name="gr3" draw:text-style-name="P2" draw:layer="layout" svg:width="0.4cm" svg:height="0.4cm" svg:x="6.435cm" svg:y="6.835cm">
            <text:p/>
          </draw:rect>
        </draw:g>
        <draw:connector draw:style-name="配線" draw:layer="layout" svg:x1="22.585cm" svg:y1="4.735cm" svg:x2="23.185cm" svg:y2="5.035cm" draw:start-shape="id13" draw:start-glue-point="4" draw:end-shape="id2" draw:end-glue-point="9" svg:d="M22585 4735v300h600" svg:viewBox="0 0 601 301">
          <text:p/>
        </draw:connector>
        <draw:g xml:id="id13" draw:id="id13">
          <draw:glue-point draw:id="4" svg:x="0cm" svg:y="2.5cm"/>
          <draw:glue-point draw:id="5" svg:x="-2.5cm" svg:y="0cm"/>
          <draw:glue-point draw:id="6" svg:x="0cm" svg:y="-2.5cm"/>
          <draw:glue-point draw:id="7" svg:x="2.5cm" svg:y="0cm" draw:escape-direction="right"/>
          <draw:circle draw:style-name="gr5" draw:text-style-name="P1" draw:layer="layout" svg:width="0.2cm" svg:height="0.2cm" svg:x="22.485cm" svg:y="4.535cm">
            <text:p/>
          </draw:circle>
          <draw:rect draw:style-name="gr3" draw:text-style-name="P2" draw:layer="layout" svg:width="0.4cm" svg:height="0.4cm" svg:x="22.385cm" svg:y="4.435cm">
            <text:p/>
          </draw:rect>
        </draw:g>
        <draw:connector draw:style-name="配線" draw:layer="layout" svg:x1="22.185cm" svg:y1="4.635cm" svg:x2="22.485cm" svg:y2="4.635cm" draw:start-shape="id6" draw:start-glue-point="8" draw:end-shape="id13" draw:end-glue-point="5" svg:d="M22185 4635h300" svg:viewBox="0 0 301 1">
          <text:p/>
        </draw:connector>
        <draw:connector draw:style-name="配線" draw:layer="layout" draw:line-skew="-0.093cm" svg:x1="22.185cm" svg:y1="6.235cm" svg:x2="23.185cm" svg:y2="5.435cm" draw:start-shape="id11" draw:start-glue-point="8" draw:end-shape="id2" draw:end-glue-point="6" svg:d="M22185 6235h407v-800h593" svg:viewBox="0 0 1001 801">
          <text:p/>
        </draw:connector>
        <draw:connector draw:style-name="配線" draw:layer="layout" draw:line-skew="-0.858cm" svg:x1="22.185cm" svg:y1="3.035cm" svg:x2="24.185cm" svg:y2="3.903cm" draw:start-shape="id4" draw:start-glue-point="8" svg:d="M22185 3035h402v868h1598" svg:viewBox="0 0 2001 869">
          <text:p/>
        </draw:connector>
        <draw:g xml:id="id2" draw:id="id2">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4.185cm" svg:y="5.135cm">
            <text:p/>
          </draw:circle>
          <draw:path draw:style-name="ゲート" draw:layer="layout" svg:width="0.999cm" svg:height="0.799cm" svg:x="23.185cm" svg:y="4.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1" draw:id="id1">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4.185cm" svg:y="3.935cm">
            <text:p/>
          </draw:circle>
          <draw:path draw:style-name="ゲート" draw:layer="layout" svg:width="0.999cm" svg:height="0.799cm" svg:x="23.185cm" svg:y="3.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6" draw:id="id6">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4.535cm">
            <text:p/>
          </draw:circle>
          <draw:path draw:style-name="ゲート" draw:layer="layout" svg:width="0.999cm" svg:height="0.799cm" svg:x="20.985cm" svg:y="4.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11" draw:id="id11">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6.135cm">
            <text:p/>
          </draw:circle>
          <draw:path draw:style-name="ゲート" draw:layer="layout" svg:width="0.999cm" svg:height="0.799cm" svg:x="20.985cm" svg:y="5.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8" draw:id="id8">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19.785cm" svg:y="5.335cm">
            <text:p/>
          </draw:circle>
          <draw:path draw:style-name="ゲート" draw:layer="layout" svg:width="0.999cm" svg:height="0.799cm" svg:x="18.785cm" svg:y="5.0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draw:polygon draw:style-name="ゲート" draw:layer="layout" svg:width="0.399cm" svg:height="0.199cm" svg:x="24.985cm" svg:y="5.135cm" svg:viewBox="0 0 400 200" draw:points="0,0 0,200 300,200 400,100 300,0">
            <text:p/>
          </draw:polygon>
          <draw:rect draw:style-name="gr3" draw:text-style-name="P2" draw:layer="layout" svg:width="0.4cm" svg:height="0.4cm" svg:x="24.985cm" svg:y="5.035cm">
            <text:p/>
          </draw:rect>
        </draw:g>
        <draw:g>
          <draw:polygon draw:style-name="ゲート" draw:layer="layout" svg:width="0.399cm" svg:height="0.199cm" svg:x="24.985cm" svg:y="3.935cm" svg:viewBox="0 0 400 200" draw:points="0,0 0,200 300,200 400,100 300,0">
            <text:p/>
          </draw:polygon>
          <draw:rect draw:style-name="gr3" draw:text-style-name="P2" draw:layer="layout" svg:width="0.4cm" svg:height="0.4cm" svg:x="24.985cm" svg:y="3.835cm">
            <text:p/>
          </draw:rect>
        </draw:g>
        <draw:g xml:id="id3" draw:id="id3">
          <draw:polygon draw:style-name="ゲート" draw:layer="layout" svg:width="0.399cm" svg:height="0.199cm" svg:x="16.585cm" svg:y="2.735cm" svg:viewBox="0 0 400 200" draw:points="0,0 0,200 300,200 400,100 300,0">
            <text:p/>
          </draw:polygon>
          <draw:rect draw:style-name="gr3" draw:text-style-name="P2" draw:layer="layout" svg:width="0.4cm" svg:height="0.4cm" svg:x="16.585cm" svg:y="2.635cm">
            <text:p/>
          </draw:rect>
        </draw:g>
        <draw:g xml:id="id5" draw:id="id5">
          <draw:polygon draw:style-name="ゲート" draw:layer="layout" svg:width="0.399cm" svg:height="0.199cm" svg:x="16.585cm" svg:y="4.335cm" svg:viewBox="0 0 400 200" draw:points="0,0 0,200 300,200 400,100 300,0">
            <text:p/>
          </draw:polygon>
          <draw:rect draw:style-name="gr3" draw:text-style-name="P2" draw:layer="layout" svg:width="0.4cm" svg:height="0.4cm" svg:x="16.585cm" svg:y="4.235cm">
            <text:p/>
          </draw:rect>
        </draw:g>
        <draw:g xml:id="id14" draw:id="id14">
          <draw:polygon draw:style-name="ゲート" draw:layer="layout" svg:width="0.399cm" svg:height="0.199cm" svg:x="16.585cm" svg:y="5.135cm" svg:viewBox="0 0 400 200" draw:points="0,0 0,200 300,200 400,100 300,0">
            <text:p/>
          </draw:polygon>
          <draw:rect draw:style-name="gr3" draw:text-style-name="P2" draw:layer="layout" svg:width="0.4cm" svg:height="0.4cm" svg:x="16.585cm" svg:y="5.035cm">
            <text:p/>
          </draw:rect>
        </draw:g>
        <draw:g xml:id="id9" draw:id="id9">
          <draw:polygon draw:style-name="ゲート" draw:layer="layout" svg:width="0.399cm" svg:height="0.199cm" svg:x="16.585cm" svg:y="5.535cm" svg:viewBox="0 0 400 200" draw:points="0,0 0,200 300,200 400,100 300,0">
            <text:p/>
          </draw:polygon>
          <draw:rect draw:style-name="gr3" draw:text-style-name="P2" draw:layer="layout" svg:width="0.4cm" svg:height="0.4cm" svg:x="16.585cm" svg:y="5.435cm">
            <text:p/>
          </draw:rect>
        </draw:g>
        <draw:g xml:id="id10" draw:id="id10">
          <draw:polygon draw:style-name="ゲート" draw:layer="layout" svg:width="0.399cm" svg:height="0.199cm" svg:x="16.585cm" svg:y="6.335cm" svg:viewBox="0 0 400 200" draw:points="0,0 0,200 300,200 400,100 300,0">
            <text:p/>
          </draw:polygon>
          <draw:rect draw:style-name="gr3" draw:text-style-name="P2" draw:layer="layout" svg:width="0.4cm" svg:height="0.4cm" svg:x="16.585cm" svg:y="6.235cm">
            <text:p/>
          </draw:rect>
        </draw:g>
        <draw:connector draw:style-name="配線" draw:layer="layout" svg:x1="22.585cm" svg:y1="4.535cm" svg:x2="23.185cm" svg:y2="4.235cm" draw:start-shape="id13" draw:start-glue-point="6" draw:end-shape="id1" draw:end-glue-point="6" svg:d="M22585 4535v-300h600" svg:viewBox="0 0 601 301">
          <text:p/>
        </draw:connector>
        <draw:connector draw:style-name="配線" draw:layer="layout" svg:x1="20.385cm" svg:y1="5.335cm" svg:x2="20.985cm" svg:y2="4.835cm" draw:start-shape="id12" draw:start-glue-point="6" draw:end-shape="id6" draw:end-glue-point="6" svg:d="M20385 5335v-500h600" svg:viewBox="0 0 601 501">
          <text:p/>
        </draw:connector>
        <draw:connector draw:style-name="配線" draw:layer="layout" svg:x1="16.985cm" svg:y1="5.235cm" svg:x2="18.285cm" svg:y2="5.235cm" draw:start-shape="id14" draw:start-glue-point="1" svg:d="M16985 5235h1300" svg:viewBox="0 0 1301 1">
          <text:p/>
        </draw:connector>
        <draw:g xml:id="id4" draw:id="id4">
          <draw:glue-point draw:id="4" svg:x="-5cm" svg:y="-5cm"/>
          <draw:glue-point draw:id="5" svg:x="-5cm" svg:y="0cm"/>
          <draw:glue-point draw:id="6" svg:x="-5cm" svg:y="2.5cm" draw:escape-direction="left"/>
          <draw:glue-point draw:id="7" svg:x="-5cm" svg:y="5cm"/>
          <draw:glue-point draw:id="8" svg:x="5cm" svg:y="0cm"/>
          <draw:glue-point draw:id="9" svg:x="-5cm" svg:y="-2.5cm"/>
          <draw:glue-point draw:id="10" svg:x="-5cm" svg:y="-3.75cm"/>
          <draw:glue-point draw:id="11" svg:x="-5cm" svg:y="-1.25cm"/>
          <draw:glue-point draw:id="12" svg:x="-5cm" svg:y="1.25cm"/>
          <draw:glue-point draw:id="13" svg:x="-5cm" svg:y="3.75cm"/>
          <draw:circle draw:style-name="ゲート" draw:layer="layout" svg:width="0.2cm" svg:height="0.2cm" svg:x="21.985cm" svg:y="2.935cm">
            <text:p/>
          </draw:circle>
          <draw:path draw:style-name="ゲート" draw:layer="layout" svg:width="0.999cm" svg:height="0.799cm" svg:x="20.985cm" svg:y="2.6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frame draw:style-name="gr6" draw:text-style-name="P5" draw:layer="layout" svg:width="3.364cm" svg:height="0.484cm" svg:x="19.785cm" svg:y="6.951cm">
          <draw:text-box>
            <text:p text:style-name="P3"><text:span text:style-name="T2">ISCAS'85 C17</text:span><text:span text:style-name="T2">回路</text:span></text:p>
          </draw:text-box>
        </draw:frame>
        <draw:frame draw:style-name="gr7" draw:text-style-name="P6" draw:layer="layout" svg:width="0.8cm" svg:height="0.8cm" svg:x="4.81cm" svg:y="18.635cm">
          <draw:image xlink:href="Pictures/100000000000003600000036358C95B4808CD33C.png" xlink:type="simple" xlink:show="embed" xlink:actuate="onLoad" loext:mime-type="image/png">
            <text:p/>
          </draw:image>
        </draw:frame>
        <draw:frame draw:style-name="gr8" draw:text-style-name="P4" draw:layer="layout" svg:width="5.624cm" svg:height="0.441cm" svg:x="1.953cm" svg:y="18.813cm">
          <draw:text-box>
            <text:p text:style-name="P3"><text:span text:style-name="T1">グリッド</text:span><text:span text:style-name="T1">ON</text:span><text:span text:style-name="T1">は、　　をクリック</text:span></text:p>
          </draw:text-box>
        </draw:frame>
        <draw:polyline draw:style-name="配線" draw:layer="layout" svg:width="1.199cm" svg:height="0.399cm" svg:x="11.035cm" svg:y="2.835cm" svg:viewBox="0 0 1200 400" draw:points="0,200 218,200 327,0 436,400 545,0 655,400 764,0 873,400 982,200 1200,200">
          <text:p/>
        </draw:polyline>
        <draw:g>
          <draw:polygon draw:style-name="ゲート" draw:layer="layout" svg:width="0.599cm" svg:height="0.799cm" svg:x="11.435cm" svg:y="4.635cm" svg:viewBox="0 0 600 800" draw:points="0,0 0,800 600,400">
            <text:p/>
          </draw:polygon>
          <draw:line draw:style-name="配線" draw:layer="layout" svg:x1="12.035cm" svg:y1="4.635cm" svg:x2="12.035cm" svg:y2="5.435cm">
            <text:p/>
          </draw:line>
          <draw:line draw:style-name="配線" draw:layer="layout" svg:x1="11.035cm" svg:y1="5.035cm" svg:x2="11.435cm" svg:y2="5.035cm">
            <text:p/>
          </draw:line>
          <draw:line draw:style-name="配線" draw:layer="layout" svg:x1="12.035cm" svg:y1="5.035cm" svg:x2="12.435cm" svg:y2="5.035cm">
            <text:p/>
          </draw:line>
        </draw:g>
        <draw:g>
          <draw:glue-point draw:id="4" svg:x="-5cm" svg:y="0cm" draw:escape-direction="left"/>
          <draw:glue-point draw:id="5" svg:x="5cm" svg:y="0cm" draw:escape-direction="right"/>
          <draw:line draw:style-name="配線" draw:layer="layout" svg:x1="11.235cm" svg:y1="9.235cm" svg:x2="11.635cm" svg:y2="9.235cm">
            <text:p/>
          </draw:line>
          <draw:rect draw:style-name="gr9" draw:text-style-name="P7" draw:layer="layout" svg:width="0.4cm" svg:height="0.4cm" svg:x="11.235cm" svg:y="9.035cm">
            <text:p/>
          </draw:rect>
        </draw:g>
        <draw:path draw:style-name="gr10" draw:layer="layout" svg:width="1.399cm" svg:height="0.399cm" svg:x="10.835cm" svg:y="3.835cm" svg:viewBox="0 0 1400 400" svg:d="M1400 200h-121c0 0-30-189-150-189-91 0-206 103-206 217s53 172 106 172 106-58 106-172-93-228-265-228-270 115-270 229 53 171 106 171 106-57 106-171-83-230-265-228-265 114-265 228 53 171 106 171 106-57 106-171-103-218-213-218c-100 0-166 189-166 189h-115">
          <text:p/>
        </draw:path>
        <draw:g>
          <draw:rect draw:style-name="ゲート" draw:layer="layout" svg:width="1.6cm" svg:height="2cm" svg:x="2.635cm" svg:y="10.635cm">
            <text:p/>
          </draw:rect>
          <draw:polyline draw:style-name="ゲート" draw:layer="layout" svg:width="0.282cm" svg:height="0.282cm" draw:transform="rotate (0.785398163397448) translate (3.235cm 12.635cm)" svg:viewBox="0 0 283 283" draw:points="0,0 283,0 283,283">
            <text:p/>
          </draw:polyline>
          <draw:frame draw:style-name="gr11" draw:text-style-name="P8" draw:layer="layout" svg:width="0.514cm" svg:height="0.797cm" svg:x="2.706cm" svg:y="11.235cm">
            <draw:text-box>
              <text:p><text:span text:style-name="T3">D</text:span></text:p>
            </draw:text-box>
          </draw:frame>
          <draw:frame draw:style-name="gr11" draw:text-style-name="P8" draw:layer="layout" svg:width="0.514cm" svg:height="0.797cm" svg:x="3.654cm" svg:y="11.236cm">
            <draw:text-box>
              <text:p><text:span text:style-name="T3">Q</text:span></text:p>
            </draw:text-box>
          </draw:frame>
        </draw:g>
        <draw:g>
          <draw:rect draw:style-name="ゲート" draw:layer="layout" svg:width="1.6cm" svg:height="2cm" svg:x="5.635cm" svg:y="10.635cm">
            <text:p/>
          </draw:rect>
          <draw:polyline draw:style-name="ゲート" draw:layer="layout" svg:width="0.282cm" svg:height="0.282cm" draw:transform="rotate (0.785398163397448) translate (6.235cm 12.635cm)" svg:viewBox="0 0 283 283" draw:points="0,0 283,0 283,283">
            <text:p/>
          </draw:polyline>
          <draw:frame draw:style-name="gr11" draw:text-style-name="P8" draw:layer="layout" svg:width="0.514cm" svg:height="0.797cm" svg:x="5.706cm" svg:y="10.735cm">
            <draw:text-box>
              <text:p><text:span text:style-name="T3">D</text:span></text:p>
            </draw:text-box>
          </draw:frame>
          <draw:frame draw:style-name="gr11" draw:text-style-name="P8" draw:layer="layout" svg:width="0.514cm" svg:height="0.797cm" svg:x="6.654cm" svg:y="10.736cm">
            <draw:text-box>
              <text:p><text:span text:style-name="T3">Q</text:span></text:p>
            </draw:text-box>
          </draw:frame>
          <draw:frame draw:style-name="gr12" draw:text-style-name="P8" draw:layer="layout" svg:width="1.297cm" svg:height="0.797cm" svg:x="5.721cm" svg:y="11.635cm">
            <draw:text-box>
              <text:p><text:span text:style-name="T3">RST</text:span></text:p>
            </draw:text-box>
          </draw:frame>
        </draw:g>
        <draw:g>
          <draw:rect draw:style-name="ゲート" draw:layer="layout" svg:width="1.6cm" svg:height="2cm" svg:x="8.635cm" svg:y="10.635cm">
            <text:p/>
          </draw:rect>
          <draw:polyline draw:style-name="ゲート" draw:layer="layout" svg:width="0.282cm" svg:height="0.282cm" draw:transform="rotate (0.785398163397448) translate (9.235cm 12.635cm)" svg:viewBox="0 0 283 283" draw:points="0,0 283,0 283,283">
            <text:p/>
          </draw:polyline>
          <draw:frame draw:style-name="gr11" draw:text-style-name="P8" draw:layer="layout" svg:width="0.514cm" svg:height="0.797cm" svg:x="8.706cm" svg:y="11.235cm">
            <draw:text-box>
              <text:p><text:span text:style-name="T3">Q</text:span></text:p>
            </draw:text-box>
          </draw:frame>
          <draw:frame draw:style-name="gr11" draw:text-style-name="P8" draw:layer="layout" svg:width="0.514cm" svg:height="0.797cm" svg:x="9.654cm" svg:y="11.236cm">
            <draw:text-box>
              <text:p><text:span text:style-name="T3">D</text:span></text:p>
            </draw:text-box>
          </draw:frame>
        </draw:g>
        <draw:g>
          <draw:rect draw:style-name="ゲート" draw:layer="layout" svg:width="1.6cm" svg:height="2cm" svg:x="11.635cm" svg:y="10.635cm">
            <text:p/>
          </draw:rect>
          <draw:polyline draw:style-name="ゲート" draw:layer="layout" svg:width="0.282cm" svg:height="0.282cm" draw:transform="rotate (0.785398163397448) translate (12.235cm 12.635cm)" svg:viewBox="0 0 283 283" draw:points="0,0 283,0 283,283">
            <text:p/>
          </draw:polyline>
          <draw:frame draw:style-name="gr11" draw:text-style-name="P8" draw:layer="layout" svg:width="0.514cm" svg:height="0.797cm" svg:x="11.706cm" svg:y="10.735cm">
            <draw:text-box>
              <text:p><text:span text:style-name="T3">Q</text:span></text:p>
            </draw:text-box>
          </draw:frame>
          <draw:frame draw:style-name="gr11" draw:text-style-name="P8" draw:layer="layout" svg:width="0.514cm" svg:height="0.797cm" svg:x="12.654cm" svg:y="10.736cm">
            <draw:text-box>
              <text:p><text:span text:style-name="T3">D</text:span></text:p>
            </draw:text-box>
          </draw:frame>
          <draw:frame draw:style-name="gr12" draw:text-style-name="P8" draw:layer="layout" svg:width="1.297cm" svg:height="0.797cm" svg:x="11.721cm" svg:y="11.635cm">
            <draw:text-box>
              <text:p><text:span text:style-name="T3">RST</text:span></text:p>
            </draw:text-box>
          </draw:frame>
        </draw:g>
        <draw:g>
          <draw:custom-shape draw:style-name="gr13" draw:text-style-name="P2" draw:layer="layout" svg:width="0.8cm" svg:height="0.8cm" svg:x="8.235cm" svg:y="6.635cm">
            <text:p/>
            <draw:enhanced-geometry svg:viewBox="0 0 21600 21600" draw:type="rectangle" draw:enhanced-path="M 0 0 L 21600 0 21600 21600 0 21600 0 0 Z N"/>
          </draw:custom-shape>
          <draw:custom-shape draw:style-name="gr14" draw:layer="layout" svg:width="0.5cm" svg:height="0.43cm" svg:x="8.385cm" svg:y="6.7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配線" draw:layer="layout" svg:x1="8.635cm" svg:y1="7.185cm" svg:x2="8.635cm" svg:y2="7.435cm">
            <text:p/>
          </draw:line>
        </draw:g>
        <draw:g>
          <draw:custom-shape draw:style-name="gr15" draw:layer="layout" svg:width="0.5cm" svg:height="0.43cm" svg:x="8.385cm" svg:y="7.88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0.8cm" svg:height="0.8cm" svg:x="8.235cm" svg:y="7.635cm">
            <text:p/>
            <draw:enhanced-geometry svg:viewBox="0 0 21600 21600" draw:type="rectangle" draw:enhanced-path="M 0 0 L 21600 0 21600 21600 0 21600 0 0 Z N"/>
          </draw:custom-shape>
          <draw:line draw:style-name="配線" draw:layer="layout" svg:x1="8.635cm" svg:y1="7.635cm" svg:x2="8.635cm" svg:y2="7.885cm">
            <text:p/>
          </draw:line>
        </draw:g>
        <draw:g xml:id="id16" draw:id="id16">
          <draw:polygon draw:style-name="ゲート" draw:text-style-name="P9" draw:layer="layout" svg:width="0.599cm" svg:height="0.799cm" svg:x="16.435cm" svg:y="9.235cm" svg:viewBox="0 0 600 800" draw:points="0,0 0,800 600,400">
            <text:p/>
          </draw:polygon>
          <draw:circle draw:style-name="ゲート" draw:text-style-name="P9" draw:layer="layout" svg:width="0.2cm" svg:height="0.2cm" svg:x="17.035cm" svg:y="9.535cm">
            <text:p/>
          </draw:circle>
        </draw:g>
        <draw:connector draw:style-name="配線" draw:layer="layout" svg:x1="16.035cm" svg:y1="9.635cm" svg:x2="16.435cm" svg:y2="9.635cm" draw:start-shape="id15" draw:start-glue-point="1" draw:end-shape="id16" draw:end-glue-point="3" svg:d="M16035 9635h400" svg:viewBox="0 0 401 1">
          <text:p/>
        </draw:connector>
        <draw:g xml:id="id17" draw:id="id17">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7.535cm" svg:y="9.535cm">
            <text:p/>
          </draw:circle>
          <draw:rect draw:style-name="gr3" draw:text-style-name="P11" draw:layer="layout" svg:width="0.4cm" svg:height="0.4cm" svg:x="17.435cm" svg:y="9.435cm">
            <text:p/>
          </draw:rect>
        </draw:g>
        <draw:connector draw:style-name="配線" draw:layer="layout" svg:x1="17.235cm" svg:y1="9.635cm" svg:x2="17.535cm" svg:y2="9.635cm" draw:start-shape="id16" draw:start-glue-point="1" draw:end-shape="id17" draw:end-glue-point="5" svg:d="M17235 9635h300" svg:viewBox="0 0 301 1">
          <text:p/>
        </draw:connector>
        <draw:g xml:id="id15" draw:id="id15">
          <draw:polygon draw:style-name="ゲート" draw:text-style-name="P9" draw:layer="layout" svg:width="0.399cm" svg:height="0.199cm" svg:x="15.635cm" svg:y="9.535cm" svg:viewBox="0 0 400 200" draw:points="0,0 0,200 300,200 400,100 300,0">
            <text:p/>
          </draw:polygon>
          <draw:rect draw:style-name="gr3" draw:text-style-name="P11" draw:layer="layout" svg:width="0.4cm" svg:height="0.4cm" svg:x="15.635cm" svg:y="9.435cm">
            <text:p/>
          </draw:rect>
        </draw:g>
        <draw:frame draw:style-name="gr16" draw:text-style-name="P12" draw:layer="layout" svg:width="0.692cm" svg:height="0.628cm" svg:x="14.834cm" svg:y="9.335cm">
          <draw:text-box>
            <text:p><text:span text:style-name="T4">G0</text:span></text:p>
          </draw:text-box>
        </draw:frame>
        <draw:connector draw:style-name="配線" draw:layer="layout" svg:x1="16.035cm" svg:y1="10.635cm" svg:x2="18.039cm" svg:y2="10.635cm" draw:start-shape="id18" draw:start-glue-point="1" draw:end-shape="id19" draw:end-glue-point="6" svg:d="M16035 10635h2004" svg:viewBox="0 0 2005 1">
          <text:p/>
        </draw:connector>
        <draw:g xml:id="id18" draw:id="id18">
          <draw:polygon draw:style-name="ゲート" draw:text-style-name="P9" draw:layer="layout" svg:width="0.399cm" svg:height="0.199cm" svg:x="15.635cm" svg:y="10.535cm" svg:viewBox="0 0 400 200" draw:points="0,0 0,200 300,200 400,100 300,0">
            <text:p/>
          </draw:polygon>
          <draw:rect draw:style-name="gr3" draw:text-style-name="P11" draw:layer="layout" svg:width="0.4cm" svg:height="0.4cm" svg:x="15.635cm" svg:y="10.435cm">
            <text:p/>
          </draw:rect>
        </draw:g>
        <draw:frame draw:style-name="gr16" draw:text-style-name="P12" draw:layer="layout" svg:width="0.692cm" svg:height="0.628cm" svg:x="14.834cm" svg:y="10.398cm">
          <draw:text-box>
            <text:p><text:span text:style-name="T4">G1</text:span></text:p>
          </draw:text-box>
        </draw:frame>
        <draw:g xml:id="id19" draw:id="id19">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17.935cm" svg:y="10.435cm" svg:viewBox="0 0 1000 800" svg:d="M0 0h400c400 0 600 400 600 400 0 0-200 400-600 400h-400c0 0 145-200 145-400s-145-400-145-400z">
            <text:p/>
          </draw:path>
          <draw:circle draw:style-name="ゲート" draw:text-style-name="P9" draw:layer="layout" svg:width="0.2cm" svg:height="0.2cm" svg:x="18.935cm" svg:y="10.735cm">
            <text:p/>
          </draw:circle>
        </draw:g>
        <draw:g xml:id="id35" draw:id="id35">
          <draw:rect draw:style-name="ゲート" draw:text-style-name="P9" draw:layer="layout" svg:width="1.6cm" svg:height="2cm" svg:x="22.435cm" svg:y="13.235cm">
            <text:p/>
          </draw:rect>
          <draw:polyline draw:style-name="ゲート" draw:text-style-name="P9" draw:layer="layout" svg:width="0.282cm" svg:height="0.282cm" draw:transform="rotate (0.785398163397448) translate (23.035cm 15.235cm)" svg:viewBox="0 0 283 283" draw:points="0,0 283,0 283,283">
            <text:p/>
          </draw:polyline>
          <draw:frame draw:style-name="gr11" draw:text-style-name="P13" draw:layer="layout" svg:width="0.514cm" svg:height="0.797cm" svg:x="22.506cm" svg:y="13.835cm">
            <draw:text-box>
              <text:p><text:span text:style-name="T3">Q</text:span></text:p>
            </draw:text-box>
          </draw:frame>
          <draw:frame draw:style-name="gr11" draw:text-style-name="P13" draw:layer="layout" svg:width="0.514cm" svg:height="0.797cm" svg:x="23.454cm" svg:y="13.836cm">
            <draw:text-box>
              <text:p><text:span text:style-name="T3">D</text:span></text:p>
            </draw:text-box>
          </draw:frame>
        </draw:g>
        <draw:g xml:id="id25" draw:id="id25">
          <draw:rect draw:style-name="ゲート" draw:text-style-name="P9" draw:layer="layout" svg:width="1.6cm" svg:height="2cm" svg:x="20.235cm" svg:y="14.635cm">
            <text:p/>
          </draw:rect>
          <draw:polyline draw:style-name="ゲート" draw:text-style-name="P9" draw:layer="layout" svg:width="0.282cm" svg:height="0.282cm" draw:transform="rotate (0.785398163397448) translate (20.835cm 16.635cm)" svg:viewBox="0 0 283 283" draw:points="0,0 283,0 283,283">
            <text:p/>
          </draw:polyline>
          <draw:frame draw:style-name="gr11" draw:text-style-name="P13" draw:layer="layout" svg:width="0.514cm" svg:height="0.797cm" svg:x="20.306cm" svg:y="15.235cm">
            <draw:text-box>
              <text:p><text:span text:style-name="T3">Q</text:span></text:p>
            </draw:text-box>
          </draw:frame>
          <draw:frame draw:style-name="gr11" draw:text-style-name="P13" draw:layer="layout" svg:width="0.514cm" svg:height="0.797cm" svg:x="21.254cm" svg:y="15.236cm">
            <draw:text-box>
              <text:p><text:span text:style-name="T3">D</text:span></text:p>
            </draw:text-box>
          </draw:frame>
        </draw:g>
        <draw:g xml:id="id20" draw:id="id20">
          <draw:rect draw:style-name="ゲート" draw:text-style-name="P9" draw:layer="layout" svg:width="1.6cm" svg:height="2cm" svg:x="18.035cm" svg:y="16.035cm">
            <text:p/>
          </draw:rect>
          <draw:polyline draw:style-name="ゲート" draw:text-style-name="P9" draw:layer="layout" svg:width="0.282cm" svg:height="0.282cm" draw:transform="rotate (0.785398163397448) translate (18.635cm 18.035cm)" svg:viewBox="0 0 283 283" draw:points="0,0 283,0 283,283">
            <text:p/>
          </draw:polyline>
          <draw:frame draw:style-name="gr11" draw:text-style-name="P13" draw:layer="layout" svg:width="0.514cm" svg:height="0.797cm" svg:x="18.106cm" svg:y="16.635cm">
            <draw:text-box>
              <text:p><text:span text:style-name="T3">Q</text:span></text:p>
            </draw:text-box>
          </draw:frame>
          <draw:frame draw:style-name="gr11" draw:text-style-name="P13" draw:layer="layout" svg:width="0.514cm" svg:height="0.797cm" svg:x="19.054cm" svg:y="16.636cm">
            <draw:text-box>
              <text:p><text:span text:style-name="T3">D</text:span></text:p>
            </draw:text-box>
          </draw:frame>
        </draw:g>
        <draw:connector draw:style-name="配線" draw:layer="layout" draw:line-skew="-0.599cm" svg:x1="18.035cm" svg:y1="17.035cm" svg:x2="18.039cm" svg:y2="11.035cm" draw:start-shape="id20" draw:start-glue-point="3" draw:end-shape="id19" draw:end-glue-point="8" svg:d="M18035 17035h-1219v-6000h1223" svg:viewBox="0 0 1224 6001">
          <text:p/>
        </draw:connector>
        <draw:frame draw:style-name="gr16" draw:text-style-name="P12" draw:layer="layout" svg:width="0.692cm" svg:height="0.628cm" svg:x="17.235cm" svg:y="16.298cm">
          <draw:text-box>
            <text:p><text:span text:style-name="T4">G7</text:span></text:p>
          </draw:text-box>
        </draw:frame>
        <draw:connector draw:style-name="配線" draw:layer="layout" svg:x1="16.036cm" svg:y1="12.035cm" svg:x2="22.939cm" svg:y2="12.035cm" draw:start-shape="id21" draw:start-glue-point="1" draw:end-shape="id22" draw:end-glue-point="6" svg:d="M16036 12035h6903" svg:viewBox="0 0 6904 1">
          <text:p/>
        </draw:connector>
        <draw:g xml:id="id21" draw:id="id21">
          <draw:polygon draw:style-name="ゲート" draw:text-style-name="P9" draw:layer="layout" svg:width="0.399cm" svg:height="0.199cm" svg:x="15.636cm" svg:y="11.935cm" svg:viewBox="0 0 400 200" draw:points="0,0 0,200 300,200 400,100 300,0">
            <text:p/>
          </draw:polygon>
          <draw:rect draw:style-name="gr3" draw:text-style-name="P11" draw:layer="layout" svg:width="0.4cm" svg:height="0.4cm" svg:x="15.636cm" svg:y="11.835cm">
            <text:p/>
          </draw:rect>
        </draw:g>
        <draw:frame draw:style-name="gr16" draw:text-style-name="P12" draw:layer="layout" svg:width="0.692cm" svg:height="0.628cm" svg:x="14.835cm" svg:y="11.598cm">
          <draw:text-box>
            <text:p><text:span text:style-name="T4">G2</text:span></text:p>
          </draw:text-box>
        </draw:frame>
        <draw:g xml:id="id22" draw:id="id22">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22.835cm" svg:y="11.835cm" svg:viewBox="0 0 1000 800" svg:d="M0 0h400c400 0 600 400 600 400 0 0-200 400-600 400h-400c0 0 145-200 145-400s-145-400-145-400z">
            <text:p/>
          </draw:path>
          <draw:circle draw:style-name="ゲート" draw:text-style-name="P9" draw:layer="layout" svg:width="0.2cm" svg:height="0.2cm" svg:x="23.835cm" svg:y="12.135cm">
            <text:p/>
          </draw:circle>
        </draw:g>
        <draw:g xml:id="id23" draw:id="id23">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9.735cm" svg:y="10.735cm">
            <text:p/>
          </draw:circle>
          <draw:rect draw:style-name="gr3" draw:text-style-name="P11" draw:layer="layout" svg:width="0.4cm" svg:height="0.4cm" svg:x="19.635cm" svg:y="10.635cm">
            <text:p/>
          </draw:rect>
        </draw:g>
        <draw:connector draw:style-name="配線" draw:layer="layout" svg:x1="19.135cm" svg:y1="10.835cm" svg:x2="19.735cm" svg:y2="10.835cm" draw:start-shape="id19" draw:start-glue-point="11" draw:end-shape="id23" draw:end-glue-point="5" svg:d="M19135 10835h600" svg:viewBox="0 0 601 1">
          <text:p/>
        </draw:connector>
        <draw:connector draw:style-name="配線" draw:layer="layout" svg:x1="19.835cm" svg:y1="10.935cm" svg:x2="22.939cm" svg:y2="12.435cm" draw:start-shape="id23" draw:start-glue-point="4" draw:end-shape="id22" draw:end-glue-point="8" svg:d="M19835 10935v1500h3104" svg:viewBox="0 0 3105 1501">
          <text:p/>
        </draw:connector>
        <draw:connector draw:style-name="配線" draw:layer="layout" svg:x1="24.035cm" svg:y1="12.235cm" svg:x2="19.635cm" svg:y2="17.035cm" draw:start-shape="id22" draw:start-glue-point="11" draw:end-shape="id20" draw:end-glue-point="1" svg:d="M24035 12235h520v4800h-4920" svg:viewBox="0 0 4921 4801">
          <text:p/>
        </draw:connector>
        <draw:path draw:style-name="ゲート" draw:text-style-name="P14" xml:id="id24" draw:id="id24" draw:layer="layout" svg:width="0.999cm" svg:height="0.799cm" svg:x="17.935cm" svg:y="9.435cm" svg:viewBox="0 0 1000 800" svg:d="M0 0h600c200 0 400 200 400 400s-200 400-400 400h-600v-400z">
          <draw:glue-point draw:id="4" svg:x="-5cm" svg:y="-5cm" draw:escape-direction="left"/>
          <draw:glue-point draw:id="5" svg:x="-5.3cm" svg:y="-2.5cm" draw:escape-direction="left"/>
          <draw:glue-point draw:id="6" svg:x="-5cm" svg:y="0cm" draw:escape-direction="left"/>
          <draw:glue-point draw:id="7" svg:x="-5cm" svg:y="2.5cm" draw:escape-direction="left"/>
          <draw:glue-point draw:id="8" svg:x="-5cm" svg:y="0cm" draw:escape-direction="left"/>
          <draw:glue-point draw:id="9" svg:x="-5cm" svg:y="5cm" draw:escape-direction="left"/>
          <draw:glue-point draw:id="10" svg:x="5cm" svg:y="0cm"/>
          <draw:glue-point draw:id="11" svg:x="-5cm" svg:y="-3.75cm" draw:escape-direction="left"/>
          <draw:glue-point draw:id="12" svg:x="-5cm" svg:y="-1.25cm" draw:escape-direction="left"/>
          <draw:glue-point draw:id="13" svg:x="-5cm" svg:y="1.25cm" draw:escape-direction="left"/>
          <draw:glue-point draw:id="14" svg:x="-5cm" svg:y="3.75cm" draw:escape-direction="left"/>
          <text:p/>
        </draw:path>
        <draw:connector draw:style-name="配線" draw:layer="layout" svg:x1="17.735cm" svg:y1="9.635cm" svg:x2="17.935cm" svg:y2="9.635cm" draw:start-shape="id17" draw:start-glue-point="7" draw:end-shape="id24" draw:end-glue-point="5" svg:d="M17735 9635h200" svg:viewBox="0 0 201 1">
          <text:p/>
        </draw:connector>
        <draw:connector draw:style-name="配線" draw:layer="layout" draw:line-skew="-0.199cm" svg:x1="20.235cm" svg:y1="15.635cm" svg:x2="17.935cm" svg:y2="10.035cm" draw:start-shape="id25" draw:start-glue-point="3" draw:end-shape="id24" draw:end-glue-point="7" svg:d="M20235 15635h-3019v-5600h719" svg:viewBox="0 0 3020 5601">
          <text:p/>
        </draw:connector>
        <draw:path draw:style-name="ゲート" draw:text-style-name="P14" xml:id="id27" draw:id="id27" draw:layer="layout" svg:width="0.999cm" svg:height="0.799cm" svg:x="20.135cm" svg:y="9.6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connector draw:style-name="配線" draw:layer="layout" svg:x1="18.935cm" svg:y1="9.835cm" svg:x2="19.335cm" svg:y2="9.835cm" draw:start-shape="id24" draw:start-glue-point="10" draw:end-shape="id26" draw:end-glue-point="5" svg:d="M18935 9835h400" svg:viewBox="0 0 401 1">
          <text:p/>
        </draw:connector>
        <draw:g xml:id="id26" draw:id="id26">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19.335cm" svg:y="9.735cm">
            <text:p/>
          </draw:circle>
          <draw:rect draw:style-name="gr3" draw:text-style-name="P11" draw:layer="layout" svg:width="0.4cm" svg:height="0.4cm" svg:x="19.235cm" svg:y="9.635cm">
            <text:p/>
          </draw:rect>
        </draw:g>
        <draw:connector draw:style-name="配線" draw:layer="layout" svg:x1="19.535cm" svg:y1="9.835cm" svg:x2="20.238cm" svg:y2="9.835cm" draw:start-shape="id26" draw:start-glue-point="7" draw:end-shape="id27" draw:end-glue-point="8" svg:d="M19535 9835h703" svg:viewBox="0 0 704 1">
          <text:p/>
        </draw:connector>
        <draw:path draw:style-name="ゲート" draw:text-style-name="P14" xml:id="id28" draw:id="id28" draw:layer="layout" svg:width="0.999cm" svg:height="0.799cm" svg:x="20.135cm" svg:y="11.035cm" svg:viewBox="0 0 1000 800" svg:d="M0 0h400c400 0 600 400 600 400 0 0-200 400-600 400h-400c0 0 145-200 145-400s-145-400-145-400z">
          <draw:glue-point draw:id="4" svg:x="-5cm" svg:y="-5cm" draw:escape-direction="left"/>
          <draw:glue-point draw:id="5" svg:x="-5cm" svg:y="5cm" draw:escape-direction="left"/>
          <draw:glue-point draw:id="6" svg:x="-3.55cm" svg:y="0cm" draw:escape-direction="left"/>
          <draw:glue-point draw:id="7" svg:x="5cm" svg:y="0cm"/>
          <draw:glue-point draw:id="8" svg:x="-3.97cm" svg:y="-2.5cm" draw:escape-direction="left"/>
          <draw:glue-point draw:id="9" svg:x="-3.97cm" svg:y="2.5cm" draw:escape-direction="left"/>
          <draw:glue-point draw:id="10" svg:x="-4.38cm" svg:y="-3.75cm" draw:escape-direction="left"/>
          <draw:glue-point draw:id="11" svg:x="-3.67cm" svg:y="-1.25cm" draw:escape-direction="left"/>
          <draw:glue-point draw:id="12" svg:x="-3.67cm" svg:y="1.25cm" draw:escape-direction="left"/>
          <draw:glue-point draw:id="13" svg:x="-4.38cm" svg:y="3.75cm" draw:escape-direction="left"/>
          <text:p/>
        </draw:path>
        <draw:connector draw:style-name="配線" draw:layer="layout" svg:x1="19.435cm" svg:y1="9.935cm" svg:x2="20.238cm" svg:y2="11.235cm" draw:start-shape="id26" draw:start-glue-point="4" draw:end-shape="id28" draw:end-glue-point="8" svg:d="M19435 9935v1300h803" svg:viewBox="0 0 804 1301">
          <text:p/>
        </draw:connector>
        <draw:connector draw:style-name="配線" draw:layer="layout" draw:line-skew="-1.65cm" svg:x1="16.035cm" svg:y1="13.035cm" svg:x2="20.238cm" svg:y2="11.635cm" draw:start-shape="id29" draw:start-glue-point="1" draw:end-shape="id28" draw:end-glue-point="9" svg:d="M16035 13035h400v-1400h3803" svg:viewBox="0 0 4204 1401">
          <text:p/>
        </draw:connector>
        <draw:g xml:id="id29" draw:id="id29">
          <draw:polygon draw:style-name="ゲート" draw:text-style-name="P9" draw:layer="layout" svg:width="0.399cm" svg:height="0.199cm" svg:x="15.635cm" svg:y="12.935cm" svg:viewBox="0 0 400 200" draw:points="0,0 0,200 300,200 400,100 300,0">
            <text:p/>
          </draw:polygon>
          <draw:rect draw:style-name="gr3" draw:text-style-name="P11" draw:layer="layout" svg:width="0.4cm" svg:height="0.4cm" svg:x="15.635cm" svg:y="12.835cm">
            <text:p/>
          </draw:rect>
        </draw:g>
        <draw:frame draw:style-name="gr16" draw:text-style-name="P12" draw:layer="layout" svg:width="0.692cm" svg:height="0.628cm" svg:x="14.835cm" svg:y="12.735cm">
          <draw:text-box>
            <text:p><text:span text:style-name="T4">G3</text:span></text:p>
          </draw:text-box>
        </draw:frame>
        <draw:g xml:id="id30" draw:id="id30">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text-style-name="P9" draw:layer="layout" svg:width="0.2cm" svg:height="0.2cm" svg:x="22.835cm" svg:y="10.535cm">
            <text:p/>
          </draw:circle>
          <draw:path draw:style-name="ゲート" draw:text-style-name="P9" draw:layer="layout" svg:width="0.999cm" svg:height="0.799cm" svg:x="21.835cm" svg:y="10.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connector draw:style-name="配線" draw:layer="layout" svg:x1="21.135cm" svg:y1="10.035cm" svg:x2="21.835cm" svg:y2="10.435cm" draw:start-shape="id27" draw:start-glue-point="7" draw:end-shape="id30" draw:end-glue-point="9" svg:d="M21135 10035h350v400h350" svg:viewBox="0 0 701 401">
          <text:p/>
        </draw:connector>
        <draw:connector draw:style-name="配線" draw:layer="layout" svg:x1="19.835cm" svg:y1="10.735cm" svg:x2="20.238cm" svg:y2="10.235cm" draw:start-shape="id23" draw:start-glue-point="6" draw:end-shape="id27" draw:end-glue-point="9" svg:d="M19835 10735v-500h403" svg:viewBox="0 0 404 501">
          <text:p/>
        </draw:connector>
        <draw:g xml:id="id31" draw:id="id31">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text-style-name="P9" draw:layer="layout" svg:width="0.2cm" svg:height="0.2cm" svg:x="24.635cm" svg:y="11.135cm">
            <text:p/>
          </draw:circle>
          <draw:path draw:style-name="ゲート" draw:text-style-name="P9" draw:layer="layout" svg:width="0.999cm" svg:height="0.799cm" svg:x="23.635cm" svg:y="10.8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connector draw:style-name="配線" draw:layer="layout" svg:x1="23.035cm" svg:y1="10.635cm" svg:x2="23.635cm" svg:y2="11.035cm" draw:start-shape="id30" draw:start-glue-point="8" draw:end-shape="id31" draw:end-glue-point="9" svg:d="M23035 10635h300v400h300" svg:viewBox="0 0 601 401">
          <text:p/>
        </draw:connector>
        <draw:connector draw:style-name="配線" draw:layer="layout" svg:x1="25.235cm" svg:y1="12.535cm" svg:x2="21.835cm" svg:y2="15.635cm" draw:start-shape="id32" draw:start-glue-point="4" draw:end-shape="id25" draw:end-glue-point="1" svg:d="M25235 12535v3100h-3400" svg:viewBox="0 0 3401 3101">
          <text:p/>
        </draw:connector>
        <draw:g xml:id="id34" draw:id="id34">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text-style-name="P9" draw:layer="layout" svg:width="0.999cm" svg:height="0.799cm" svg:x="25.535cm" svg:y="12.235cm" svg:viewBox="0 0 1000 800" svg:d="M0 0h400c400 0 600 400 600 400 0 0-200 400-600 400h-400c0 0 145-200 145-400s-145-400-145-400z">
            <text:p/>
          </draw:path>
          <draw:circle draw:style-name="ゲート" draw:text-style-name="P9" draw:layer="layout" svg:width="0.2cm" svg:height="0.2cm" svg:x="26.535cm" svg:y="12.535cm">
            <text:p/>
          </draw:circle>
        </draw:g>
        <draw:g xml:id="id33" draw:id="id33">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25.135cm" svg:y="11.135cm">
            <text:p/>
          </draw:circle>
          <draw:rect draw:style-name="gr3" draw:text-style-name="P11" draw:layer="layout" svg:width="0.4cm" svg:height="0.4cm" svg:x="25.035cm" svg:y="11.035cm">
            <text:p/>
          </draw:rect>
        </draw:g>
        <draw:connector draw:style-name="配線" draw:layer="layout" svg:x1="24.835cm" svg:y1="11.235cm" svg:x2="25.135cm" svg:y2="11.235cm" draw:start-shape="id31" draw:start-glue-point="8" draw:end-shape="id33" draw:end-glue-point="5" svg:d="M24835 11235h300" svg:viewBox="0 0 301 1">
          <text:p/>
        </draw:connector>
        <draw:connector draw:style-name="配線" draw:layer="layout" svg:x1="25.235cm" svg:y1="12.335cm" svg:x2="25.235cm" svg:y2="11.335cm" draw:start-shape="id32" draw:start-glue-point="6" draw:end-shape="id33" draw:end-glue-point="4" svg:d="M25235 12335v-1000" svg:viewBox="0 0 1 1001">
          <text:p/>
        </draw:connector>
        <draw:connector draw:style-name="配線" draw:layer="layout" svg:x1="17.635cm" svg:y1="9.735cm" svg:x2="25.639cm" svg:y2="12.835cm" draw:start-shape="id17" draw:start-glue-point="4" draw:end-shape="id34" draw:end-glue-point="8" svg:d="M17635 9735v3100h8004" svg:viewBox="0 0 8005 3101">
          <text:p/>
        </draw:connector>
        <draw:connector draw:style-name="配線" draw:layer="layout" svg:x1="26.735cm" svg:y1="12.635cm" svg:x2="24.035cm" svg:y2="14.235cm" draw:start-shape="id34" draw:start-glue-point="11" draw:end-shape="id35" draw:end-glue-point="1" svg:d="M26735 12635h520v1600h-3220" svg:viewBox="0 0 3221 1601">
          <text:p/>
        </draw:connector>
        <draw:connector draw:style-name="配線" draw:layer="layout" svg:x1="22.435cm" svg:y1="14.235cm" svg:x2="23.635cm" svg:y2="11.435cm" draw:start-shape="id35" draw:start-glue-point="3" draw:end-shape="id31" draw:end-glue-point="6" svg:d="M22435 14235h-520v-2800h1720" svg:viewBox="0 0 1721 2801">
          <text:p/>
        </draw:connector>
        <draw:g xml:id="id37" draw:id="id37">
          <draw:polygon draw:style-name="ゲート" draw:text-style-name="P9" draw:layer="layout" svg:width="0.399cm" svg:height="0.199cm" svg:x="26.835cm" svg:y="11.135cm" svg:viewBox="0 0 400 200" draw:points="0,0 0,200 300,200 400,100 300,0">
            <text:p/>
          </draw:polygon>
          <draw:rect draw:style-name="gr3" draw:text-style-name="P11" draw:layer="layout" svg:width="0.4cm" svg:height="0.4cm" svg:x="26.835cm" svg:y="11.035cm">
            <text:p/>
          </draw:rect>
        </draw:g>
        <draw:connector draw:style-name="配線" draw:layer="layout" svg:x1="25.335cm" svg:y1="11.235cm" svg:x2="25.639cm" svg:y2="11.235cm" draw:start-shape="id33" draw:start-glue-point="7" draw:end-shape="id36" draw:end-glue-point="3" svg:d="M25335 11235h304" svg:viewBox="0 0 305 1">
          <text:p/>
        </draw:connector>
        <draw:frame draw:style-name="gr17" draw:text-style-name="P12" draw:layer="layout" svg:width="0.976cm" svg:height="0.628cm" svg:x="27.377cm" svg:y="10.898cm">
          <draw:text-box>
            <text:p><text:span text:style-name="T4">G17</text:span></text:p>
          </draw:text-box>
        </draw:frame>
        <draw:g xml:id="id32" draw:id="id32">
          <draw:glue-point draw:id="4" svg:x="0cm" svg:y="2.5cm" draw:escape-direction="down"/>
          <draw:glue-point draw:id="5" svg:x="-2.5cm" svg:y="0cm" draw:escape-direction="left"/>
          <draw:glue-point draw:id="6" svg:x="0cm" svg:y="-2.5cm" draw:escape-direction="up"/>
          <draw:glue-point draw:id="7" svg:x="2.5cm" svg:y="0cm" draw:escape-direction="right"/>
          <draw:circle draw:style-name="gr5" draw:text-style-name="P10" draw:layer="layout" svg:width="0.2cm" svg:height="0.2cm" svg:x="25.135cm" svg:y="12.335cm">
            <text:p/>
          </draw:circle>
          <draw:rect draw:style-name="gr3" draw:text-style-name="P11" draw:layer="layout" svg:width="0.4cm" svg:height="0.4cm" svg:x="25.035cm" svg:y="12.235cm">
            <text:p/>
          </draw:rect>
        </draw:g>
        <draw:connector draw:style-name="配線" draw:layer="layout" svg:x1="25.335cm" svg:y1="12.435cm" svg:x2="25.639cm" svg:y2="12.435cm" draw:start-shape="id32" draw:start-glue-point="7" draw:end-shape="id34" draw:end-glue-point="6" svg:d="M25335 12435h304" svg:viewBox="0 0 305 1">
          <text:p/>
        </draw:connector>
        <draw:connector draw:style-name="配線" draw:layer="layout" svg:x1="21.135cm" svg:y1="11.435cm" svg:x2="21.835cm" svg:y2="10.835cm" draw:start-shape="id28" draw:start-glue-point="7" draw:end-shape="id30" draw:end-glue-point="6" svg:d="M21135 11435h350v-600h350" svg:viewBox="0 0 701 601">
          <text:p/>
        </draw:connector>
        <draw:frame draw:style-name="gr16" draw:text-style-name="P12" draw:layer="layout" svg:width="0.692cm" svg:height="0.628cm" svg:x="19.335cm" svg:y="14.935cm">
          <draw:text-box>
            <text:p><text:span text:style-name="T4">G6</text:span></text:p>
          </draw:text-box>
        </draw:frame>
        <draw:frame draw:style-name="gr16" draw:text-style-name="P12" draw:layer="layout" svg:width="0.692cm" svg:height="0.628cm" svg:x="21.135cm" svg:y="13.498cm">
          <draw:text-box>
            <text:p><text:span text:style-name="T4">G5</text:span></text:p>
          </draw:text-box>
        </draw:frame>
        <draw:frame draw:style-name="gr17" draw:text-style-name="P12" draw:layer="layout" svg:width="0.976cm" svg:height="0.628cm" svg:x="24.735cm" svg:y="16.407cm">
          <draw:text-box>
            <text:p><text:span text:style-name="T4">G13</text:span></text:p>
          </draw:text-box>
        </draw:frame>
        <draw:frame draw:style-name="gr17" draw:text-style-name="P12" draw:layer="layout" svg:width="0.976cm" svg:height="0.628cm" svg:x="25.359cm" svg:y="15.035cm">
          <draw:text-box>
            <text:p><text:span text:style-name="T4">G11</text:span></text:p>
          </draw:text-box>
        </draw:frame>
        <draw:frame draw:style-name="gr17" draw:text-style-name="P12" draw:layer="layout" svg:width="0.976cm" svg:height="0.628cm" svg:x="27.235cm" svg:y="12.435cm">
          <draw:text-box>
            <text:p><text:span text:style-name="T4">G10</text:span></text:p>
          </draw:text-box>
        </draw:frame>
        <draw:g xml:id="id36" draw:id="id36">
          <draw:polygon draw:style-name="ゲート" draw:text-style-name="P9" draw:layer="layout" svg:width="0.599cm" svg:height="0.799cm" svg:x="25.639cm" svg:y="10.835cm" svg:viewBox="0 0 600 800" draw:points="0,0 0,800 600,400">
            <text:p/>
          </draw:polygon>
          <draw:circle draw:style-name="ゲート" draw:text-style-name="P9" draw:layer="layout" svg:width="0.2cm" svg:height="0.2cm" svg:x="26.239cm" svg:y="11.135cm">
            <text:p/>
          </draw:circle>
        </draw:g>
        <draw:connector draw:style-name="配線" draw:layer="layout" svg:x1="26.439cm" svg:y1="11.235cm" svg:x2="26.835cm" svg:y2="11.235cm" draw:start-shape="id36" draw:start-glue-point="1" draw:end-shape="id37" draw:end-glue-point="3" svg:d="M26439 11235h396" svg:viewBox="0 0 397 1">
          <text:p/>
        </draw:connector>
        <draw:frame draw:style-name="gr16" draw:text-style-name="P12" draw:layer="layout" svg:width="0.692cm" svg:height="0.628cm" svg:x="22.977cm" svg:y="10.035cm">
          <draw:text-box>
            <text:p><text:span text:style-name="T4">G9</text:span></text:p>
          </draw:text-box>
        </draw:frame>
        <draw:frame draw:style-name="gr17" draw:text-style-name="P12" draw:layer="layout" svg:width="0.976cm" svg:height="0.628cm" svg:x="17.739cm" svg:y="12.835cm">
          <draw:text-box>
            <text:p><text:span text:style-name="T4">G14</text:span></text:p>
          </draw:text-box>
        </draw:frame>
        <draw:frame draw:style-name="gr16" draw:text-style-name="P12" draw:layer="layout" svg:width="0.692cm" svg:height="0.628cm" svg:x="19.135cm" svg:y="9.198cm">
          <draw:text-box>
            <text:p><text:span text:style-name="T4">G8</text:span></text:p>
          </draw:text-box>
        </draw:frame>
        <draw:frame draw:style-name="gr17" draw:text-style-name="P12" draw:layer="layout" svg:width="0.976cm" svg:height="0.628cm" svg:x="21.135cm" svg:y="9.398cm">
          <draw:text-box>
            <text:p><text:span text:style-name="T4">G15</text:span></text:p>
          </draw:text-box>
        </draw:frame>
        <draw:frame draw:style-name="gr17" draw:text-style-name="P15" draw:layer="layout" svg:width="0.976cm" svg:height="0.628cm" svg:x="19.977cm" svg:y="10.435cm">
          <draw:text-box>
            <text:p><text:span text:style-name="T5">G12</text:span></text:p>
          </draw:text-box>
        </draw:frame>
        <draw:frame draw:style-name="gr17" draw:text-style-name="P15" draw:layer="layout" svg:width="0.976cm" svg:height="0.628cm" svg:x="21.059cm" svg:y="10.835cm">
          <draw:text-box>
            <text:p><text:span text:style-name="T5">G16</text:span></text:p>
          </draw:text-box>
        </draw:frame>
        <draw:frame draw:style-name="gr6" draw:text-style-name="P5" draw:layer="layout" svg:width="3.364cm" svg:height="0.484cm" svg:x="19.484cm" svg:y="18.435cm">
          <draw:text-box>
            <text:p text:style-name="P3"><text:span text:style-name="T2">ISCAS'89 C27</text:span><text:span text:style-name="T2">回路</text:span></text:p>
          </draw:text-box>
        </draw:frame>
        <draw:line draw:style-name="gr18" draw:layer="layout" svg:x1="13.688cm" svg:y1="7.635cm" svg:x2="13.688cm" svg:y2="3.035cm">
          <text:p/>
        </draw:line>
        <draw:line draw:style-name="gr19" draw:layer="layout" svg:x1="14.288cm" svg:y1="7.635cm" svg:x2="14.288cm" svg:y2="3.035cm">
          <text:p/>
        </draw:line>
        <draw:g>
          <draw:glue-point draw:id="4" svg:x="0cm" svg:y="-5cm" draw:escape-direction="up"/>
          <draw:glue-point draw:id="5" svg:x="0cm" svg:y="0cm" draw:escape-direction="up"/>
          <draw:circle draw:style-name="gr5" draw:text-style-name="P1" draw:layer="layout" svg:width="0.2cm" svg:height="0.2cm" svg:x="12.788cm" svg:y="6.735cm">
            <text:p/>
          </draw:circle>
          <draw:rect draw:style-name="gr3" draw:text-style-name="P2" draw:layer="layout" svg:width="0.4cm" svg:height="0.4cm" svg:x="12.688cm" svg:y="6.635cm">
            <text:p/>
          </draw:rect>
          <draw:line draw:style-name="standard" draw:layer="layout" svg:x1="12.888cm" svg:y1="6.635cm" svg:x2="12.888cm" svg:y2="6.835cm">
            <text:p/>
          </draw:line>
        </draw:g>
        <draw:g>
          <draw:glue-point draw:id="4" svg:x="5cm" svg:y="0cm" draw:escape-direction="right"/>
          <draw:glue-point draw:id="5" svg:x="0cm" svg:y="0cm" draw:escape-direction="right"/>
          <draw:circle draw:style-name="gr5" draw:text-style-name="P1" draw:layer="layout" svg:width="0.2cm" svg:height="0.2cm" svg:x="12.788cm" svg:y="7.535cm">
            <text:p/>
          </draw:circle>
          <draw:rect draw:style-name="gr3" draw:text-style-name="P2" draw:layer="layout" svg:width="0.4cm" svg:height="0.4cm" svg:x="12.688cm" svg:y="7.435cm">
            <text:p/>
          </draw:rect>
          <draw:line draw:style-name="standard" draw:layer="layout" svg:x1="13.088cm" svg:y1="7.635cm" svg:x2="12.888cm" svg:y2="7.635cm">
            <text:p/>
          </draw:line>
        </draw:g>
        <draw:g>
          <draw:glue-point draw:id="4" svg:x="0cm" svg:y="5cm" draw:escape-direction="down"/>
          <draw:glue-point draw:id="5" svg:x="0cm" svg:y="0cm" draw:escape-direction="down"/>
          <draw:circle draw:style-name="gr5" draw:text-style-name="P1" draw:layer="layout" svg:width="0.2cm" svg:height="0.2cm" svg:x="12.788cm" svg:y="8.335cm">
            <text:p/>
          </draw:circle>
          <draw:rect draw:style-name="gr3" draw:text-style-name="P2" draw:layer="layout" svg:width="0.4cm" svg:height="0.4cm" svg:x="12.688cm" svg:y="8.235cm">
            <text:p/>
          </draw:rect>
          <draw:line draw:style-name="standard" draw:layer="layout" svg:x1="12.888cm" svg:y1="8.635cm" svg:x2="12.888cm" svg:y2="8.435cm">
            <text:p/>
          </draw:line>
        </draw:g>
        <draw:g>
          <draw:glue-point draw:id="4" svg:x="-5cm" svg:y="0cm" draw:escape-direction="left"/>
          <draw:glue-point draw:id="5" svg:x="0cm" svg:y="0cm" draw:escape-direction="left"/>
          <draw:circle draw:style-name="gr5" draw:text-style-name="P1" draw:layer="layout" svg:width="0.2cm" svg:height="0.2cm" svg:x="12.788cm" svg:y="9.135cm">
            <text:p/>
          </draw:circle>
          <draw:rect draw:style-name="gr3" draw:text-style-name="P2" draw:layer="layout" svg:width="0.4cm" svg:height="0.4cm" svg:x="12.688cm" svg:y="9.035cm">
            <text:p/>
          </draw:rect>
          <draw:line draw:style-name="standard" draw:layer="layout" svg:x1="12.688cm" svg:y1="9.235cm" svg:x2="12.888cm" svg:y2="9.235cm">
            <text:p/>
          </draw:line>
        </draw:g>
      </draw:page>
      <draw:page draw:name="page2" draw:style-name="dp1" draw:master-page-name="circuit">
        <draw:g>
          <draw:rect draw:style-name="gr20" draw:text-style-name="P16" draw:layer="layout" svg:width="1.6cm" svg:height="2cm" svg:x="20.435cm" svg:y="8.835cm">
            <text:p/>
          </draw:rect>
          <draw:rect draw:style-name="gr20" draw:text-style-name="P16" draw:layer="layout" svg:width="1.6cm" svg:height="2cm" svg:x="20.335cm" svg:y="8.735cm">
            <text:p/>
          </draw:rect>
          <draw:g>
            <draw:rect draw:style-name="ゲート" draw:layer="layout" svg:width="1.6cm" svg:height="2cm" svg:x="20.235cm" svg:y="8.635cm">
              <text:p/>
            </draw:rect>
            <draw:polyline draw:style-name="ゲート" draw:layer="layout" svg:width="0.282cm" svg:height="0.282cm" draw:transform="rotate (0.785398163397448) translate (20.835cm 10.635cm)" svg:viewBox="0 0 283 283" draw:points="0,0 283,0 283,283">
              <text:p/>
            </draw:polyline>
            <draw:frame draw:style-name="gr21" draw:text-style-name="P8" draw:layer="layout" svg:width="1cm" svg:height="1.2cm" svg:x="20.235cm" svg:y="9.035cm">
              <draw:text-box>
                <text:p><text:span text:style-name="T3">D</text:span></text:p>
              </draw:text-box>
            </draw:frame>
            <draw:frame draw:style-name="gr22" draw:text-style-name="P8" draw:layer="layout" svg:width="1cm" svg:height="1.2cm" svg:x="20.835cm" svg:y="9.035cm">
              <draw:text-box>
                <text:p><text:span text:style-name="T3">Q</text:span></text:p>
              </draw:text-box>
            </draw:frame>
          </draw:g>
        </draw:g>
        <draw:line draw:style-name="gr23" draw:layer="layout" svg:x1="17.035cm" svg:y1="9.635cm" svg:x2="20.235cm" svg:y2="9.635cm">
          <text:p/>
        </draw:line>
        <draw:line draw:style-name="配線" draw:layer="layout" svg:x1="18.335cm" svg:y1="9.435cm" svg:x2="18.135cm" svg:y2="9.835cm">
          <text:p/>
        </draw:line>
        <draw:polyline draw:style-name="gr23" draw:layer="layout" svg:width="12.712cm" svg:height="6.252cm" draw:transform="skewX (-4.68623049415713E-017) rotate (-2.79287586904133) translate (23.6772526531766cm 11.4014930068094cm)" svg:viewBox="0 0 12713 6253" draw:points="940,2221 0,1880 683,0 12713,4374 12030,6253 10526,5707">
          <text:p/>
        </draw:polyline>
        <draw:g>
          <draw:polygon draw:style-name="ゲート" draw:layer="layout" svg:width="0.399cm" svg:height="0.199cm" svg:x="10.435cm" svg:y="7.535cm" svg:viewBox="0 0 400 200" draw:points="0,0 0,200 300,200 400,100 300,0">
            <text:p/>
          </draw:polygon>
          <draw:rect draw:style-name="gr3" draw:text-style-name="P2" draw:layer="layout" svg:width="0.4cm" svg:height="0.4cm" svg:x="10.435cm" svg:y="7.435cm">
            <text:p/>
          </draw:rect>
        </draw:g>
        <draw:line draw:style-name="gr23" draw:layer="layout" svg:x1="10.835cm" svg:y1="7.635cm" svg:x2="12.235cm" svg:y2="7.635cm">
          <text:p/>
        </draw:line>
        <draw:line draw:style-name="配線" draw:layer="layout" svg:x1="11.335cm" svg:y1="7.435cm" svg:x2="11.135cm" svg:y2="7.835cm">
          <text:p/>
        </draw:line>
        <draw:g>
          <draw:polygon draw:style-name="ゲート" draw:layer="layout" svg:width="0.399cm" svg:height="0.199cm" svg:x="21.835cm" svg:y="7.51cm" svg:viewBox="0 0 400 200" draw:points="0,0 0,200 300,200 400,100 300,0">
            <text:p/>
          </draw:polygon>
          <draw:rect draw:style-name="gr3" draw:text-style-name="P2" draw:layer="layout" svg:width="0.4cm" svg:height="0.4cm" svg:x="21.835cm" svg:y="7.41cm">
            <text:p/>
          </draw:rect>
        </draw:g>
        <draw:line draw:style-name="gr23" draw:layer="layout" svg:x1="17.635cm" svg:y1="7.635cm" svg:x2="21.837cm" svg:y2="7.635cm">
          <text:p/>
        </draw:line>
        <draw:line draw:style-name="配線" draw:layer="layout" svg:x1="19.735cm" svg:y1="7.435cm" svg:x2="19.535cm" svg:y2="7.835cm">
          <text:p/>
        </draw:line>
        <draw:line draw:style-name="配線" draw:layer="layout" svg:x1="16.235cm" svg:y1="11.435cm" svg:x2="16.035cm" svg:y2="11.835cm">
          <text:p/>
        </draw:line>
        <draw:custom-shape draw:style-name="gr24" draw:text-style-name="P18" draw:layer="layout" svg:width="6.4cm" svg:height="5.2cm" svg:x="11.635cm" svg:y="6.035cm">
          <text:p text:style-name="P17"><text:span text:style-name="T4">Combinational</text:span></text:p>
          <text:p text:style-name="P17"><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2" draw:layer="layout" svg:width="1.235cm" svg:height="0.691cm" svg:x="9.035cm" svg:y="7.235cm">
          <draw:text-box>
            <text:p><text:span text:style-name="T6">x</text:span><text:span text:style-name="T7"> </text:span><text:span text:style-name="T8">(</text:span><text:span text:style-name="T9"> </text:span><text:span text:style-name="T10">t</text:span><text:span text:style-name="T11"> </text:span><text:span text:style-name="T12">)</text:span></text:p>
          </draw:text-box>
        </draw:frame>
        <draw:frame draw:style-name="gr26" draw:text-style-name="P12" draw:layer="layout" svg:width="1.201cm" svg:height="0.691cm" svg:x="22.403cm" svg:y="7.21cm">
          <draw:text-box>
            <text:p><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7" draw:text-style-name="P12" draw:layer="layout" svg:width="1.171cm" svg:height="0.691cm" svg:x="22.335cm" svg:y="8.61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8" draw:text-style-name="P12" draw:layer="layout" svg:width="2.043cm" svg:height="0.691cm" svg:x="18.026cm" svg:y="8.611cm">
          <draw:text-box>
            <text:p><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frame draw:style-name="gr27" draw:text-style-name="P12" draw:layer="layout" svg:width="1.171cm" svg:height="0.691cm" svg:x="10.035cm" svg:y="8.635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page>
      <draw:page draw:name="page3" draw:style-name="dp1" draw:master-page-name="circuit">
        <draw:g>
          <draw:rect draw:style-name="gr20" draw:text-style-name="P16" draw:layer="layout" svg:width="1.6cm" svg:height="2cm" svg:x="14.205cm" svg:y="9.835cm">
            <text:p/>
          </draw:rect>
          <draw:rect draw:style-name="gr20" draw:text-style-name="P16" draw:layer="layout" svg:width="1.6cm" svg:height="2cm" svg:x="14.105cm" svg:y="9.735cm">
            <text:p/>
          </draw:rect>
          <draw:g>
            <draw:rect draw:style-name="ゲート" draw:layer="layout" svg:width="1.6cm" svg:height="2cm" svg:x="14.005cm" svg:y="9.635cm">
              <text:p/>
            </draw:rect>
            <draw:polyline draw:style-name="ゲート" draw:layer="layout" svg:width="0.282cm" svg:height="0.282cm" draw:transform="rotate (0.785398163397448) translate (14.605cm 11.635cm)" svg:viewBox="0 0 283 283" draw:points="0,0 283,0 283,283">
              <text:p/>
            </draw:polyline>
            <draw:frame draw:style-name="gr21" draw:text-style-name="P8" draw:layer="layout" svg:width="1cm" svg:height="1.2cm" svg:x="14.005cm" svg:y="10.035cm">
              <draw:text-box>
                <text:p><text:span text:style-name="T3">D</text:span></text:p>
              </draw:text-box>
            </draw:frame>
            <draw:frame draw:style-name="gr22" draw:text-style-name="P8" draw:layer="layout" svg:width="1cm" svg:height="1.2cm" svg:x="14.605cm" svg:y="10.035cm">
              <draw:text-box>
                <text:p><text:span text:style-name="T3">Q</text:span></text:p>
              </draw:text-box>
            </draw:frame>
          </draw:g>
        </draw:g>
        <draw:line draw:style-name="gr23" draw:layer="layout" svg:x1="11.235cm" svg:y1="10.635cm" svg:x2="14.005cm" svg:y2="10.635cm">
          <text:p/>
        </draw:line>
        <draw:line draw:style-name="配線" draw:layer="layout" svg:x1="12.735cm" svg:y1="10.435cm" svg:x2="12.535cm" svg:y2="10.835cm">
          <text:p/>
        </draw:line>
        <draw:polyline draw:style-name="gr29" draw:layer="layout" svg:width="13.242cm" svg:height="6.321cm" draw:transform="skewX (-4.44958237080965E-017) rotate (-2.79287586904133) translate (17.7983789797649cm 13.284739510214cm)" svg:viewBox="0 0 13243 6322" draw:points="0,2819 1025,0 13243,4442 12559,6322 11056,5775">
          <text:p/>
        </draw:polyline>
        <draw:g>
          <draw:polygon draw:style-name="ゲート" draw:layer="layout" svg:width="0.399cm" svg:height="0.199cm" svg:x="4.035cm" svg:y="9.535cm" svg:viewBox="0 0 400 200" draw:points="0,0 0,200 300,200 400,100 300,0">
            <text:p/>
          </draw:polygon>
          <draw:rect draw:style-name="gr3" draw:text-style-name="P2" draw:layer="layout" svg:width="0.4cm" svg:height="0.4cm" svg:x="4.035cm" svg:y="9.435cm">
            <text:p/>
          </draw:rect>
        </draw:g>
        <draw:line draw:style-name="gr23" draw:layer="layout" svg:x1="4.435cm" svg:y1="9.635cm" svg:x2="5.835cm" svg:y2="9.635cm">
          <text:p/>
        </draw:line>
        <draw:line draw:style-name="配線" draw:layer="layout" svg:x1="4.935cm" svg:y1="9.435cm" svg:x2="4.735cm" svg:y2="9.835cm">
          <text:p/>
        </draw:line>
        <draw:custom-shape draw:style-name="gr24" draw:text-style-name="P18" draw:layer="layout" svg:width="6.4cm" svg:height="5.2cm" svg:x="5.235cm" svg:y="8.035cm">
          <text:p text:style-name="P17"><text:span text:style-name="T4">Combinational</text:span></text:p>
          <text:p text:style-name="P17"><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8" draw:layer="layout" svg:width="6.4cm" svg:height="5.2cm" svg:x="18.005cm" svg:y="8.035cm">
          <text:p text:style-name="P17"><text:span text:style-name="T4">Combinational</text:span></text:p>
          <text:p text:style-name="P17"><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5.605cm" svg:y1="10.635cm" svg:x2="18.005cm" svg:y2="10.635cm">
          <text:p/>
        </draw:line>
        <draw:line draw:style-name="配線" draw:layer="layout" svg:x1="16.305cm" svg:y1="10.435cm" svg:x2="16.105cm" svg:y2="10.835cm">
          <text:p/>
        </draw:line>
        <draw:g>
          <draw:polygon draw:style-name="ゲート" draw:layer="layout" svg:width="0.399cm" svg:height="0.199cm" svg:x="26.007cm" svg:y="10.535cm" svg:viewBox="0 0 400 200" draw:points="0,0 0,200 300,200 400,100 300,0">
            <text:p/>
          </draw:polygon>
          <draw:rect draw:style-name="gr3" draw:text-style-name="P2" draw:layer="layout" svg:width="0.4cm" svg:height="0.4cm" svg:x="26.007cm" svg:y="10.435cm">
            <text:p/>
          </draw:rect>
        </draw:g>
        <draw:line draw:style-name="gr23" draw:layer="layout" svg:x1="24.405cm" svg:y1="10.635cm" svg:x2="26.007cm" svg:y2="10.635cm">
          <text:p/>
        </draw:line>
        <draw:line draw:style-name="配線" draw:layer="layout" svg:x1="25.005cm" svg:y1="10.435cm" svg:x2="24.805cm" svg:y2="10.835cm">
          <text:p/>
        </draw:line>
        <draw:frame draw:style-name="gr25" draw:text-style-name="P12" draw:layer="layout" svg:width="1.235cm" svg:height="0.691cm" svg:x="2.635cm" svg:y="9.235cm">
          <draw:text-box>
            <text:p><text:span text:style-name="T6">x</text:span><text:span text:style-name="T16"> </text:span><text:span text:style-name="T8">(</text:span><text:span text:style-name="T9"> </text:span><text:span text:style-name="T10">t</text:span><text:span text:style-name="T11"> </text:span><text:span text:style-name="T12">)</text:span></text:p>
          </draw:text-box>
        </draw:frame>
        <draw:frame draw:style-name="gr26" draw:text-style-name="P12" draw:layer="layout" svg:width="1.201cm" svg:height="0.691cm" svg:x="26.605cm" svg:y="10.21cm">
          <draw:text-box>
            <text:p><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7" draw:text-style-name="P12" draw:layer="layout" svg:width="1.171cm" svg:height="0.691cm" svg:x="16.405cm" svg:y="9.435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8" draw:text-style-name="P12" draw:layer="layout" svg:width="2.043cm" svg:height="0.691cm" svg:x="11.835cm" svg:y="9.61cm">
          <draw:text-box>
            <text:p><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page>
      <draw:page draw:name="page4" draw:style-name="dp1" draw:master-page-name="circuit">
        <draw:g>
          <draw:rect draw:style-name="gr20" draw:text-style-name="P16" draw:layer="layout" svg:width="1.6cm" svg:height="2cm" svg:x="14.205cm" svg:y="9.835cm">
            <text:p/>
          </draw:rect>
          <draw:rect draw:style-name="gr20" draw:text-style-name="P16" draw:layer="layout" svg:width="1.6cm" svg:height="2cm" svg:x="14.105cm" svg:y="9.735cm">
            <text:p/>
          </draw:rect>
          <draw:g>
            <draw:rect draw:style-name="ゲート" draw:layer="layout" svg:width="1.6cm" svg:height="2cm" svg:x="14.005cm" svg:y="9.635cm">
              <text:p/>
            </draw:rect>
            <draw:polyline draw:style-name="ゲート" draw:layer="layout" svg:width="0.282cm" svg:height="0.282cm" draw:transform="rotate (0.785398163397448) translate (14.605cm 11.635cm)" svg:viewBox="0 0 283 283" draw:points="0,0 283,0 283,283">
              <text:p/>
            </draw:polyline>
            <draw:frame draw:style-name="gr21" draw:text-style-name="P8" draw:layer="layout" svg:width="1cm" svg:height="1.2cm" svg:x="14.005cm" svg:y="10.035cm">
              <draw:text-box>
                <text:p><text:span text:style-name="T3">D</text:span></text:p>
              </draw:text-box>
            </draw:frame>
            <draw:frame draw:style-name="gr22" draw:text-style-name="P8" draw:layer="layout" svg:width="1cm" svg:height="1.2cm" svg:x="14.605cm" svg:y="10.035cm">
              <draw:text-box>
                <text:p><text:span text:style-name="T3">Q</text:span></text:p>
              </draw:text-box>
            </draw:frame>
          </draw:g>
        </draw:g>
        <draw:line draw:style-name="gr23" draw:layer="layout" svg:x1="11.235cm" svg:y1="10.635cm" svg:x2="14.005cm" svg:y2="10.635cm">
          <text:p/>
        </draw:line>
        <draw:line draw:style-name="配線" draw:layer="layout" svg:x1="12.735cm" svg:y1="10.435cm" svg:x2="12.535cm" svg:y2="10.835cm">
          <text:p/>
        </draw:line>
        <draw:polyline draw:style-name="gr29" draw:layer="layout" svg:width="14.181cm" svg:height="6.662cm" draw:transform="skewX (-3.94232865848945E-017) rotate (-2.79287586904133) translate (18.7983789797649cm 13.284739510214cm)" svg:viewBox="0 0 14182 6663" draw:points="0,2819 1025,0 14182,4784 13499,6663 11995,6117">
          <text:p/>
        </draw:polyline>
        <draw:g>
          <draw:polygon draw:style-name="ゲート" draw:layer="layout" svg:width="0.399cm" svg:height="0.199cm" svg:x="4.035cm" svg:y="9.535cm" svg:viewBox="0 0 400 200" draw:points="0,0 0,200 300,200 400,100 300,0">
            <text:p/>
          </draw:polygon>
          <draw:rect draw:style-name="gr3" draw:text-style-name="P2" draw:layer="layout" svg:width="0.4cm" svg:height="0.4cm" svg:x="4.035cm" svg:y="9.435cm">
            <text:p/>
          </draw:rect>
        </draw:g>
        <draw:line draw:style-name="gr23" draw:layer="layout" svg:x1="4.435cm" svg:y1="9.635cm" svg:x2="5.835cm" svg:y2="9.635cm">
          <text:p/>
        </draw:line>
        <draw:line draw:style-name="配線" draw:layer="layout" svg:x1="4.935cm" svg:y1="9.435cm" svg:x2="4.735cm" svg:y2="9.835cm">
          <text:p/>
        </draw:line>
        <draw:custom-shape draw:style-name="gr24" draw:text-style-name="P18" draw:layer="layout" svg:width="6.4cm" svg:height="5.2cm" svg:x="5.235cm" svg:y="8.035cm">
          <text:p text:style-name="P17"><text:span text:style-name="T4">Combinational</text:span></text:p>
          <text:p text:style-name="P17"><text:span text:style-name="T4">circui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5.605cm" svg:y1="10.635cm" svg:x2="20.035cm" svg:y2="10.635cm">
          <text:p/>
        </draw:line>
        <draw:line draw:style-name="配線" draw:layer="layout" svg:x1="16.805cm" svg:y1="10.435cm" svg:x2="16.605cm" svg:y2="10.835cm">
          <text:p/>
        </draw:line>
        <draw:g>
          <draw:polygon draw:style-name="ゲート" draw:layer="layout" svg:width="0.399cm" svg:height="0.199cm" svg:x="20.007cm" svg:y="10.535cm" svg:viewBox="0 0 400 200" draw:points="0,0 0,200 300,200 400,100 300,0">
            <text:p/>
          </draw:polygon>
          <draw:rect draw:style-name="gr3" draw:text-style-name="P2" draw:layer="layout" svg:width="0.4cm" svg:height="0.4cm" svg:x="20.007cm" svg:y="10.435cm">
            <text:p/>
          </draw:rect>
        </draw:g>
        <draw:line draw:style-name="配線" draw:layer="layout" svg:x1="18.805cm" svg:y1="10.435cm" svg:x2="18.605cm" svg:y2="10.835cm">
          <text:p/>
        </draw:line>
        <draw:frame draw:style-name="gr25" draw:text-style-name="P12" draw:layer="layout" svg:width="1.235cm" svg:height="0.691cm" svg:x="2.635cm" svg:y="9.235cm">
          <draw:text-box>
            <text:p><text:span text:style-name="T6">x</text:span><text:span text:style-name="T16"> </text:span><text:span text:style-name="T8">(</text:span><text:span text:style-name="T9"> </text:span><text:span text:style-name="T10">t</text:span><text:span text:style-name="T11"> </text:span><text:span text:style-name="T12">)</text:span></text:p>
          </draw:text-box>
        </draw:frame>
        <draw:frame draw:style-name="gr26" draw:text-style-name="P12" draw:layer="layout" svg:width="1.201cm" svg:height="0.691cm" svg:x="20.605cm" svg:y="10.21cm">
          <draw:text-box>
            <text:p><text:span text:style-name="T6">y</text:span><text:span text:style-name="T13"> </text:span><text:span text:style-name="T8">(</text:span><text:span text:style-name="T9"> </text:span><text:span text:style-name="T10">t</text:span><text:span text:style-name="T11"> </text:span><text:span text:style-name="T12">)</text:span></text:p>
          </draw:text-box>
        </draw:frame>
        <draw:frame draw:style-name="gr27" draw:text-style-name="P12" draw:layer="layout" svg:width="1.171cm" svg:height="0.691cm" svg:x="16.305cm" svg:y="9.535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frame draw:style-name="gr28" draw:text-style-name="P12" draw:layer="layout" svg:width="2.043cm" svg:height="0.691cm" svg:x="11.835cm" svg:y="9.61cm">
          <draw:text-box>
            <text:p><text:span text:style-name="T6">s</text:span><text:span text:style-name="T13"> </text:span><text:span text:style-name="T8">(</text:span><text:span text:style-name="T14"> </text:span><text:span text:style-name="T10">t</text:span><text:span text:style-name="T11"> </text:span><text:span text:style-name="T15">+ 1 </text:span><text:span text:style-name="T12">)</text:span></text:p>
          </draw:text-box>
        </draw:frame>
        <draw:frame draw:style-name="gr27" draw:text-style-name="P12" draw:layer="layout" svg:width="1.171cm" svg:height="0.691cm" svg:x="3.735cm" svg:y="10.635cm">
          <draw:text-box>
            <text:p><text:span text:style-name="T6">s</text:span><text:span text:style-name="T13"> </text:span><text:span text:style-name="T8">(</text:span><text:span text:style-name="T14"> </text:span><text:span text:style-name="T10">t</text:span><text:span text:style-name="T15"> </text:span><text:span text:style-name="T12">)</text:span></text:p>
          </draw:text-box>
        </draw:frame>
        <draw:line draw:style-name="配線" draw:layer="layout" svg:x1="4.435cm" svg:y1="11.435cm" svg:x2="4.235cm" svg:y2="11.835cm">
          <text:p/>
        </draw:line>
      </draw:page>
      <draw:page draw:name="page5" draw:style-name="dp1" draw:master-page-name="circuit">
        <draw:g>
          <draw:custom-shape draw:style-name="gr30" draw:layer="layout" svg:width="7.2cm" svg:height="5.2cm" svg:x="1.835cm" svg:y="7.635cm">
            <text:p/>
            <draw:enhanced-geometry svg:viewBox="0 0 21600 21600" draw:type="rectangle" draw:enhanced-path="M 0 0 L 21600 0 21600 21600 0 21600 0 0 Z N"/>
          </draw:custom-shape>
          <draw:rect draw:style-name="ゲート" draw:layer="layout" svg:width="1.2cm" svg:height="1.6cm" svg:x="7.335cm" svg:y="10.435cm">
            <text:p/>
          </draw:rect>
          <draw:rect draw:style-name="ゲート" draw:layer="layout" svg:width="1.2cm" svg:height="1.6cm" svg:x="7.235cm" svg:y="10.335cm">
            <text:p/>
          </draw:rect>
          <draw:g>
            <draw:rect draw:style-name="ゲート" draw:layer="layout" svg:width="1.2cm" svg:height="1.6cm" svg:x="7.135cm" svg:y="10.235cm">
              <text:p/>
            </draw:rect>
            <draw:polyline draw:style-name="ゲート" draw:layer="layout" svg:width="0.282cm" svg:height="0.282cm" draw:transform="rotate (0.785398163397448) translate (7.535cm 11.835cm)" svg:viewBox="0 0 283 283" draw:points="0,0 283,0 283,283">
              <text:p/>
            </draw:polyline>
          </draw:g>
          <draw:line draw:style-name="gr23" draw:layer="layout" svg:x1="5.535cm" svg:y1="11.035cm" svg:x2="7.135cm" svg:y2="11.035cm">
            <text:p/>
          </draw:line>
          <draw:polyline draw:style-name="gr23" draw:layer="layout" svg:width="6.586cm" svg:height="3.536cm" draw:transform="rotate (-2.79287586904133) translate (9.18457685722361cm 12.2715451047665cm)" svg:viewBox="0 0 6587 3537" draw:points="376,1452 0,1316 478,0 6587,2221 6109,3537 4981,3127">
            <text:p/>
          </draw:polyline>
          <draw:g>
            <draw:polygon draw:style-name="ゲート" draw:layer="layout" svg:width="0.399cm" svg:height="0.199cm" svg:x="1.635cm" svg:y="8.935cm" svg:viewBox="0 0 400 200" draw:points="0,0 0,200 300,200 400,100 300,0">
              <text:p/>
            </draw:polygon>
            <draw:rect draw:style-name="gr3" draw:text-style-name="P2" draw:layer="layout" svg:width="0.4cm" svg:height="0.4cm" svg:x="1.635cm" svg:y="8.835cm">
              <text:p/>
            </draw:rect>
          </draw:g>
          <draw:line draw:style-name="gr23" draw:layer="layout" svg:x1="2.035cm" svg:y1="9.035cm" svg:x2="3.635cm" svg:y2="9.035cm">
            <text:p/>
          </draw:line>
          <draw:g>
            <draw:polygon draw:style-name="ゲート" draw:layer="layout" svg:width="0.399cm" svg:height="0.199cm" svg:x="8.835cm" svg:y="8.935cm" svg:viewBox="0 0 400 200" draw:points="0,0 0,200 300,200 400,100 300,0">
              <text:p/>
            </draw:polygon>
            <draw:rect draw:style-name="gr3" draw:text-style-name="P2" draw:layer="layout" svg:width="0.4cm" svg:height="0.4cm" svg:x="8.835cm" svg:y="8.835cm">
              <text:p/>
            </draw:rect>
          </draw:g>
          <draw:line draw:style-name="gr23" draw:layer="layout" svg:x1="5.435cm" svg:y1="9.035cm" svg:x2="8.835cm" svg:y2="9.035cm">
            <text:p/>
          </draw:line>
          <draw:custom-shape draw:style-name="gr31" draw:text-style-name="P18" draw:layer="layout" svg:width="3.2cm" svg:height="3.6cm" svg:x="3.235cm" svg:y="8.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30" draw:layer="layout" svg:width="7.2cm" svg:height="5.2cm" svg:x="10.635cm" svg:y="7.635cm">
            <text:p/>
            <draw:enhanced-geometry svg:viewBox="0 0 21600 21600" draw:type="rectangle" draw:enhanced-path="M 0 0 L 21600 0 21600 21600 0 21600 0 0 Z N"/>
          </draw:custom-shape>
          <draw:rect draw:style-name="ゲート" draw:layer="layout" svg:width="1.2cm" svg:height="1.6cm" svg:x="16.135cm" svg:y="10.435cm">
            <text:p/>
          </draw:rect>
          <draw:rect draw:style-name="ゲート" draw:layer="layout" svg:width="1.2cm" svg:height="1.6cm" svg:x="16.035cm" svg:y="10.335cm">
            <text:p/>
          </draw:rect>
          <draw:g>
            <draw:rect draw:style-name="ゲート" draw:layer="layout" svg:width="1.2cm" svg:height="1.6cm" svg:x="15.935cm" svg:y="10.235cm">
              <text:p/>
            </draw:rect>
            <draw:polyline draw:style-name="ゲート" draw:layer="layout" svg:width="0.282cm" svg:height="0.282cm" draw:transform="rotate (0.785398163397448) translate (16.335cm 11.835cm)" svg:viewBox="0 0 283 283" draw:points="0,0 283,0 283,283">
              <text:p/>
            </draw:polyline>
          </draw:g>
          <draw:line draw:style-name="gr23" draw:layer="layout" svg:x1="14.335cm" svg:y1="11.035cm" svg:x2="15.935cm" svg:y2="11.035cm">
            <text:p/>
          </draw:line>
          <draw:polyline draw:style-name="gr23" draw:layer="layout" svg:width="6.586cm" svg:height="3.536cm" draw:transform="rotate (-2.79287586904133) translate (17.9845768572236cm 12.2715451047665cm)" svg:viewBox="0 0 6587 3537" draw:points="376,1452 0,1316 478,0 6587,2221 6109,3537 4981,3127">
            <text:p/>
          </draw:polyline>
          <draw:g>
            <draw:polygon draw:style-name="ゲート" draw:layer="layout" svg:width="0.399cm" svg:height="0.199cm" svg:x="10.435cm" svg:y="8.935cm" svg:viewBox="0 0 400 200" draw:points="0,0 0,200 300,200 400,100 300,0">
              <text:p/>
            </draw:polygon>
            <draw:rect draw:style-name="gr3" draw:text-style-name="P2" draw:layer="layout" svg:width="0.4cm" svg:height="0.4cm" svg:x="10.435cm" svg:y="8.835cm">
              <text:p/>
            </draw:rect>
          </draw:g>
          <draw:line draw:style-name="gr23" draw:layer="layout" svg:x1="10.835cm" svg:y1="9.035cm" svg:x2="12.435cm" svg:y2="9.035cm">
            <text:p/>
          </draw:line>
          <draw:g>
            <draw:polygon draw:style-name="ゲート" draw:layer="layout" svg:width="0.399cm" svg:height="0.199cm" svg:x="17.635cm" svg:y="8.935cm" svg:viewBox="0 0 400 200" draw:points="0,0 0,200 300,200 400,100 300,0">
              <text:p/>
            </draw:polygon>
            <draw:rect draw:style-name="gr3" draw:text-style-name="P2" draw:layer="layout" svg:width="0.4cm" svg:height="0.4cm" svg:x="17.635cm" svg:y="8.835cm">
              <text:p/>
            </draw:rect>
          </draw:g>
          <draw:line draw:style-name="gr23" draw:layer="layout" svg:x1="14.235cm" svg:y1="9.035cm" svg:x2="17.635cm" svg:y2="9.035cm">
            <text:p/>
          </draw:line>
          <draw:custom-shape draw:style-name="gr31" draw:text-style-name="P18" draw:layer="layout" svg:width="3.2cm" svg:height="3.6cm" svg:x="12.035cm" svg:y="8.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30" draw:layer="layout" svg:width="7.2cm" svg:height="5.2cm" svg:x="19.435cm" svg:y="7.635cm">
            <text:p/>
            <draw:enhanced-geometry svg:viewBox="0 0 21600 21600" draw:type="rectangle" draw:enhanced-path="M 0 0 L 21600 0 21600 21600 0 21600 0 0 Z N"/>
          </draw:custom-shape>
          <draw:rect draw:style-name="ゲート" draw:layer="layout" svg:width="1.2cm" svg:height="1.6cm" svg:x="24.935cm" svg:y="10.435cm">
            <text:p/>
          </draw:rect>
          <draw:rect draw:style-name="ゲート" draw:layer="layout" svg:width="1.2cm" svg:height="1.6cm" svg:x="24.835cm" svg:y="10.335cm">
            <text:p/>
          </draw:rect>
          <draw:g>
            <draw:rect draw:style-name="ゲート" draw:layer="layout" svg:width="1.2cm" svg:height="1.6cm" svg:x="24.735cm" svg:y="10.235cm">
              <text:p/>
            </draw:rect>
            <draw:polyline draw:style-name="ゲート" draw:layer="layout" svg:width="0.282cm" svg:height="0.282cm" draw:transform="rotate (0.785398163397448) translate (25.135cm 11.835cm)" svg:viewBox="0 0 283 283" draw:points="0,0 283,0 283,283">
              <text:p/>
            </draw:polyline>
          </draw:g>
          <draw:line draw:style-name="gr23" draw:layer="layout" svg:x1="23.135cm" svg:y1="11.035cm" svg:x2="24.735cm" svg:y2="11.035cm">
            <text:p/>
          </draw:line>
          <draw:polyline draw:style-name="gr23" draw:layer="layout" svg:width="6.586cm" svg:height="3.536cm" draw:transform="rotate (-2.79287586904133) translate (26.7845768572236cm 12.2715451047665cm)" svg:viewBox="0 0 6587 3537" draw:points="376,1452 0,1316 478,0 6587,2221 6109,3537 4981,3127">
            <text:p/>
          </draw:polyline>
          <draw:g>
            <draw:polygon draw:style-name="ゲート" draw:layer="layout" svg:width="0.399cm" svg:height="0.199cm" svg:x="19.235cm" svg:y="8.935cm" svg:viewBox="0 0 400 200" draw:points="0,0 0,200 300,200 400,100 300,0">
              <text:p/>
            </draw:polygon>
            <draw:rect draw:style-name="gr3" draw:text-style-name="P2" draw:layer="layout" svg:width="0.4cm" svg:height="0.4cm" svg:x="19.235cm" svg:y="8.835cm">
              <text:p/>
            </draw:rect>
          </draw:g>
          <draw:line draw:style-name="gr23" draw:layer="layout" svg:x1="19.635cm" svg:y1="9.035cm" svg:x2="21.235cm" svg:y2="9.035cm">
            <text:p/>
          </draw:line>
          <draw:g>
            <draw:polygon draw:style-name="ゲート" draw:layer="layout" svg:width="0.399cm" svg:height="0.199cm" svg:x="26.435cm" svg:y="8.935cm" svg:viewBox="0 0 400 200" draw:points="0,0 0,200 300,200 400,100 300,0">
              <text:p/>
            </draw:polygon>
            <draw:rect draw:style-name="gr3" draw:text-style-name="P2" draw:layer="layout" svg:width="0.4cm" svg:height="0.4cm" svg:x="26.435cm" svg:y="8.835cm">
              <text:p/>
            </draw:rect>
          </draw:g>
          <draw:line draw:style-name="gr23" draw:layer="layout" svg:x1="23.035cm" svg:y1="9.035cm" svg:x2="26.435cm" svg:y2="9.035cm">
            <text:p/>
          </draw:line>
          <draw:custom-shape draw:style-name="gr31" draw:text-style-name="P18" draw:layer="layout" svg:width="3.2cm" svg:height="3.6cm" svg:x="20.835cm" svg:y="8.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23" draw:layer="layout" svg:x1="9.235cm" svg:y1="9.035cm" svg:x2="10.435cm" svg:y2="9.035cm">
          <text:p/>
        </draw:line>
        <draw:line draw:style-name="gr23" draw:layer="layout" svg:x1="18.035cm" svg:y1="9.035cm" svg:x2="19.235cm" svg:y2="9.035cm">
          <text:p/>
        </draw:line>
        <draw:line draw:style-name="gr23" draw:layer="layout" svg:x1="26.835cm" svg:y1="9.035cm" svg:x2="28.035cm" svg:y2="9.035cm">
          <text:p/>
        </draw:line>
        <draw:line draw:style-name="gr23" draw:layer="layout" svg:x1="0.435cm" svg:y1="9.035cm" svg:x2="1.635cm" svg:y2="9.035cm">
          <text:p/>
        </draw:line>
        <draw:path draw:style-name="gr32" draw:layer="layout" svg:width="2.399cm" svg:height="1.999cm" svg:x="21.235cm" svg:y="9.035cm" svg:viewBox="0 0 2400 2000" svg:d="M0 0c1400 0 600 2000 2400 2000">
          <text:p/>
        </draw:path>
        <draw:path draw:style-name="gr32" draw:layer="layout" svg:width="2.779cm" svg:height="1.999cm" svg:x="3.435cm" svg:y="9.035cm" svg:viewBox="0 0 2780 2000" svg:d="M0 2000c1200 0 800-2000 2780-2000">
          <text:p/>
        </draw:path>
        <draw:path draw:style-name="gr32" draw:layer="layout" svg:width="2.599cm" svg:height="0.399cm" svg:x="12.415cm" svg:y="8.976cm" svg:viewBox="0 0 2600 400" svg:d="M0 0c600 0 400 396 1000 400s400-400 1600-400">
          <text:p/>
        </draw:path>
        <draw:frame draw:style-name="gr33" draw:text-style-name="P19" draw:layer="layout" svg:width="0.413cm" svg:height="0.825cm" svg:x="4.635cm" svg:y="9.835cm">
          <draw:text-box>
            <text:p><text:span text:style-name="T17">t</text:span><text:span text:style-name="T18">1</text:span></text:p>
          </draw:text-box>
        </draw:frame>
        <draw:frame draw:style-name="gr33" draw:text-style-name="P19" draw:layer="layout" svg:width="0.413cm" svg:height="0.825cm" svg:x="13.323cm" svg:y="9.336cm">
          <draw:text-box>
            <text:p><text:span text:style-name="T17">t</text:span><text:span text:style-name="T18">2</text:span></text:p>
          </draw:text-box>
        </draw:frame>
        <draw:frame draw:style-name="gr33" draw:text-style-name="P19" draw:layer="layout" svg:width="0.413cm" svg:height="0.825cm" svg:x="22.424cm" svg:y="9.337cm">
          <draw:text-box>
            <text:p><text:span text:style-name="T17">t</text:span><text:span text:style-name="T18">3</text:span></text:p>
          </draw:text-box>
        </draw:frame>
        <draw:measure draw:style-name="gr34" draw:text-style-name="P20" draw:layer="measurelines" svg:x1="7.835cm" svg:y1="10.335cm" svg:x2="25.435cm" svg:y2="10.235cm">
          <text:p text:style-name="P20"><text:span text:style-name="T19">t</text:span><text:span text:style-name="T20">1</text:span><text:span text:style-name="T21"> + </text:span><text:span text:style-name="T19">t</text:span><text:span text:style-name="T20">2</text:span><text:span text:style-name="T21"> +</text:span><text:span text:style-name="T22"> </text:span><text:span text:style-name="T19">t</text:span><text:span text:style-name="T20">3</text:span></text:p>
        </draw:measure>
        <draw:path draw:style-name="gr35" draw:text-style-name="P21" draw:layer="layout" svg:width="6.3cm" svg:height="1.2cm" svg:x="2.335cm" svg:y="11.135cm" svg:viewBox="0 0 6301 1201" svg:d="M327 0c-57 0-114 15-163 44-50 29-91 70-120 120-29 49-44 106-44 163 0 182 0 365 0 547 0 57 15 114 44 164 29 49 70 90 120 119 49 29 106 44 163 44 1882 0 3765 0 5647 0 57 0 114-15 164-44 49-29 90-70 119-119 29-50 44-107 44-164 0-182 0-365 0-547">
          <text:p/>
        </draw:path>
      </draw:page>
      <draw:page draw:name="page6" draw:style-name="dp1" draw:master-page-name="circuit">
        <draw:g>
          <draw:custom-shape draw:style-name="gr36" draw:layer="layout" svg:width="13.2cm" svg:height="5.2cm" svg:x="2.635cm" svg:y="6.635cm">
            <text:p/>
            <draw:enhanced-geometry svg:viewBox="0 0 21600 21600" draw:type="rectangle" draw:enhanced-path="M 0 0 L 21600 0 21600 21600 0 21600 0 0 Z N"/>
          </draw:custom-shape>
          <draw:rect draw:style-name="ゲート" draw:layer="layout" svg:width="1.2cm" svg:height="1.6cm" svg:x="8.435cm" svg:y="8.435cm">
            <text:p/>
          </draw:rect>
          <draw:rect draw:style-name="ゲート" draw:layer="layout" svg:width="1.2cm" svg:height="1.6cm" svg:x="8.335cm" svg:y="8.335cm">
            <text:p/>
          </draw:rect>
          <draw:g>
            <draw:rect draw:style-name="ゲート" draw:layer="layout" svg:width="1.2cm" svg:height="1.6cm" svg:x="8.235cm" svg:y="8.235cm">
              <text:p/>
            </draw:rect>
            <draw:polyline draw:style-name="ゲート" draw:layer="layout" svg:width="0.282cm" svg:height="0.282cm" draw:transform="rotate (0.785398163397448) translate (8.635cm 9.835cm)" svg:viewBox="0 0 283 283" draw:points="0,0 283,0 283,283">
              <text:p/>
            </draw:polyline>
          </draw:g>
          <draw:line draw:style-name="gr23" draw:layer="layout" svg:x1="6.635cm" svg:y1="9.035cm" svg:x2="8.235cm" svg:y2="9.035cm">
            <text:p/>
          </draw:line>
          <draw:polyline draw:style-name="gr29" draw:layer="layout" svg:width="7.586cm" svg:height="3.775cm" draw:transform="skewX (6.50171691022188E-017) rotate (-2.79287586904133) translate (11.0057031838119cm 11.1547916081712cm)" svg:viewBox="0 0 7587 3776" draw:points="0,2256 820,0 7587,2460 7108,3776 5981,3366">
            <text:p/>
          </draw:polyline>
          <draw:g>
            <draw:polygon draw:style-name="ゲート" draw:layer="layout" svg:width="0.399cm" svg:height="0.199cm" svg:x="2.435cm" svg:y="7.935cm" svg:viewBox="0 0 400 200" draw:points="0,0 0,200 300,200 400,100 300,0">
              <text:p/>
            </draw:polygon>
            <draw:rect draw:style-name="gr3" draw:text-style-name="P2" draw:layer="layout" svg:width="0.4cm" svg:height="0.4cm" svg:x="2.435cm" svg:y="7.835cm">
              <text:p/>
            </draw:rect>
          </draw:g>
          <draw:line draw:style-name="gr23" draw:layer="layout" svg:x1="2.835cm" svg:y1="8.035cm" svg:x2="4.435cm" svg:y2="8.035cm">
            <text:p/>
          </draw:line>
          <draw:g>
            <draw:polygon draw:style-name="ゲート" draw:layer="layout" svg:width="0.399cm" svg:height="0.199cm" svg:x="15.635cm" svg:y="8.935cm" svg:viewBox="0 0 400 200" draw:points="0,0 0,200 300,200 400,100 300,0">
              <text:p/>
            </draw:polygon>
            <draw:rect draw:style-name="gr3" draw:text-style-name="P2" draw:layer="layout" svg:width="0.4cm" svg:height="0.4cm" svg:x="15.635cm" svg:y="8.835cm">
              <text:p/>
            </draw:rect>
          </draw:g>
          <draw:line draw:style-name="gr23" draw:layer="layout" svg:x1="12.235cm" svg:y1="9.035cm" svg:x2="15.635cm" svg:y2="9.035cm">
            <text:p/>
          </draw:line>
          <draw:custom-shape draw:style-name="gr31" draw:text-style-name="P18" draw:layer="layout" svg:width="3.2cm" svg:height="3.6cm" svg:x="4.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8" draw:layer="layout" svg:width="3.2cm" svg:height="3.6cm" svg:x="11.235cm" svg:y="7.2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9.435cm" svg:y1="9.035cm" svg:x2="11.235cm" svg:y2="9.035cm">
            <text:p/>
          </draw:line>
        </draw:g>
        <draw:path draw:style-name="gr32" draw:layer="layout" svg:width="2.799cm" svg:height="1.399cm" svg:x="4.435cm" svg:y="8.035cm" svg:viewBox="0 0 2800 1400" svg:d="M0 0c600 0 600 1400 1200 1400s400-400 1600-400">
          <text:p/>
        </draw:path>
        <draw:frame draw:style-name="gr33" draw:text-style-name="P19" draw:layer="layout" svg:width="0.413cm" svg:height="0.825cm" svg:x="12.443cm" svg:y="9.41cm">
          <draw:text-box>
            <text:p><text:span text:style-name="T17">t</text:span><text:span text:style-name="T18">2</text:span></text:p>
          </draw:text-box>
        </draw:frame>
        <draw:g>
          <draw:custom-shape draw:style-name="gr36" draw:layer="layout" svg:width="13.2cm" svg:height="5.2cm" svg:x="17.635cm" svg:y="6.635cm">
            <text:p/>
            <draw:enhanced-geometry svg:viewBox="0 0 21600 21600" draw:type="rectangle" draw:enhanced-path="M 0 0 L 21600 0 21600 21600 0 21600 0 0 Z N"/>
          </draw:custom-shape>
          <draw:rect draw:style-name="ゲート" draw:layer="layout" svg:width="1.2cm" svg:height="1.6cm" svg:x="23.435cm" svg:y="8.435cm">
            <text:p/>
          </draw:rect>
          <draw:rect draw:style-name="ゲート" draw:layer="layout" svg:width="1.2cm" svg:height="1.6cm" svg:x="23.335cm" svg:y="8.335cm">
            <text:p/>
          </draw:rect>
          <draw:g>
            <draw:rect draw:style-name="ゲート" draw:layer="layout" svg:width="1.2cm" svg:height="1.6cm" svg:x="23.235cm" svg:y="8.235cm">
              <text:p/>
            </draw:rect>
            <draw:polyline draw:style-name="ゲート" draw:layer="layout" svg:width="0.282cm" svg:height="0.282cm" draw:transform="rotate (0.785398163397448) translate (23.635cm 9.835cm)" svg:viewBox="0 0 283 283" draw:points="0,0 283,0 283,283">
              <text:p/>
            </draw:polyline>
          </draw:g>
          <draw:line draw:style-name="gr23" draw:layer="layout" svg:x1="21.635cm" svg:y1="9.035cm" svg:x2="23.235cm" svg:y2="9.035cm">
            <text:p/>
          </draw:line>
          <draw:polyline draw:style-name="gr29" draw:layer="layout" svg:width="7.586cm" svg:height="3.775cm" draw:transform="rotate (-2.79287586904133) translate (26.0057031838119cm 11.1547916081712cm)" svg:viewBox="0 0 7587 3776" draw:points="0,2256 820,0 7587,2460 7108,3776 5981,3366">
            <text:p/>
          </draw:polyline>
          <draw:g>
            <draw:polygon draw:style-name="ゲート" draw:layer="layout" svg:width="0.399cm" svg:height="0.199cm" svg:x="17.435cm" svg:y="7.935cm" svg:viewBox="0 0 400 200" draw:points="0,0 0,200 300,200 400,100 300,0">
              <text:p/>
            </draw:polygon>
            <draw:rect draw:style-name="gr3" draw:text-style-name="P2" draw:layer="layout" svg:width="0.4cm" svg:height="0.4cm" svg:x="17.435cm" svg:y="7.835cm">
              <text:p/>
            </draw:rect>
          </draw:g>
          <draw:line draw:style-name="gr23" draw:layer="layout" svg:x1="17.835cm" svg:y1="8.035cm" svg:x2="19.435cm" svg:y2="8.035cm">
            <text:p/>
          </draw:line>
          <draw:g>
            <draw:polygon draw:style-name="ゲート" draw:layer="layout" svg:width="0.399cm" svg:height="0.199cm" svg:x="30.635cm" svg:y="8.935cm" svg:viewBox="0 0 400 200" draw:points="0,0 0,200 300,200 400,100 300,0">
              <text:p/>
            </draw:polygon>
            <draw:rect draw:style-name="gr3" draw:text-style-name="P2" draw:layer="layout" svg:width="0.4cm" svg:height="0.4cm" svg:x="30.635cm" svg:y="8.835cm">
              <text:p/>
            </draw:rect>
          </draw:g>
          <draw:line draw:style-name="gr23" draw:layer="layout" svg:x1="27.235cm" svg:y1="9.035cm" svg:x2="30.635cm" svg:y2="9.035cm">
            <text:p/>
          </draw:line>
          <draw:custom-shape draw:style-name="gr31" draw:text-style-name="P18" draw:layer="layout" svg:width="3.2cm" svg:height="3.6cm" svg:x="19.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8" draw:layer="layout" svg:width="3.2cm" svg:height="3.6cm" svg:x="26.235cm" svg:y="7.2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24.435cm" svg:y1="9.035cm" svg:x2="26.235cm" svg:y2="9.035cm">
            <text:p/>
          </draw:line>
        </draw:g>
        <draw:path draw:style-name="gr32" draw:layer="layout" svg:width="3.199cm" svg:height="0.374cm" svg:x="11.235cm" svg:y="9.035cm" svg:viewBox="0 0 3200 375" svg:d="M0 0c600 0 800 371 1400 375s600-375 1800-375">
          <text:p/>
        </draw:path>
        <draw:frame draw:style-name="gr33" draw:text-style-name="P19" draw:layer="layout" svg:width="0.413cm" svg:height="0.825cm" svg:x="5.422cm" svg:y="9.435cm">
          <draw:text-box>
            <text:p><text:span text:style-name="T17">t</text:span><text:span text:style-name="T18">1</text:span></text:p>
          </draw:text-box>
        </draw:frame>
        <draw:path draw:style-name="gr32" draw:layer="layout" svg:width="2.799cm" svg:height="1.399cm" svg:x="19.415cm" svg:y="8.015cm" svg:viewBox="0 0 2800 1400" svg:d="M0 0c600 0 600 1400 1200 1400s400-400 1600-400">
          <text:p/>
        </draw:path>
        <draw:frame draw:style-name="gr33" draw:text-style-name="P19" draw:layer="layout" svg:width="0.413cm" svg:height="0.825cm" svg:x="27.423cm" svg:y="9.39cm">
          <draw:text-box>
            <text:p><text:span text:style-name="T17">t</text:span><text:span text:style-name="T18">4</text:span></text:p>
          </draw:text-box>
        </draw:frame>
        <draw:path draw:style-name="gr32" draw:layer="layout" svg:width="3.199cm" svg:height="0.374cm" svg:x="26.215cm" svg:y="9.015cm" svg:viewBox="0 0 3200 375" svg:d="M0 0c600 0 800 371 1400 375s600-375 1800-375">
          <text:p/>
        </draw:path>
        <draw:frame draw:style-name="gr33" draw:text-style-name="P19" draw:layer="layout" svg:width="0.413cm" svg:height="0.825cm" svg:x="20.402cm" svg:y="9.415cm">
          <draw:text-box>
            <text:p><text:span text:style-name="T17">t</text:span><text:span text:style-name="T18">3</text:span></text:p>
          </draw:text-box>
        </draw:frame>
        <draw:polyline draw:style-name="gr23" draw:layer="layout" svg:width="1.719cm" svg:height="0.813cm" draw:transform="rotate (0.620290016158785) translate (15.6971643547495cm 8.5620706242626cm)" svg:viewBox="0 0 1720 814" draw:points="0,581 325,814 907,0 1720,581">
          <text:p/>
        </draw:polyline>
        <draw:line draw:style-name="gr23" draw:layer="layout" svg:x1="31.035cm" svg:y1="9.035cm" svg:x2="32.235cm" svg:y2="9.035cm">
          <text:p/>
        </draw:line>
        <draw:line draw:style-name="gr23" draw:layer="layout" svg:x1="1.435cm" svg:y1="8.035cm" svg:x2="2.435cm" svg:y2="8.035cm">
          <text:p/>
        </draw:line>
        <draw:measure draw:style-name="gr37" draw:text-style-name="P20" draw:layer="measurelines" svg:x1="8.835cm" svg:y1="8.235cm" svg:x2="23.835cm" svg:y2="8.235cm">
          <text:p text:style-name="P20"><text:span text:style-name="T23">t</text:span><text:span text:style-name="T20">2</text:span><text:span text:style-name="T21"> + </text:span><text:span text:style-name="T24">t</text:span><text:span text:style-name="T20">3</text:span></text:p>
        </draw:measure>
      </draw:page>
      <draw:page draw:name="page7" draw:style-name="dp1" draw:master-page-name="circuit">
        <draw:g>
          <draw:custom-shape draw:style-name="gr38" draw:layer="layout" svg:width="8.8cm" svg:height="5.2cm" svg:x="7.035cm" svg:y="6.635cm">
            <text:p/>
            <draw:enhanced-geometry svg:viewBox="0 0 21600 21600" draw:type="rectangle" draw:enhanced-path="M 0 0 L 21600 0 21600 21600 0 21600 0 0 Z N"/>
          </draw:custom-shape>
          <draw:rect draw:style-name="ゲート" draw:layer="layout" svg:width="1.2cm" svg:height="1.6cm" svg:x="12.835cm" svg:y="8.435cm">
            <text:p/>
          </draw:rect>
          <draw:rect draw:style-name="ゲート" draw:layer="layout" svg:width="1.2cm" svg:height="1.6cm" svg:x="12.735cm" svg:y="8.335cm">
            <text:p/>
          </draw:rect>
          <draw:g>
            <draw:rect draw:style-name="ゲート" draw:layer="layout" svg:width="1.2cm" svg:height="1.6cm" svg:x="12.635cm" svg:y="8.235cm">
              <text:p/>
            </draw:rect>
            <draw:polyline draw:style-name="ゲート" draw:layer="layout" svg:width="0.282cm" svg:height="0.282cm" draw:transform="rotate (0.785398163397448) translate (13.035cm 9.835cm)" svg:viewBox="0 0 283 283" draw:points="0,0 283,0 283,283">
              <text:p/>
            </draw:polyline>
          </draw:g>
          <draw:line draw:style-name="gr23" draw:layer="layout" svg:x1="11.035cm" svg:y1="9.035cm" svg:x2="12.635cm" svg:y2="9.035cm">
            <text:p/>
          </draw:line>
          <draw:polyline draw:style-name="gr29" draw:layer="layout" svg:width="7.586cm" svg:height="3.775cm" draw:transform="rotate (-2.79287586904133) translate (15.4057031838119cm 11.1547916081712cm)" svg:viewBox="0 0 7587 3776" draw:points="0,2256 820,0 7587,2460 7108,3776 5981,3366">
            <text:p/>
          </draw:polyline>
          <draw:g>
            <draw:polygon draw:style-name="ゲート" draw:layer="layout" svg:width="0.399cm" svg:height="0.199cm" svg:x="6.835cm" svg:y="7.935cm" svg:viewBox="0 0 400 200" draw:points="0,0 0,200 300,200 400,100 300,0">
              <text:p/>
            </draw:polygon>
            <draw:rect draw:style-name="gr3" draw:text-style-name="P2" draw:layer="layout" svg:width="0.4cm" svg:height="0.4cm" svg:x="6.835cm" svg:y="7.835cm">
              <text:p/>
            </draw:rect>
          </draw:g>
          <draw:line draw:style-name="gr23" draw:layer="layout" svg:x1="7.235cm" svg:y1="8.035cm" svg:x2="8.835cm" svg:y2="8.035cm">
            <text:p/>
          </draw:line>
          <draw:g>
            <draw:polygon draw:style-name="ゲート" draw:layer="layout" svg:width="0.399cm" svg:height="0.199cm" svg:x="15.635cm" svg:y="8.935cm" svg:viewBox="0 0 400 200" draw:points="0,0 0,200 300,200 400,100 300,0">
              <text:p/>
            </draw:polygon>
            <draw:rect draw:style-name="gr3" draw:text-style-name="P2" draw:layer="layout" svg:width="0.4cm" svg:height="0.4cm" svg:x="15.635cm" svg:y="8.835cm">
              <text:p/>
            </draw:rect>
          </draw:g>
          <draw:custom-shape draw:style-name="gr31" draw:text-style-name="P18" draw:layer="layout" svg:width="3.2cm" svg:height="3.6cm" svg:x="8.4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13.835cm" svg:y1="9.035cm" svg:x2="15.635cm" svg:y2="9.035cm">
            <text:p/>
          </draw:line>
        </draw:g>
        <draw:path draw:style-name="gr32" draw:layer="layout" svg:width="2.799cm" svg:height="1.399cm" svg:x="8.835cm" svg:y="8.035cm" svg:viewBox="0 0 2800 1400" svg:d="M0 0c600 0 600 1400 1200 1400s400-400 1600-400">
          <text:p/>
        </draw:path>
        <draw:g>
          <draw:custom-shape draw:style-name="gr38" draw:layer="layout" svg:width="8.8cm" svg:height="5.2cm" svg:x="17.635cm" svg:y="6.635cm">
            <text:p/>
            <draw:enhanced-geometry svg:viewBox="0 0 21600 21600" draw:type="rectangle" draw:enhanced-path="M 0 0 L 21600 0 21600 21600 0 21600 0 0 Z N"/>
          </draw:custom-shape>
          <draw:rect draw:style-name="ゲート" draw:layer="layout" svg:width="1.2cm" svg:height="1.6cm" svg:x="23.435cm" svg:y="8.435cm">
            <text:p/>
          </draw:rect>
          <draw:rect draw:style-name="ゲート" draw:layer="layout" svg:width="1.2cm" svg:height="1.6cm" svg:x="23.335cm" svg:y="8.335cm">
            <text:p/>
          </draw:rect>
          <draw:g>
            <draw:rect draw:style-name="ゲート" draw:layer="layout" svg:width="1.2cm" svg:height="1.6cm" svg:x="23.235cm" svg:y="8.235cm">
              <text:p/>
            </draw:rect>
            <draw:polyline draw:style-name="ゲート" draw:layer="layout" svg:width="0.282cm" svg:height="0.282cm" draw:transform="rotate (0.785398163397448) translate (23.635cm 9.835cm)" svg:viewBox="0 0 283 283" draw:points="0,0 283,0 283,283">
              <text:p/>
            </draw:polyline>
          </draw:g>
          <draw:line draw:style-name="gr23" draw:layer="layout" svg:x1="21.635cm" svg:y1="9.035cm" svg:x2="23.235cm" svg:y2="9.035cm">
            <text:p/>
          </draw:line>
          <draw:polyline draw:style-name="gr29" draw:layer="layout" svg:width="7.586cm" svg:height="3.775cm" draw:transform="rotate (-2.79287586904133) translate (26.0057031838119cm 11.1547916081712cm)" svg:viewBox="0 0 7587 3776" draw:points="0,2256 820,0 7587,2460 7108,3776 5981,3366">
            <text:p/>
          </draw:polyline>
          <draw:g>
            <draw:polygon draw:style-name="ゲート" draw:layer="layout" svg:width="0.399cm" svg:height="0.199cm" svg:x="17.435cm" svg:y="7.935cm" svg:viewBox="0 0 400 200" draw:points="0,0 0,200 300,200 400,100 300,0">
              <text:p/>
            </draw:polygon>
            <draw:rect draw:style-name="gr3" draw:text-style-name="P2" draw:layer="layout" svg:width="0.4cm" svg:height="0.4cm" svg:x="17.435cm" svg:y="7.835cm">
              <text:p/>
            </draw:rect>
          </draw:g>
          <draw:line draw:style-name="gr23" draw:layer="layout" svg:x1="17.835cm" svg:y1="8.035cm" svg:x2="19.435cm" svg:y2="8.035cm">
            <text:p/>
          </draw:line>
          <draw:g>
            <draw:polygon draw:style-name="ゲート" draw:layer="layout" svg:width="0.399cm" svg:height="0.199cm" svg:x="26.235cm" svg:y="8.935cm" svg:viewBox="0 0 400 200" draw:points="0,0 0,200 300,200 400,100 300,0">
              <text:p/>
            </draw:polygon>
            <draw:rect draw:style-name="gr3" draw:text-style-name="P2" draw:layer="layout" svg:width="0.4cm" svg:height="0.4cm" svg:x="26.235cm" svg:y="8.835cm">
              <text:p/>
            </draw:rect>
          </draw:g>
          <draw:custom-shape draw:style-name="gr31" draw:text-style-name="P18" draw:layer="layout" svg:width="3.2cm" svg:height="3.6cm" svg:x="19.035cm" svg:y="7.3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24.435cm" svg:y1="9.035cm" svg:x2="26.235cm" svg:y2="9.035cm">
            <text:p/>
          </draw:line>
        </draw:g>
        <draw:frame draw:style-name="gr33" draw:text-style-name="P19" draw:layer="layout" svg:width="0.413cm" svg:height="0.825cm" svg:x="9.822cm" svg:y="9.435cm">
          <draw:text-box>
            <text:p><text:span text:style-name="T17">t</text:span><text:span text:style-name="T18">1</text:span></text:p>
          </draw:text-box>
        </draw:frame>
        <draw:path draw:style-name="gr32" draw:layer="layout" svg:width="2.799cm" svg:height="1.399cm" svg:x="19.415cm" svg:y="8.015cm" svg:viewBox="0 0 2800 1400" svg:d="M0 0c600 0 600 1400 1200 1400s400-400 1600-400">
          <text:p/>
        </draw:path>
        <draw:frame draw:style-name="gr33" draw:text-style-name="P19" draw:layer="layout" svg:width="0.413cm" svg:height="0.825cm" svg:x="20.402cm" svg:y="9.415cm">
          <draw:text-box>
            <text:p><text:span text:style-name="T17">t</text:span><text:span text:style-name="T18">2</text:span></text:p>
          </draw:text-box>
        </draw:frame>
        <draw:polyline draw:style-name="gr23" draw:layer="layout" svg:width="1.719cm" svg:height="0.813cm" draw:transform="rotate (0.620290016158785) translate (15.6971643547495cm 8.5620706242626cm)" svg:viewBox="0 0 1720 814" draw:points="0,581 325,814 907,0 1720,581">
          <text:p/>
        </draw:polyline>
        <draw:line draw:style-name="gr23" draw:layer="layout" svg:x1="26.635cm" svg:y1="9.035cm" svg:x2="27.835cm" svg:y2="9.035cm">
          <text:p/>
        </draw:line>
        <draw:line draw:style-name="gr23" draw:layer="layout" svg:x1="5.835cm" svg:y1="8.035cm" svg:x2="6.835cm" svg:y2="8.035cm">
          <text:p/>
        </draw:line>
        <draw:measure draw:style-name="gr39" draw:text-style-name="P20" draw:layer="measurelines" svg:x1="13.235cm" svg:y1="8.235cm" svg:x2="23.835cm" svg:y2="8.235cm">
          <text:p text:style-name="P20"><text:span text:style-name="T23">t</text:span><text:span text:style-name="T20">2</text:span></text:p>
        </draw:measure>
      </draw:page>
      <draw:page draw:name="page8" draw:style-name="dp1" draw:master-page-name="circuit">
        <draw:g>
          <draw:polygon draw:style-name="ゲート" draw:layer="layout" svg:width="0.399cm" svg:height="0.199cm" svg:x="13.435cm" svg:y="7.335cm" svg:viewBox="0 0 400 200" draw:points="0,0 0,200 300,200 400,100 300,0">
            <text:p/>
          </draw:polygon>
          <draw:rect draw:style-name="gr3" draw:text-style-name="P2" draw:layer="layout" svg:width="0.4cm" svg:height="0.4cm" svg:x="13.435cm" svg:y="7.235cm">
            <text:p/>
          </draw:rect>
        </draw:g>
        <draw:g xml:id="id41" draw:id="id41">
          <draw:rect draw:style-name="ゲート" draw:layer="layout" svg:width="1.2cm" svg:height="1.6cm" svg:x="18.235cm" svg:y="7.835cm">
            <text:p/>
          </draw:rect>
          <draw:polyline draw:style-name="ゲート" draw:layer="layout" svg:width="0.282cm" svg:height="0.282cm" draw:transform="rotate (0.785398163397448) translate (18.635cm 9.435cm)" svg:viewBox="0 0 283 283" draw:points="0,0 283,0 283,283">
            <text:p/>
          </draw:polyline>
          <draw:frame draw:style-name="gr40" draw:text-style-name="P12" draw:layer="layout" svg:width="0.6cm" svg:height="1.6cm" svg:x="18.235cm" svg:y="7.835cm">
            <draw:text-box>
              <text:p><text:span text:style-name="T4">D</text:span></text:p>
            </draw:text-box>
          </draw:frame>
          <draw:frame draw:style-name="gr41" draw:text-style-name="P12" draw:layer="layout" svg:width="0.6cm" svg:height="1.6cm" svg:x="18.835cm" svg:y="7.835cm">
            <draw:text-box>
              <text:p><text:span text:style-name="T4">Q</text:span></text:p>
            </draw:text-box>
          </draw:frame>
        </draw:g>
        <draw:custom-shape draw:style-name="gr42" draw:layer="layout" svg:width="3.4cm" svg:height="2.6cm" svg:x="14.235cm" svg:y="6.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8" draw:id="id38">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layer="layout" svg:width="0.2cm" svg:height="0.2cm" svg:x="15.459cm" svg:y="7.735cm">
            <text:p/>
          </draw:circle>
          <draw:path draw:style-name="ゲート" draw:layer="layout" svg:width="0.999cm" svg:height="0.799cm" svg:x="15.659cm" svg:y="7.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g xml:id="id39" draw:id="id39">
          <draw:polygon draw:style-name="ゲート" draw:layer="layout" svg:width="0.399cm" svg:height="0.199cm" svg:x="20.035cm" svg:y="7.535cm" svg:viewBox="0 0 400 200" draw:points="0,0 0,200 300,200 400,100 300,0">
            <text:p/>
          </draw:polygon>
          <draw:rect draw:style-name="gr3" draw:text-style-name="P2" draw:layer="layout" svg:width="0.4cm" svg:height="0.4cm" svg:x="20.035cm" svg:y="7.435cm">
            <text:p/>
          </draw:rect>
        </draw:g>
        <draw:connector draw:style-name="配線" draw:layer="layout" svg:x1="16.659cm" svg:y1="7.635cm" svg:x2="20.035cm" svg:y2="7.635cm" draw:start-shape="id38" draw:start-glue-point="8" draw:end-shape="id39" draw:end-glue-point="3" svg:d="M16659 7635h3376" svg:viewBox="0 0 3377 1">
          <text:p/>
        </draw:connector>
        <draw:g xml:id="id40" draw:id="id40">
          <draw:glue-point draw:id="4" svg:x="0cm" svg:y="5cm" draw:escape-direction="down"/>
          <draw:glue-point draw:id="5" svg:x="0cm" svg:y="0cm" draw:escape-direction="down"/>
          <draw:circle draw:style-name="gr5" draw:text-style-name="P1" draw:layer="layout" svg:width="0.2cm" svg:height="0.2cm" svg:x="14.935cm" svg:y="7.335cm">
            <text:p/>
          </draw:circle>
          <draw:rect draw:style-name="gr3" draw:text-style-name="P2" draw:layer="layout" svg:width="0.4cm" svg:height="0.4cm" svg:x="14.835cm" svg:y="7.235cm">
            <text:p/>
          </draw:rect>
          <draw:line draw:style-name="配線" draw:layer="layout" svg:x1="15.035cm" svg:y1="7.635cm" svg:x2="15.035cm" svg:y2="7.435cm">
            <text:p/>
          </draw:line>
        </draw:g>
        <draw:line draw:style-name="配線" draw:layer="layout" svg:x1="13.835cm" svg:y1="7.435cm" svg:x2="15.659cm" svg:y2="7.435cm">
          <text:p/>
        </draw:line>
        <draw:connector draw:style-name="gr23" draw:layer="layout" svg:x1="15.035cm" svg:y1="7.635cm" svg:x2="18.235cm" svg:y2="8.635cm" draw:start-shape="id40" draw:start-glue-point="4" draw:end-shape="id41" draw:end-glue-point="3" svg:d="M15035 7635v1000h3200" svg:viewBox="0 0 3201 1001">
          <text:p/>
        </draw:connector>
        <draw:polyline draw:style-name="配線" draw:layer="layout" svg:width="6.489cm" svg:height="2.55cm" draw:transform="rotate (2.91696877885812) translate (19.9273995568767cm 11.1812929527984cm)" svg:viewBox="0 0 6490 2551" draw:points="1047,2373 267,2551 0,1381 6044,0 6490,1950 5101,2267">
          <text:p/>
        </draw:polyline>
        <draw:frame draw:style-name="gr43" draw:text-style-name="P22" draw:layer="layout" svg:width="0.8cm" svg:height="0.8cm" svg:x="12.635cm" svg:y="7.035cm">
          <draw:text-box>
            <text:p><text:span text:style-name="T25">in</text:span></text:p>
          </draw:text-box>
        </draw:frame>
        <draw:frame draw:style-name="gr44" draw:text-style-name="P22" draw:layer="layout" svg:width="1.2cm" svg:height="0.8cm" svg:x="20.435cm" svg:y="7.235cm">
          <draw:text-box>
            <text:p><text:span text:style-name="T25">out</text:span></text:p>
          </draw:text-box>
        </draw:frame>
        <draw:frame draw:style-name="gr44" draw:text-style-name="P22" draw:layer="layout" svg:width="1.2cm" svg:height="0.8cm" svg:x="19.535cm" svg:y="7.835cm">
          <draw:text-box>
            <text:p><text:span text:style-name="T25">s</text:span></text:p>
          </draw:text-box>
        </draw:frame>
      </draw:page>
      <draw:page draw:name="page9" draw:style-name="dp1" draw:master-page-name="circuit">
        <draw:custom-shape draw:style-name="gr45" draw:text-style-name="P23" draw:layer="layout" svg:width="4cm" svg:height="5.2cm" svg:x="7.635cm" svg:y="8.4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layer="layout" svg:x1="9.665cm" svg:y1="11.635cm" svg:x2="12.435cm" svg:y2="11.635cm">
          <text:p/>
        </draw:line>
        <draw:polyline draw:style-name="gr46" draw:layer="layout" svg:width="7.107cm" svg:height="3.485cm" draw:transform="rotate (-2.79287586904133) translate (16.0626042450825cm 12.461388810895cm)" svg:viewBox="0 0 7108 3486" draw:points="1316,3486 0,3007 1093,0 7108,2187 6767,3127 6015,2853">
          <text:p/>
        </draw:polyline>
        <draw:g>
          <draw:polygon draw:style-name="ゲート" draw:layer="layout" svg:width="0.399cm" svg:height="0.199cm" svg:x="7.035cm" svg:y="9.535cm" svg:viewBox="0 0 400 200" draw:points="0,0 0,200 300,200 400,100 300,0">
            <text:p/>
          </draw:polygon>
          <draw:rect draw:style-name="gr3" draw:text-style-name="P2" draw:layer="layout" svg:width="0.4cm" svg:height="0.4cm" svg:x="7.035cm" svg:y="9.435cm">
            <text:p/>
          </draw:rect>
        </draw:g>
        <draw:line draw:style-name="gr23" draw:layer="layout" svg:x1="7.435cm" svg:y1="9.635cm" svg:x2="12.435cm" svg:y2="9.635cm">
          <text:p/>
        </draw:line>
        <draw:custom-shape draw:style-name="gr47" draw:text-style-name="P23" draw:layer="layout" svg:width="4cm" svg:height="5.2cm" svg:x="15.635cm" svg:y="8.4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 draw:text-style-name="P22" draw:layer="layout" svg:width="0.8cm" svg:height="0.8cm" svg:x="6.235cm" svg:y="9.235cm">
          <draw:text-box>
            <text:p><text:span text:style-name="T25">in</text:span></text:p>
          </draw:text-box>
        </draw:frame>
        <draw:g>
          <draw:rect draw:style-name="ゲート" draw:layer="layout" svg:width="1.2cm" svg:height="1.6cm" svg:x="12.435cm" svg:y="8.835cm">
            <text:p/>
          </draw:rect>
          <draw:polyline draw:style-name="ゲート" draw:layer="layout" svg:width="0.282cm" svg:height="0.282cm" draw:transform="rotate (0.785398163397448) translate (12.835cm 10.435cm)" svg:viewBox="0 0 283 283" draw:points="0,0 283,0 283,283">
            <text:p/>
          </draw:polyline>
          <draw:frame draw:style-name="gr40" draw:text-style-name="P12" draw:layer="layout" svg:width="0.6cm" svg:height="1.6cm" svg:x="12.435cm" svg:y="8.835cm">
            <draw:text-box>
              <text:p><text:span text:style-name="T4">D</text:span></text:p>
            </draw:text-box>
          </draw:frame>
          <draw:frame draw:style-name="gr41" draw:text-style-name="P12" draw:layer="layout" svg:width="0.6cm" svg:height="1.6cm" svg:x="13.035cm" svg:y="8.835cm">
            <draw:text-box>
              <text:p><text:span text:style-name="T4">Q</text:span></text:p>
            </draw:text-box>
          </draw:frame>
        </draw:g>
        <draw:g>
          <draw:rect draw:style-name="ゲート" draw:layer="layout" svg:width="1.2cm" svg:height="1.6cm" svg:x="12.435cm" svg:y="10.835cm">
            <text:p/>
          </draw:rect>
          <draw:polyline draw:style-name="ゲート" draw:layer="layout" svg:width="0.282cm" svg:height="0.282cm" draw:transform="rotate (0.785398163397448) translate (12.835cm 12.435cm)" svg:viewBox="0 0 283 283" draw:points="0,0 283,0 283,283">
            <text:p/>
          </draw:polyline>
          <draw:frame draw:style-name="gr40" draw:text-style-name="P12" draw:layer="layout" svg:width="0.6cm" svg:height="1.6cm" svg:x="12.435cm" svg:y="10.835cm">
            <draw:text-box>
              <text:p><text:span text:style-name="T4">D</text:span></text:p>
            </draw:text-box>
          </draw:frame>
          <draw:frame draw:style-name="gr41" draw:text-style-name="P12" draw:layer="layout" svg:width="0.6cm" svg:height="1.6cm" svg:x="13.035cm" svg:y="10.835cm">
            <draw:text-box>
              <text:p><text:span text:style-name="T4">Q</text:span></text:p>
            </draw:text-box>
          </draw:frame>
        </draw:g>
        <draw:g>
          <draw:glue-point draw:id="4" svg:x="-5cm" svg:y="-5cm" draw:escape-direction="left"/>
          <draw:glue-point draw:id="5" svg:x="-5cm" svg:y="0cm" draw:escape-direction="left"/>
          <draw:glue-point draw:id="6" svg:x="-5cm" svg:y="2.5cm" draw:escape-direction="left"/>
          <draw:glue-point draw:id="7" svg:x="-5cm" svg:y="5cm" draw:escape-direction="left"/>
          <draw:glue-point draw:id="8" svg:x="5cm" svg:y="0cm"/>
          <draw:glue-point draw:id="9" svg:x="-5cm" svg:y="-2.5cm" draw:escape-direction="left"/>
          <draw:glue-point draw:id="10" svg:x="-5cm" svg:y="-3.75cm" draw:escape-direction="left"/>
          <draw:glue-point draw:id="11" svg:x="-5cm" svg:y="-1.25cm" draw:escape-direction="left"/>
          <draw:glue-point draw:id="12" svg:x="-5cm" svg:y="1.25cm" draw:escape-direction="left"/>
          <draw:glue-point draw:id="13" svg:x="-5cm" svg:y="3.75cm" draw:escape-direction="left"/>
          <draw:circle draw:style-name="ゲート" draw:layer="layout" svg:width="0.2cm" svg:height="0.2cm" svg:x="9.435cm" svg:y="11.735cm">
            <text:p/>
          </draw:circle>
          <draw:path draw:style-name="ゲート" draw:layer="layout" svg:width="0.999cm" svg:height="0.799cm" svg:x="9.635cm" svg:y="11.235cm" svg:viewBox="0 0 1000 800" svg:d="M0 0h600c200 0 400 200 400 400s-200 400-400 400h-600v-400z">
            <draw:glue-point draw:id="4" svg:x="-5cm" svg:y="-5cm"/>
            <draw:glue-point draw:id="5" svg:x="-5cm" svg:y="-3.337cm"/>
            <draw:glue-point draw:id="6" svg:x="-5cm" svg:y="-1.662cm"/>
            <draw:glue-point draw:id="7" svg:x="-5cm" svg:y="0cm"/>
            <draw:glue-point draw:id="8" svg:x="-5cm" svg:y="1.662cm"/>
            <draw:glue-point draw:id="9" svg:x="-5cm" svg:y="3.337cm"/>
            <draw:glue-point draw:id="10" svg:x="-5cm" svg:y="0cm"/>
            <draw:glue-point draw:id="11" svg:x="-5cm" svg:y="5cm"/>
            <text:p/>
          </draw:path>
        </draw:g>
        <draw:frame draw:style-name="gr44" draw:text-style-name="P22" draw:layer="layout" svg:width="1.2cm" svg:height="0.8cm" svg:x="13.635cm" svg:y="8.835cm">
          <draw:text-box>
            <text:p><text:span text:style-name="T25">s[1]</text:span></text:p>
          </draw:text-box>
        </draw:frame>
        <draw:frame draw:style-name="gr44" draw:text-style-name="P22" draw:layer="layout" svg:width="1.2cm" svg:height="0.8cm" svg:x="13.635cm" svg:y="10.835cm">
          <draw:text-box>
            <text:p><text:span text:style-name="T25">s[0]</text:span></text:p>
          </draw:text-box>
        </draw:frame>
        <draw:polyline draw:style-name="gr48" draw:layer="layout" svg:width="2.058cm" svg:height="0.873cm" draw:transform="rotate (-1.06377817909054) translate (8.63514464849495cm 9.63491965493532cm)" svg:viewBox="0 0 2059 874" draw:points="0,0 1574,874 2059,0">
          <text:p/>
        </draw:polyline>
        <draw:line draw:style-name="gr48" draw:layer="layout" svg:x1="15.035cm" svg:y1="10.435cm" svg:x2="17.635cm" svg:y2="10.435cm">
          <text:p/>
        </draw:line>
        <draw:polyline draw:style-name="gr49" draw:text-style-name="P24" draw:layer="layout" svg:width="4.078cm" svg:height="0.783cm" draw:transform="rotate (0.197396738400559) translate (13.5965389510946cm 11.4426959340015cm)" svg:viewBox="0 0 4079 784" draw:points="0,196 2942,784 3099,0 4079,196">
          <text:p/>
        </draw:polyline>
        <draw:g>
          <draw:glue-point draw:id="4" svg:x="-5cm" svg:y="-5cm" draw:escape-direction="left"/>
          <draw:glue-point draw:id="5" svg:x="-4.483cm" svg:y="-3.75cm" draw:escape-direction="left"/>
          <draw:glue-point draw:id="6" svg:x="-4.141cm" svg:y="-2.5cm" draw:escape-direction="left"/>
          <draw:glue-point draw:id="7" svg:x="-3.791cm" svg:y="0cm" draw:escape-direction="left"/>
          <draw:glue-point draw:id="8" svg:x="-4.141cm" svg:y="2.5cm" draw:escape-direction="left"/>
          <draw:glue-point draw:id="9" svg:x="-4.483cm" svg:y="3.75cm" draw:escape-direction="left"/>
          <draw:glue-point draw:id="10" svg:x="-5cm" svg:y="5cm" draw:escape-direction="left"/>
          <draw:glue-point draw:id="11" svg:x="5cm" svg:y="0cm"/>
          <draw:glue-point draw:id="12" svg:x="-3.891cm" svg:y="-1.25cm" draw:escape-direction="left"/>
          <draw:glue-point draw:id="13" svg:x="-3.891cm" svg:y="1.25cm" draw:escape-direction="left"/>
          <draw:path draw:style-name="ゲート" draw:layer="layout" svg:width="0.999cm" svg:height="0.799cm" svg:x="17.435cm" svg:y="10.235cm" svg:viewBox="0 0 1000 800" svg:d="M0 0h400c400 0 600 400 600 400 0 0-200 400-600 400h-400c0 0 145-200 145-400s-145-400-145-400z">
            <text:p/>
          </draw:path>
          <draw:circle draw:style-name="ゲート" draw:layer="layout" svg:width="0.2cm" svg:height="0.2cm" svg:x="18.435cm" svg:y="10.535cm">
            <text:p/>
          </draw:circle>
        </draw:g>
        <draw:g>
          <draw:polygon draw:style-name="ゲート" draw:layer="layout" svg:width="0.399cm" svg:height="0.199cm" svg:x="20.035cm" svg:y="10.535cm" svg:viewBox="0 0 400 200" draw:points="0,0 0,200 300,200 400,100 300,0">
            <text:p/>
          </draw:polygon>
          <draw:rect draw:style-name="gr3" draw:text-style-name="P2" draw:layer="layout" svg:width="0.4cm" svg:height="0.4cm" svg:x="20.035cm" svg:y="10.435cm">
            <text:p/>
          </draw:rect>
        </draw:g>
        <draw:frame draw:style-name="gr44" draw:text-style-name="P22" draw:layer="layout" svg:width="1.2cm" svg:height="0.8cm" svg:x="20.435cm" svg:y="10.235cm">
          <draw:text-box>
            <text:p><text:span text:style-name="T25">out</text:span></text:p>
          </draw:text-box>
        </draw:frame>
        <draw:line draw:style-name="配線" draw:layer="layout" svg:x1="18.635cm" svg:y1="10.635cm" svg:x2="20.035cm" svg:y2="10.635cm">
          <text:p/>
        </draw:line>
        <draw:g>
          <draw:polygon draw:style-name="ゲート" draw:layer="layout" svg:width="0.599cm" svg:height="0.799cm" svg:x="9.835cm" svg:y="9.235cm" svg:viewBox="0 0 600 800" draw:points="0,0 0,800 600,400">
            <text:p/>
          </draw:polygon>
          <draw:circle draw:style-name="ゲート" draw:layer="layout" svg:width="0.2cm" svg:height="0.2cm" svg:x="10.435cm" svg:y="9.535cm">
            <text:p/>
          </draw:circle>
        </draw:g>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HG Mincho Light J1" svg:font-family="'HG Mincho Light J'" style:font-pitch="variable" style:font-charset="x-symbol"/>
    <style:font-face style:name="HG Mincho Light J2" svg:font-family="'HG Mincho Light J'" style:font-family-generic="roman" style:font-pitch="variable" style:font-charset="x-symbol"/>
    <style:font-face style:name="Liberation Sans1" svg:font-family="'Liberation Sans'" style:font-family-generic="roman" style:font-pitch="variable" style:font-charset="x-symbol"/>
    <style:font-face style:name="Symbol" svg:font-family="Symbol" style:font-family-generic="roman" style:font-pitch="variable" style:font-charset="x-symbol"/>
    <style:font-face style:name="Thorndale1" svg:font-family="Thorndale" style:font-family-generic="roman" style:font-pitch="variable" style:font-charset="x-symbol"/>
    <style:font-face style:name="HG Mincho Light J" svg:font-family="'HG Mincho Light J'" style:font-pitch="variable"/>
    <style:font-face style:name="Lucidasans" svg:font-family="Lucidasans"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游ゴシック" svg:font-family="游ゴシック"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hatch draw:name="Hatching_20_91" draw:display-name="Hatching 9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Dot" draw:style="rect" draw:dots1="1" draw:dots1-length="100%" draw:distance="100%"/>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Thorndale" fo:font-size="24pt" fo:language="en" fo:country="US" style:font-name-asian="HG Mincho Light J" style:font-size-asian="24pt" style:language-asian="ja" style:country-asian="JP" style:font-name-complex="Lucidasans"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配線" style:family="graphic" style:parent-style-name="standard">
      <style:graphic-properties draw:stroke-dash="Dashed_20__28_var_29__20_1" svg:stroke-width="0.04cm" svg:stroke-color="#000000" draw:marker-start-width="0.38cm" draw:marker-end-width="0.38cm" draw:fill="none" draw:fill-gradient-name="Gradient_20_10" draw:fill-hatch-name="Hatching_20_91" draw:fill-image-name="Bitmape_20_1" draw:fill-image-width="0cm" draw:fill-image-height="0cm" draw:textarea-horizontal-align="center" draw:textarea-vertical-align="middle"/>
      <style:paragraph-properties fo:text-align="center"/>
    </style:style>
    <style:style style:name="ゲート" style:family="graphic" style:parent-style-name="standard">
      <style:graphic-properties draw:stroke-dash="Dashed_20__28_var_29__20_1" svg:stroke-width="0.04cm" svg:stroke-color="#000000" draw:marker-start-width="0.38cm" draw:marker-end-width="0.38cm" draw:fill="solid" draw:fill-color="#ffffff" draw:fill-gradient-name="Gradient_20_10" draw:fill-hatch-name="Hatching_20_91" draw:fill-image-name="Bitmape_20_1" draw:fill-image-width="0cm" draw:fill-image-height="0cm" draw:textarea-horizontal-align="center" draw:textarea-vertical-align="middle"/>
      <style:paragraph-properties fo:text-align="center"/>
    </style:style>
  </office:styles>
  <office:automatic-styles>
    <style:page-layout style:name="PM0">
      <style:page-layout-properties fo:margin-top="0.635cm" fo:margin-bottom="0.665cm" fo:margin-left="0.635cm" fo:margin-right="0.66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circui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4.2$Windows_X86_64 LibreOffice_project/3d775be2011f3886db32dfd395a6a6d1ca2630ff</meta:generator>
    <meta:creation-date>2021-05-02T18:08:11.795000000</meta:creation-date>
    <dc:language>en-US</dc:language>
    <meta:editing-cycles>12</meta:editing-cycles>
    <meta:editing-duration>PT21H55M53S</meta:editing-duration>
    <dc:date>2021-05-09T00:30:02.273000000</dc:date>
    <meta:document-statistic meta:object-count="625"/>
    <meta:user-defined meta:name="Info 1"/>
    <meta:user-defined meta:name="Info 2"/>
    <meta:user-defined meta:name="Info 3"/>
    <meta:user-defined meta:name="Info 4"/>
  </office:meta>
</office:document-meta>
</file>